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t's dark inside the castle.</text:p>
      <text:p text:style-name="Standard"/>
      <text:p text:style-name="Standard">Maybe you can reach to see something with your flashlight...</text:p>
      <text:p text:style-name="Standard"/>
      <text:p text:style-name="Standard"/>
      <text:p text:style-name="Standard">🕵 @🏰:~ $ </text:p>
      <text:p text:style-name="Standard">🎒 <text:s/>🔦 <text:s/>🗣 <text:s text:c="2"/>🚶 <text:s/>💬 <text:s/>✋ <text:s/></text:p>
      <text:p text:style-name="Standard">🕵 @🏰:~ $ </text:p>
      <text:p text:style-name="Standard">🎒 <text:s/>🔦 <text:s/>🗣 <text:s text:c="2"/>🚶 <text:s/>💬 <text:s/>✋ <text:s/></text:p>
      <text:p text:style-name="Standard">🕵 @🏰:~ $ flashlight</text:p>
      <text:p text:style-name="Standard">-bash: flashlight: command not found</text:p>
      <text:p text:style-name="Standard">🕵 @🏰:~ $ 🔦</text:p>
      <text:p text:style-name="Standard">🤵 <text:s/>🚪 <text:s/>🛎</text:p>
      <text:p text:style-name="Standard">🕵 @🏰:~ $ 🤵</text:p>
      <text:p text:style-name="Standard">Looks like a steward, try to talk to him with 💬 🤵</text:p>
      <text:p text:style-name="Standard">🕵 @🏰:~ $ 💬🤵</text:p>
      <text:p text:style-name="Standard">-bash: 💬🤵: command not found</text:p>
      <text:p text:style-name="Standard">🕵 @🏰:~ $ 💬 🤵</text:p>
      <text:p text:style-name="Standard"/>
      <text:p text:style-name="Standard"><text:s/>🤵 MIKE THE STEWARD:</text:p>
      <text:p text:style-name="Standard"><text:s/>Good Evening, sir. You must be Inspector Shell.</text:p>
      <text:p text:style-name="Standard"><text:s/>Welcome to Villa Feristela. It's the perfect hotel for our spooky guests.</text:p>
      <text:p text:style-name="Standard"><text:s/>We're so pleased to have you. We've been waiting.</text:p>
      <text:p text:style-name="Standard"/>
      <text:p text:style-name="Standard"><text:s/>Sorry for the inconvenience. We lost the lights last night because of the storm.</text:p>
      <text:p text:style-name="Standard"><text:s/>At least you brought a flashlight!</text:p>
      <text:p text:style-name="Standard"/>
      <text:p text:style-name="Standard"><text:s/>PRESS ENTER TO CONTINUE READING</text:p>
      <text:p text:style-name="Standard"/>
      <text:p text:style-name="Standard"><text:s/>🤵 MIKE THE STEWARD:</text:p>
      <text:p text:style-name="Standard"><text:s/>The lights weren't the only thing that got lost last night.</text:p>
      <text:p text:style-name="Standard"><text:s/>Someone took advantage of the blackout and stole one of Miss Navi's most precious belongings.</text:p>
      <text:p text:style-name="Standard"/>
      <text:p text:style-name="Standard"><text:s/>Could you please help us find that extremely valuable... thing?</text:p>
      <text:p text:style-name="Standard"><text:s/>The other guests are upstairs in their rooms. You can walk through </text:p>
      <text:p text:style-name="Standard"><text:s/>that door if you want to interrogate them. You might want to talk with Miss </text:p>
      <text:p text:style-name="Standard"><text:s/>Navi first. You can find her in room 101.</text:p>
      <text:p text:style-name="Standard"/>
      <text:p text:style-name="Standard">🧚 NAVI THE FAIRY:</text:p>
      <text:p text:style-name="Standard"><text:s/>Oh Inspector Shell! Thank goodness you are here!</text:p>
      <text:p text:style-name="Standard"><text:s/>Last night... Something terrible happened... </text:p>
      <text:p text:style-name="Standard"><text:s/>When the lights went out.</text:p>
      <text:p text:style-name="Standard"/>
      <text:p text:style-name="Standard"><text:s/>My beloved little... em...</text:p>
      <text:p text:style-name="Standard"><text:s/>My most valuable belonging was stolen!</text:p>
      <text:p text:style-name="Standard"/>
      <text:p text:style-name="Standard"><text:s/>You've got to help me..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, your precious belonging is...</text:p>
      <text:p text:style-name="Standard"><text:soft-page-break/></text:p>
      <text:p text:style-name="Standard"><text:s/>🧚 NAVI THE FAIRY:</text:p>
      <text:p text:style-name="Standard"><text:s/>Em... It's a secret, I can't tell you. But you have to help me!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, how do you want me to find something if I don't know what I'm looking for?</text:p>
      <text:p text:style-name="Standard"/>
      <text:p text:style-name="Standard"><text:s/>🧚 NAVI THE FAIRY:</text:p>
      <text:p text:style-name="Standard"><text:s/>You're famous for being best detective worldwide. I'm sure you can do it! hehehe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/>
      <text:p text:style-name="Standard"><text:s/>🧚 NAVI THE FAIRY:</text:p>
      <text:p text:style-name="Standard"><text:s/>Great! Please, take my unique four-leaf clover as a present.</text:p>
      <text:p text:style-name="Standard"><text:s/>It will bring you good luck!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At least tell me when you saw it last, or give me any clues you might have.</text:p>
      <text:p text:style-name="Standard"/>
      <text:p text:style-name="Standard"><text:s/>🧚 NAVI THE FAIRY:</text:p>
      <text:p text:style-name="Standard"><text:s/>You could talk with Avery the Mage. She has a magic crystal ball.</text:p>
      <text:p text:style-name="Standard"><text:s/>She is in room 102. Maybe she'll use her powers to help us.</text:p>
      <text:p text:style-name="Standard"/>
      <text:p text:style-name="Standard">🧙 AVERY THE MAGE:</text:p>
      <text:p text:style-name="Standard"><text:s/>Heyyyyy! You must be Inspector Shell!</text:p>
      <text:p text:style-name="Standard"><text:s/>I'm Avery the Mage. It's a pleasure to find some humans here.</text:p>
      <text:p text:style-name="Standard"><text:s/>Don't say a word. You came here because that drama queen</text:p>
      <text:p text:style-name="Standard"><text:s/>Miss Navi ask you to, didn't you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Drama queen?</text:p>
      <text:p text:style-name="Standard"><text:s/>🧙 AVERY THE MAGE:</text:p>
      <text:p text:style-name="Standard"><text:s/>Yes. She came here this morning asking to use my crystal ball</text:p>
      <text:p text:style-name="Standard"><text:s/>and she didn't even tell me what she was going to use it for.</text:p>
      <text:p text:style-name="Standard"><text:s/>She probably just wanted to find her car keys, like everyone else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he's looking for a precious possession she lost. Can your magic ball find it?</text:p>
      <text:p text:style-name="Standard"><text:s/>🧙 AVERY THE MAGE:</text:p>
      <text:p text:style-name="Standard"><text:s/>Sure it can! You can find any lost object with it! </text:p>
      <text:p text:style-name="Standard"><text:soft-page-break/><text:s/>🕵 INSPECTOR SHELL:</text:p>
      <text:p text:style-name="Standard"><text:s/>Why don't you let her use it for a moment?</text:p>
      <text:p text:style-name="Standard"><text:s/>🧙 AVERY THE MAGE:</text:p>
      <text:p text:style-name="Standard"><text:s/>I'm the only one who can use it. And it's not cheap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 how much does it cost?</text:p>
      <text:p text:style-name="Standard"><text:s/>🧙 AVERY THE MAGE:</text:p>
      <text:p text:style-name="Standard"><text:s/>I'm not interested in money, I just need some ingredients </text:p>
      <text:p text:style-name="Standard"><text:s/>to prepare some barely legal potions. Can you bring me </text:p>
      <text:p text:style-name="Standard"><text:s/>an intact healthy brain, 400 ml of blood, some batteries,</text:p>
      <text:p text:style-name="Standard"><text:s/>a cookie and a cup of coffee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Cookies and coffee?</text:p>
      <text:p text:style-name="Standard"><text:s/>🧙 AVERY THE MAGE:</text:p>
      <text:p text:style-name="Standard"><text:s/>Mmm. Yes, I'm a little hungry</text:p>
      <text:p text:style-name="Standard"><text:s/>🕵 INSPECTOR SHELL:</text:p>
      <text:p text:style-name="Standard"><text:s/>Okay. I'll do my best</text:p>
      <text:p text:style-name="Standard"/>
      <text:p text:style-name="Standard"><text:s/>👻 JOEY THE GHOST:</text:p>
      <text:p text:style-name="Standard"><text:s/>Hey Inspector Shell! I'm Joey the Ghost!</text:p>
      <text:p text:style-name="Standard"><text:s/>Is that a flashlight?!</text:p>
      <text:p text:style-name="Standard"><text:s/>Can you help me find my ring? It just fell off my hand here</text:p>
      <text:p text:style-name="Standard"><text:s/>in the room. It must be close, but I can't find it without any light. 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👻 JOEY THE GHOST:</text:p>
      <text:p text:style-name="Standard"><text:s/>Thank you Inspector!</text:p>
      <text:p text:style-name="Standard"><text:s/>🕵 INSPECTOR SHELL:</text:p>
      <text:p text:style-name="Standard"><text:s/>Wait a minute. How can you wear rings if you don't have fingers?</text:p>
      <text:p text:style-name="Standard"><text:s/>👻 JOEY THE GHOST:</text:p>
      <text:p text:style-name="Standard"><text:s/>Hehehe. That's why it fell off my hand. Hehehe.</text:p>
      <text:p text:style-name="Standard"/>
      <text:p text:style-name="Standard">🧜 POSEIDON THE SEA KING:</text:p>
      <text:p text:style-name="Standard"><text:s/>You, mere mortal, how you dare enter a king's room</text:p>
      <text:p text:style-name="Standard"><text:s/>without permission?</text:p>
      <text:p text:style-name="Standard"><text:s/>🕵 INSPECTOR SHELL:</text:p>
      <text:p text:style-name="Standard"><text:s/>Well, my name is Inspector Shell and...</text:p>
      <text:p text:style-name="Standard"><text:s/>🧜 POSEIDON THE SEA KING:</text:p>
      <text:p text:style-name="Standard"><text:s/>Are you a detective? Don't make me laugh, you don't even</text:p>
      <text:p text:style-name="Standard"><text:s/>have a magnifying glass!</text:p>
      <text:p text:style-name="Standard"/>
      <text:p text:style-name="Standard"><text:s/>PRESS ENTER TO CONTINUE READING</text:p>
      <text:p text:style-name="Standard"/>
      <text:p text:style-name="Standard"><text:soft-page-break/><text:s/>🕵 INSPECTOR SHELL:</text:p>
      <text:p text:style-name="Standard"><text:s/>Are you a king? I don't see a crown.</text:p>
      <text:p text:style-name="Standard"><text:s/>🧜 POSEIDON THE SEA KING:</text:p>
      <text:p text:style-name="Standard"><text:s/>Unfortunately, my crown went missing during the blackout last night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Hm... I see. I'm investigating another theft at this hotel.</text:p>
      <text:p text:style-name="Standard"><text:s/>I'll let you know if I find anything.</text:p>
      <text:p text:style-name="Standard"><text:s/>🧜 POSEIDON THE SEA KING:</text:p>
      <text:p text:style-name="Standard"><text:s/>Okay. Thanks.</text:p>
      <text:p text:style-name="Standard"/>
      <text:p text:style-name="Standard">🧟 ELLIOTT THE ZOMBIE:</text:p>
      <text:p text:style-name="Standard"><text:s/>Hey dude. Do you like riddles?</text:p>
      <text:p text:style-name="Standard"><text:s/>🕵 INSPECTOR SHELL:</text:p>
      <text:p text:style-name="Standard"><text:s/>Hello. My name is Inspector Shell and I'm investigating a theft</text:p>
      <text:p text:style-name="Standard"><text:s/>here in the hotel.</text:p>
      <text:p text:style-name="Standard"><text:s/>🧟 ELLIOTT THE ZOMBIE:</text:p>
      <text:p text:style-name="Standard"><text:s/>Awesome. So you like riddles, eh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Yes. Where were you last night? What were you doing?</text:p>
      <text:p text:style-name="Standard"><text:s/>🧟 ELLIOTT THE ZOMBIE:</text:p>
      <text:p text:style-name="Standard"><text:s/>I was here solving riddles. Can you help me with this one?</text:p>
      <text:p text:style-name="Standard"><text:s/>I've tried eating more brains, but I still can't solve it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🧟 ELLIOTT THE ZOMBIE:</text:p>
      <text:p text:style-name="Standard"><text:s/>Okay so here is the riddle.</text:p>
      <text:p text:style-name="Standard"><text:s text:c="4"/>I went to the zombie market to buy some food to throw</text:p>
      <text:p text:style-name="Standard"><text:s text:c="4"/>the perfect zombie party. I bought X brains.</text:p>
      <text:p text:style-name="Standard"><text:s text:c="4"/>If I divide them between 2 zombies there will be 1 remaining brains.</text:p>
      <text:p text:style-name="Standard"><text:s text:c="4"/>If I divide them between 3 zombies there will be 2 remaining brains.</text:p>
      <text:p text:style-name="Standard"><text:s text:c="4"/>If I divide them between 4 zombies there will be 3 remaining brains.</text:p>
      <text:p text:style-name="Standard"><text:s text:c="4"/>If I divide them between 5 zombies there will be 4 remaining brains.</text:p>
      <text:p text:style-name="Standard"><text:s text:c="4"/>If I divide them between 6 zombies there will be 5 remaining brains.</text:p>
      <text:p text:style-name="Standard"><text:s text:c="4"/>But if I divide them between 7 zombies there won't be any brains left!</text:p>
      <text:p text:style-name="Standard"><text:s text:c="4"/>Do you know the minimum number X of brains I bought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🧟 ELLIOTT THE ZOMBIE:</text:p>
      <text:p text:style-name="Standard"><text:s/>If you figure out the solution, please just tell it directly to me.</text:p>
      <text:p text:style-name="Standard"/>
      <text:p text:style-name="Standard"><text:soft-page-break/>🕵 @🏰:~/🚪/🚪105 $ 🗣 119|🧟</text:p>
      <text:p text:style-name="Standard"/>
      <text:p text:style-name="Standard"><text:s/>🧟 ELLIOTT THE ZOMBIE:</text:p>
      <text:p text:style-name="Standard"><text:s/>WWWOOOWWW!!! That really is the solution! You're really smart!!</text:p>
      <text:p text:style-name="Standard"><text:s/>You must be hungry. Please, take this brain as a sign of my gratitude</text:p>
      <text:p text:style-name="Standard"><text:s/>🕵 INSPECTOR SHELL:</text:p>
      <text:p text:style-name="Standard"><text:s/>Em... Thanks.</text:p>
      <text:p text:style-name="Standard"/>
      <text:p text:style-name="Standard"><text:s/>You picked up the brain and put it in your bag.</text:p>
      <text:p text:style-name="Standard"/>
      <text:p text:style-name="Standard">🧛 LANDRY THE VAMPIRE:</text:p>
      <text:p text:style-name="Standard"><text:s/>Roses are red, violets are blue... hmm</text:p>
      <text:p text:style-name="Standard"><text:s/>🕵 INSPECTOR SHELL:</text:p>
      <text:p text:style-name="Standard"><text:s/>Hello??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Hey, sorry, I'm writing some poetry. Wait a second, are you a detective?</text:p>
      <text:p text:style-name="Standard"><text:s/>I don't know anything about any crimes that might have happened during the blackout.</text:p>
      <text:p text:style-name="Standard"><text:s/>🕵 INSPECTOR SHELL:</text:p>
      <text:p text:style-name="Standard"><text:s/>Sure. Where were you last night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I spent all night writing poetry for my beloved.</text:p>
      <text:p text:style-name="Standard"><text:s/>I wrote down a perfect rhyme for my poem somewhere, but now I can't find it.</text:p>
      <text:p text:style-name="Standard"><text:s/>I was so inspired I can't remember where I wrote it down...</text:p>
      <text:p text:style-name="Standard"><text:s/>🕵 INSPECTOR SHELL:</text:p>
      <text:p text:style-name="Standard"><text:s/>Sure. What about that crown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It's not mine and I have no idea what it's doing here. Take it if you want.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Please, help me finish my poem. You can read it.</text:p>
      <text:p text:style-name="Standard"><text:s/>It's written on that scroll! If you get any ideas</text:p>
      <text:p text:style-name="Standard"><text:s/>just talk to me again.</text:p>
      <text:p text:style-name="Standard"><text:s/>🕵 INSPECTOR SHELL:</text:p>
      <text:p text:style-name="Standard"><text:s/>…</text:p>
      <text:p text:style-name="Standard"/>
      <text:p text:style-name="Standard">🤖 SHILOH THE ROBOT:</text:p>
      <text:p text:style-name="Standard"><text:s/>Greetings human. My name is Shiloh</text:p>
      <text:p text:style-name="Standard"><text:s/>🕵 INSPECTOR SHELL:</text:p>
      <text:p text:style-name="Standard"><text:s/>Hello, I'm Inspector Shell and I'm going after a thief.</text:p>
      <text:p text:style-name="Standard"><text:soft-page-break/><text:s/>Can I ask you a few questions?</text:p>
      <text:p text:style-name="Standard"><text:s/>🤖 SHILOH THE ROBOT:</text:p>
      <text:p text:style-name="Standard"><text:s/>Affirmative</text:p>
      <text:p text:style-name="Standard"><text:s/>🕵 INSPECTOR SHELL:</text:p>
      <text:p text:style-name="Standard"><text:s/>Where were you last night?</text:p>
      <text:p text:style-name="Standard"><text:s/>🤖 SHILOH THE ROBOT:</text:p>
      <text:p text:style-name="Standard"><text:s/>Let me fetch it from my GPS log.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* Beep *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* Beep * GPS SYSTEM MALFUNCTIONING * Beep *</text:p>
      <text:p text:style-name="Standard"><text:s/>🕵 INSPECTOR SHELL:</text:p>
      <text:p text:style-name="Standard"><text:s/>Are you okay?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Sorry Inspector Shell. My GPS system has an error.</text:p>
      <text:p text:style-name="Standard"><text:s/>I can't fetch the requested data right now.</text:p>
      <text:p text:style-name="Standard"><text:s/>🕵 INSPECTOR SHELL:</text:p>
      <text:p text:style-name="Standard"><text:s/>Can't you remember where you were last night?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Remember? I can't do that. But if I knew the error code</text:p>
      <text:p text:style-name="Standard"><text:s/>maybe I could fix my GPS malfunction.</text:p>
      <text:p text:style-name="Standard"><text:s/>If you help me find my exit code, I'll be able to give you</text:p>
      <text:p text:style-name="Standard"><text:s/>the data you requested.</text:p>
      <text:p text:style-name="Standard"><text:s/>🕵 INSPECTOR SHELL:</text:p>
      <text:p text:style-name="Standard"><text:s/>Help you find what?</text:p>
      <text:p text:style-name="Standard"/>
      <text:p text:style-name="Standard"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👑: Poseidon's lost crown that you found in Landry's room.</text:p>
      <text:p text:style-name="Standard"/>
      <text:p text:style-name="Standard">🕵 @🏰:~/🚪/🚪104 $ 💬 🧜</text:p>
      <text:p text:style-name="Standard"/>
      <text:p text:style-name="Standard"><text:s/>🧜 POSEIDON THE SEA KING:</text:p>
      <text:p text:style-name="Standard"><text:s/>Oh! That's my crown! Thank you Inspector!</text:p>
      <text:p text:style-name="Standard"><text:s/>Now that I have my crown, I'm a real king again.</text:p>
      <text:p text:style-name="Standard"><text:s/>Take this magnifying glass as a gift so you can become a real detective!</text:p>
      <text:p text:style-name="Standard"/>
      <text:p text:style-name="Standard"><text:soft-page-break/><text:s/>You got a magnifying glass. Use it to read objects up close.</text:p>
      <text:p text:style-name="Standard"/>
      <text:p text:style-name="Standard"><text:s/>@🏰:~/🚪 $ 🔎 📋</text:p>
      <text:p text:style-name="Standard">VILLA FERISTELA TABLE ANNOUNCEMENT</text:p>
      <text:p text:style-name="Standard"/>
      <text:p text:style-name="Standard"><text:s/>· TODAY SET MENU AT THE RESTAURANT</text:p>
      <text:p text:style-name="Standard"><text:s text:c="4"/>STARTER: <text:s text:c="4"/>Veggie worms with avocado</text:p>
      <text:p text:style-name="Standard"><text:s text:c="4"/>MAIN DISH: <text:s text:c="2"/>Centaur steak</text:p>
      <text:p text:style-name="Standard"><text:s text:c="4"/>DESSERT: <text:s text:c="4"/>Medusa cake</text:p>
      <text:p text:style-name="Standard"/>
      <text:p text:style-name="Standard"/>
      <text:p text:style-name="Standard"><text:s/>· HOTEL RULES</text:p>
      <text:p text:style-name="Standard"><text:s text:c="4"/>1. Be kind to other spooky guests.</text:p>
      <text:p text:style-name="Standard"><text:s text:c="4"/>2. Be especially tidy in the restroom. We only have one!</text:p>
      <text:p text:style-name="Standard">3. Pets are totally prohibited.</text:p>
      <text:p text:style-name="Standard"/>
      <text:p text:style-name="Standard">🕵 @🏰:~/🚪/🚪🚾 $ 🔎 🧻</text:p>
      <text:p text:style-name="Standard">ROSES ARE RED</text:p>
      <text:p text:style-name="Standard">VIOLETS ARE BLUE</text:p>
      <text:p text:style-name="Standard">YOU STOLE MY HEART YOU HAVE SUGAR EYES</text:p>
      <text:p text:style-name="Standard">(doesn't rhyme...)</text:p>
      <text:p text:style-name="Standard"/>
      <text:p text:style-name="Standard">ROSES ARE RED</text:p>
      <text:p text:style-name="Standard">VIOLETS ARE BLUE</text:p>
      <text:p text:style-name="Standard">I'VE LEARNED THE FULL MEANING OF SHARING AND CARING AND HAVING MY DREAMS ALL COME TRUE I'VE LEARNED THE FULL MEANING OF BEING IN LOVE BY BEING AND LOVING WITH YOU</text:p>
      <text:p text:style-name="Standard">(too long...)</text:p>
      <text:p text:style-name="Standard"/>
      <text:p text:style-name="Standard">ROSES ARE RED</text:p>
      <text:p text:style-name="Standard">VIOLETS ARE BLUE</text:p>
      <text:p text:style-name="Standard">LOOK AT THIS CROWN I STOLE IT FOR YOU</text:p>
      <text:p text:style-name="Standard"/>
      <text:p text:style-name="Standard"><text:s/>🧛 LANDRY THE VAMPIRE:</text:p>
      <text:p text:style-name="Standard"><text:s/>I wrote down a perfect rhyme for my poem somewhere, but now I can't find it.</text:p>
      <text:p text:style-name="Standard"><text:s/>Do you have any idea? Don't be shy! What last line would you add?</text:p>
      <text:p text:style-name="Standard"><text:s/>SUGGEST A LAST LINE FOR THE POEM: LOOK AT THIS CROWN I STOLE IT FOR YOU</text:p>
      <text:p text:style-name="Standard"/>
      <text:p text:style-name="Standard"><text:s/>🕵 INSPECTOR SHELL:</text:p>
      <text:p text:style-name="Standard"><text:s/>What about <text:s/>"LOOK AT THIS CROWN I STOLE IT FOR YOU"?</text:p>
      <text:p text:style-name="Standard"/>
      <text:p text:style-name="Standard"><text:s/>🧛 LANDRY THE VAMPIRE:</text:p>
      <text:p text:style-name="Standard"><text:s/>Wow! That's an amazing rhyme! Although being purely fictional, as I would never steal a crown.</text:p>
      <text:p text:style-name="Standard"><text:s/>I'm sure this work of art will make Avery, or someone I mean, fall in love with me!</text:p>
      <text:p text:style-name="Standard"><text:s/>You must be hungry. Please, have some blood as a sign of my gratitude</text:p>
      <text:p text:style-name="Standard"><text:s/>🕵 INSPECTOR SHELL:</text:p>
      <text:p text:style-name="Standard"><text:s/>Em... Thanks.</text:p>
      <text:p text:style-name="Standard"/>
      <text:p text:style-name="Standard"><text:s/>You picked up the blood and put it in your bag.</text:p>
      <text:p text:style-name="Standard"/>
      <text:p text:style-name="Standard">👻 JOEY THE GHOST:</text:p>
      <text:p text:style-name="Standard"><text:s/>Oh! That's my ring! Thank you Inspector!</text:p>
      <text:p text:style-name="Standard"><text:soft-page-break/></text:p>
      <text:p text:style-name="Standard"><text:s/>You gave Joey the ring.</text:p>
      <text:p text:style-name="Standard"/>
      <text:p text:style-name="Standard"><text:s/>👻 JOEY THE GHOST:</text:p>
      <text:p text:style-name="Standard"><text:s/>You must be hungry. Please, take this cookie as a sign of my gratitude</text:p>
      <text:p text:style-name="Standard"/>
      <text:p text:style-name="Standard"><text:s/>You picked up Joey's cookie and put it in your bag.</text:p>
      <text:p text:style-name="Standard"/>
      <text:p text:style-name="Standard"/>
      <text:p text:style-name="Standard"><text:s/>🤖 SHILOH THE ROBOT:</text:p>
      <text:p text:style-name="Standard"><text:s/>* Beep * ERROR CODE 242 - TODO FIX THIS BUG * Beep * <text:s/></text:p>
      <text:p text:style-name="Standard"><text:s/>* Beep * Rare bug. Reboot to fix. <text:s text:c="10"/>* Beep * <text:s/></text:p>
      <text:p text:style-name="Standard"><text:s/>* Beep * Rebooting... <text:s text:c="22"/>* Beep * <text:s/></text:p>
      <text:p text:style-name="Standard"><text:s/>According to my data, I've been in this room for 45 days.</text:p>
      <text:p text:style-name="Standard"><text:s/>🕵 INSPECTOR SHELL:</text:p>
      <text:p text:style-name="Standard"><text:s/>Can I trust that information?</text:p>
      <text:p text:style-name="Standard"><text:s/>🤖 SHILOH THE ROBOT:</text:p>
      <text:p text:style-name="Standard"><text:s/>I cannot lie. All I have is data. </text:p>
      <text:p text:style-name="Standard"><text:s/>You must be hungry. Please, take a battery as a sign of my gratitude</text:p>
      <text:p text:style-name="Standard"><text:s/>🕵 INSPECTOR SHELL:</text:p>
      <text:p text:style-name="Standard"><text:s/>Em... Thanks.</text:p>
      <text:p text:style-name="Standard"/>
      <text:p text:style-name="Standard"><text:s/>You picked up the battery and put it in your bag.</text:p>
      <text:p text:style-name="Standard"/>
      <text:p text:style-name="Standard">🧞 FINNLEY THE GENIE:</text:p>
      <text:p text:style-name="Standard"><text:s/>... zZz ...</text:p>
      <text:p text:style-name="Standard"><text:s/>🕵 INSPECTOR SHELL:</text:p>
      <text:p text:style-name="Standard"><text:s/>Hello?</text:p>
      <text:p text:style-name="Standard"><text:s/>🧞 FINNLEY THE GENIE:</text:p>
      <text:p text:style-name="Standard"><text:s/>Hm... Did I fall asleep? Oh my, this is so embarrassing!</text:p>
      <text:p text:style-name="Standard"><text:s/>Excuse me. Can't you see there's no bed in this room!</text:p>
      <text:p text:style-name="Standard"><text:s/>The hotel staff forgot to bring me an oil lamp so </text:p>
      <text:p text:style-name="Standard"><text:s/>I haven't slept for two days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Oh my! That's horrible! I'm Inspector Shell and I'm investigating</text:p>
      <text:p text:style-name="Standard"><text:s/>a theft that happened last night and I'd like to ask you some questions</text:p>
      <text:p text:style-name="Standard"><text:s/>🧞 FINNLEY THE GENIE:</text:p>
      <text:p text:style-name="Standard"><text:s/>... zZz ...</text:p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><text:soft-page-break/>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>VILLA FERISTELA TABLE ANNOUNCEMENT</text:p>
      <text:p text:style-name="Standard"/>
      <text:p text:style-name="Standard"><text:s/>· TODAY SET MENU AT THE RESTAURANT</text:p>
      <text:p text:style-name="Standard"><text:s text:c="4"/>STARTER: <text:s text:c="4"/>Veggie worms with avocado</text:p>
      <text:p text:style-name="Standard"><text:s text:c="4"/>MAIN DISH: <text:s text:c="2"/>Centaur steak</text:p>
      <text:p text:style-name="Standard"><text:s text:c="4"/>DESSERT: <text:s text:c="4"/>Medusa cake</text:p>
      <text:p text:style-name="Standard"/>
      <text:p text:style-name="Standard"/>
      <text:p text:style-name="Standard"><text:s/>· HOTEL RULES</text:p>
      <text:p text:style-name="Standard"><text:s text:c="4"/>1. Be kind to other spooky guests.</text:p>
      <text:p text:style-name="Standard"><text:s text:c="4"/>2. Be especially tidy in the restroom. We only have one!</text:p>
      <text:p text:style-name="Standard">3. Pets are totally prohibited.</text:p>
      <text:p text:style-name="Standard"><text:s/>You have the following objects in your bag:</text:p>
      <text:p text:style-name="Standard"><text:s text:c="2"/>🔋: A battery, Shiloh's favorite meal.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🍪: A cookie, Joey's favorite meal.</text:p>
      <text:p text:style-name="Standard"><text:s text:c="2"/>💉: Blood, Landry's favorite meal.</text:p>
      <text:p text:style-name="Standard"/>
      <text:p text:style-name="Standard">🕵 @🏰:~/🚪/🚪🚾 $ mv</text:p>
      <text:p text:style-name="Standard">-bash: mv: command not found</text:p>
      <text:p text:style-name="Standard">🕵 @🏰:~/🚪/🚪🚾 $ ren</text:p>
      <text:p text:style-name="Standard">-bash: ren: command not found</text:p>
      <text:p text:style-name="Standard">🕵 @🏰:~/🚪/🚪🚾 $ </text:p>
      <text:p text:style-name="Standard"><text:soft-page-break/>🔎 <text:s/>🎒 <text:s/>🔦 <text:s/>🗣 <text:s text:c="2"/>🚶 <text:s/>💬 <text:s/>✋ <text:s/></text:p>
      <text:p text:style-name="Standard">🕵 @🏰:~/🚪/🚪🚾 $ 🪔</text:p>
      <text:p text:style-name="Standard">-bash: $'\360\237\252\224': command not found</text:p>
      <text:p text:style-name="Standard">🕵 @🏰:~/🚪/🚪🚾 $ <text:s/>✋ 🕳/🪔</text:p>
      <text:p text:style-name="Standard">-bash: 🕳/🪔: No such file or directory</text:p>
      <text:p text:style-name="Standard">🕵 @🏰:~/🚪/🚪🚾 $ ✋ 🕳/ *</text:p>
      <text:p text:style-name="Standard">-bash: 🕳/*: No such file or directory</text:p>
      <text:p text:style-name="Standard">🕵 @🏰:~/🚪/🚪🚾 $ ✋ 🕳/**</text:p>
      <text:p text:style-name="Standard">-bash: 🕳/**: No such file or directory</text:p>
      <text:p text:style-name="Standard">🕵 @🏰:~/🚪/🚪🚾 $ ✋ 🕳</text:p>
      <text:p text:style-name="Standard">-bash: 🕳: command not found</text:p>
      <text:p text:style-name="Standard">🕵 @🏰:~/🚪/🚪🚾 $ ✋ 🕳/*</text:p>
      <text:p text:style-name="Standard">-bash: 🕳/*: No such file or directory</text:p>
      <text:p text:style-name="Standard">🕵 @🏰:~/🚪/🚪🚾 $ 🚶 ..</text:p>
      <text:p text:style-name="Standard">🕵 @🏰:~/🚪 $ 🚶 🚪108</text:p>
      <text:p text:style-name="Standard">🕵 @🏰:~/🚪/🚪108 $ mkdir</text:p>
      <text:p text:style-name="Standard">-bash: mkdir: command not found</text:p>
      <text:p text:style-name="Standard">🕵 @🏰:~/🚪/🚪108 $ ✋ ../🚪🚾/🕳</text:p>
      <text:p text:style-name="Standard">-bash: ../🚪🚾/🕳: Is a directory</text:p>
      <text:p text:style-name="Standard">🕵 @🏰:~/🚪/🚪108 $ 🔦</text:p>
      <text:p text:style-name="Standard">🧞</text:p>
      <text:p text:style-name="Standard">🕵 @🏰:~/🚪/🚪108 $ 🧞 ../🚪🚾/🕳</text:p>
      <text:p text:style-name="Standard">It's Finnley the genie.</text:p>
      <text:p text:style-name="Standard">🕵 @🏰:~/🚪/🚪108 $ <text:s text:c="3"/>../🚪🚾/🕳</text:p>
      <text:p text:style-name="Standard">It's Finnley the genie.</text:p>
      <text:p text:style-name="Standard">🕵 @🏰:~/🚪/🚪108 $ 🗣 ../🚪🚾/🕳|🧞</text:p>
      <text:p text:style-name="Standard">It's Finnley the genie.</text:p>
      <text:p text:style-name="Standard">🕵 @🏰:~/🚪/🚪108 $ 🗣 🔦</text:p>
      <text:p text:style-name="Standard">🧞</text:p>
      <text:p text:style-name="Standard">🕵 @🏰:~/🚪/🚪108 $ 🔦 ../🚪🚾/🕳</text:p>
      <text:p text:style-name="Standard">🔦: cannot open directory '../🚪🚾/🕳': Permission denied</text:p>
      <text:p text:style-name="Standard">🕵 @🏰:~/🚪/🚪108 $ 🔦 ../🚪🚾/🕳/*</text:p>
      <text:p text:style-name="Standard">🔦: cannot access '../🚪🚾/🕳/*': No such file or directory</text:p>
      <text:p text:style-name="Standard">🕵 @🏰:~/🚪/🚪108 $ 🔦 -la</text:p>
      <text:p text:style-name="Standard"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8 $ mkdir</text:p>
      <text:p text:style-name="Standard">-bash: mkdir: command not found</text:p>
      <text:p text:style-name="Standard">🕵 @🏰:~/🚪/🚪108 $ 🎒 🧞</text:p>
      <text:p text:style-name="Standard">That's not how you use a bag!</text:p>
      <text:p text:style-name="Standard">🕵 @🏰:~/🚪/🚪108 $ 🚶 ..</text:p>
      <text:p text:style-name="Standard">🕵 @🏰:~/🚪🚶 🚪106</text:p>
      <text:p text:style-name="Standard">🕵 @🏰:~/🚪/🚪106 $ <text:s/>🔦 -la</text:p>
      <text:p text:style-name="Standard">total 56</text:p>
      <text:p text:style-name="Standard">-r--r--r-- <text:s/>1 castle <text:s text:c="2"/>9000 <text:s text:c="3"/>69 Apr 27 09:19 📜</text:p>
      <text:p text:style-name="Standard">---x--x--x <text:s/>1 castle castle 22784 Apr 30 12:50 🧛</text:p>
      <text:p text:style-name="Standard">dr-xr-xr-x <text:s/>2 castle castle <text:s/>4096 Apr 30 18:50 .</text:p>
      <text:p text:style-name="Standard">dr-xr-xr-x 23 castle castle <text:s/>4096 Apr 30 19:05 ..</text:p>
      <text:p text:style-name="Standard">---x--x--x <text:s/>1 castle castle 18328 Apr 30 12:50 ⚰</text:p>
      <text:p text:style-name="Standard">🕵 @🏰:~/🚪/🚪106 $ 🧞</text:p>
      <text:p text:style-name="Standard"><text:soft-page-break/>-bash: $'\360\237\247\236': command not found</text:p>
      <text:p text:style-name="Standard">🕵 @🏰:~/🚪/🚪106 $ 💬 🧞</text:p>
      <text:p text:style-name="Standard">-bash: $'\360\237\247\236': command not found</text:p>
      <text:p text:style-name="Standard">🕵 @🏰:~/🚪/🚪106 $ 🚶</text:p>
      <text:p text:style-name="Standard">🕵 @🏰:~ $ 🚶 🚪/🚪108</text:p>
      <text:p text:style-name="Standard">🕵 @🏰:~/🚪/🚪108 $ <text:s/>🧞</text:p>
      <text:p text:style-name="Standard">It's Finnley the genie.</text:p>
      <text:p text:style-name="Standard">🕵 @🏰:~/🚪/🚪108 $ <text:s/>💬 🧞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^Z</text:p>
      <text:p text:style-name="Standard"/>
      <text:p text:style-name="Standard"><text:s/>🧞 FINNLEY THE GENIE:</text:p>
      <text:p text:style-name="Standard"><text:s/>Sorry, did I fall asleep again? Thank you for waking me up so nicely.</text:p>
      <text:p text:style-name="Standard"><text:s/>You must be sleepy. Please, have a cup of coffee as a sign of my gratitude</text:p>
      <text:p text:style-name="Standard"/>
      <text:p text:style-name="Standard"><text:s/>You picked up the coffee and put it in your bag.</text:p>
      <text:p text:style-name="Standard"/>
      <text:p text:style-name="Standard"><text:s/>🧙 AVERY THE MAGE:</text:p>
      <text:p text:style-name="Standard"><text:s/>Wow! I'm so impressed you got all the ingredients.</text:p>
      <text:p text:style-name="Standard"><text:s/>And my coffee and cookies too!</text:p>
      <text:p text:style-name="Standard"><text:s/>🕵 INSPECTOR SHELL:</text:p>
      <text:p text:style-name="Standard"><text:s/>Please, now tell me where Miss Navi's secret thing is.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Okay, let me ask my magic crystal ball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Hmm.. I see...</text:p>
      <text:p text:style-name="Standard"><text:s/>🕵 INSPECTOR SHELL:</text:p>
      <text:p text:style-name="Standard"><text:s/>What do you see?!</text:p>
      <text:p text:style-name="Standard"><text:s/>🧙 AVERY THE MAGE:</text:p>
      <text:p text:style-name="Standard"><text:s/>Miss Navi's most precious belonging is...</text:p>
      <text:p text:style-name="Standard"><text:s/>🕵 INSPECTOR SHELL:</text:p>
      <text:p text:style-name="Standard"><text:s/>WHAT?!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It's a ladybird!</text:p>
      <text:p text:style-name="Standard"><text:s/>🕵 INSPECTOR SHELL:</text:p>
      <text:p text:style-name="Standard"><text:soft-page-break/><text:s/>A ladybird?</text:p>
      <text:p text:style-name="Standard"><text:s/>🧙 AVERY THE MAGE:</text:p>
      <text:p text:style-name="Standard"><text:s/>Yes, it seems like be her pet. And pets are totally prohibited in </text:p>
      <text:p text:style-name="Standard"><text:s/>Villa Feristela. That's why she didn't want to say what it was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Okay, so where is it? Who stole it?</text:p>
      <text:p text:style-name="Standard"><text:s/>🧙 AVERY THE MAGE:</text:p>
      <text:p text:style-name="Standard"><text:s/>I don't know where it is exactly. It looks like a dark wet place.</text:p>
      <text:p text:style-name="Standard"><text:s/>like a hole... Sorry but I can't see anything else.</text:p>
      <text:p text:style-name="Standard"/>
      <text:p text:style-name="Standard"/>
      <text:p text:style-name="Standard">🕵 @🏰:~/🚪/🚪🚾/🕳 $ ✋ 🔎</text:p>
      <text:p text:style-name="Standard">🕵 @🏰:~/🚪/🚪🚾/🕳 $ ./</text:p>
      <text:p text:style-name="Standard">-bash: ./: Is a directory</text:p>
      <text:p text:style-name="Standard">🕵 @🏰:~/🚪/🚪🚾/🕳 $ .*</text:p>
      <text:p text:style-name="Standard">-bash: .*: command not found</text:p>
      <text:p text:style-name="Standard">🕵 @🏰:~/🚪/🚪🚾/🕳 $ .dog</text:p>
      <text:p text:style-name="Standard">-bash: .dog: command not found</text:p>
      <text:p text:style-name="Standard">🕵 @🏰:~/🚪/🚪🚾/🕳 $ ladybird</text:p>
      <text:p text:style-name="Standard">-bash: ladybird: command not found</text:p>
      <text:p text:style-name="Standard">🕵 @🏰:~/🚪/🚪🚾/🕳 $ 🐞</text:p>
      <text:p text:style-name="Standard">It's a ladybird!</text:p>
      <text:p text:style-name="Standard">🕵 @🏰:~/🚪/🚪🚾/🕳 $ ✋ 🐞</text:p>
      <text:p text:style-name="Standard">You picked up Miss Navi's ladybird and put it in your bag.</text:p>
      <text:p text:style-name="Standard">🕵 @🏰:~/🚪/🚪🚾/🕳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🐞: A ladybird, Miss Navi most precious belonging.</text:p>
      <text:p text:style-name="Standard"/>
      <text:p text:style-name="Standard">-----------------------------</text:p>
      <text:p text:style-name="Standard">-------------------------------------</text:p>
      <text:p text:style-name="Standard">------------------------------</text:p>
      <text:p text:style-name="Standard">------------------------------</text:p>
      <text:p text:style-name="Standard"/>
      <text:p text:style-name="Standard">To run a command as administrator (user "root"), use "sudo &lt;command&gt;".</text:p>
      <text:p text:style-name="Standard">See "man sudo_root" for details.</text:p>
      <text:p text:style-name="Standard"/>
      <text:p text:style-name="Standard">luis@luis-VirtualBox:~$ ssh castle@52.49.91.111 -p 22000</text:p>
      <text:p text:style-name="Standard">The authenticity of host '[52.49.91.111]:22000 ([52.49.91.111]:22000)' can't be established.</text:p>
      <text:p text:style-name="Standard">ECDSA key fingerprint is SHA256:tpn77x5+0iodrKJ4v7ALAoIooc+bUg88nLZo4kQXnes.</text:p>
      <text:p text:style-name="Standard">Are you sure you want to continue connecting (yes/no/[fingerprint])? yes</text:p>
      <text:p text:style-name="Standard">Warning: Permanently added '[52.49.91.111]:22000' (ECDSA) to the list of known hosts.</text:p>
      <text:p text:style-name="Standard">castle@52.49.91.111's password: </text:p>
      <text:p text:style-name="Standard"/>
      <text:p text:style-name="Standard"/>
      <text:p text:style-name="Standard">It's dark inside the castle.</text:p>
      <text:p text:style-name="Standard"/>
      <text:p text:style-name="Standard">Maybe you can reach to see something with your flashlight...</text:p>
      <text:p text:style-name="Standard"><text:soft-page-break/></text:p>
      <text:p text:style-name="Standard"/>
      <text:p text:style-name="Standard">🕵 @🏰:~ $ </text:p>
      <text:p text:style-name="Standard">🎒 <text:s/>🔦 <text:s/>🗣 <text:s text:c="2"/>🚶 <text:s/>💬 <text:s/>✋ <text:s/></text:p>
      <text:p text:style-name="Standard">🕵 @🏰:~ $ </text:p>
      <text:p text:style-name="Standard">🎒 <text:s/>🔦 <text:s/>🗣 <text:s text:c="2"/>🚶 <text:s/>💬 <text:s/>✋ <text:s/></text:p>
      <text:p text:style-name="Standard">🕵 @🏰:~ $ flashlight</text:p>
      <text:p text:style-name="Standard">-bash: flashlight: command not found</text:p>
      <text:p text:style-name="Standard">🕵 @🏰:~ $ 🔦</text:p>
      <text:p text:style-name="Standard">🤵 <text:s/>🚪 <text:s/>🛎</text:p>
      <text:p text:style-name="Standard">🕵 @🏰:~ $ 🤵</text:p>
      <text:p text:style-name="Standard">Looks like a steward, try to talk to him with 💬 🤵</text:p>
      <text:p text:style-name="Standard">🕵 @🏰:~ $ 💬🤵</text:p>
      <text:p text:style-name="Standard">-bash: 💬🤵: command not found</text:p>
      <text:p text:style-name="Standard">🕵 @🏰:~ $ 💬 🤵</text:p>
      <text:p text:style-name="Standard"/>
      <text:p text:style-name="Standard"><text:s/>🤵 MIKE THE STEWARD:</text:p>
      <text:p text:style-name="Standard"><text:s/>Good Evening, sir. You must be Inspector Shell.</text:p>
      <text:p text:style-name="Standard"><text:s/>Welcome to Villa Feristela. It's the perfect hotel for our spooky guests.</text:p>
      <text:p text:style-name="Standard"><text:s/>We're so pleased to have you. We've been waiting.</text:p>
      <text:p text:style-name="Standard"/>
      <text:p text:style-name="Standard"><text:s/>Sorry for the inconvenience. We lost the lights last night because of the storm.</text:p>
      <text:p text:style-name="Standard"><text:s/>At least you brought a flashlight!</text:p>
      <text:p text:style-name="Standard"/>
      <text:p text:style-name="Standard"><text:s/>PRESS ENTER TO CONTINUE READING</text:p>
      <text:p text:style-name="Standard"/>
      <text:p text:style-name="Standard"><text:s/>🤵 MIKE THE STEWARD:</text:p>
      <text:p text:style-name="Standard"><text:s/>The lights weren't the only thing that got lost last night.</text:p>
      <text:p text:style-name="Standard"><text:s/>Someone took advantage of the blackout and stole one of Miss Navi's most precious belongings.</text:p>
      <text:p text:style-name="Standard"/>
      <text:p text:style-name="Standard"><text:s/>Could you please help us find that extremely valuable... thing?</text:p>
      <text:p text:style-name="Standard"><text:s/>The other guests are upstairs in their rooms. You can walk through </text:p>
      <text:p text:style-name="Standard"><text:s/>that door if you want to interrogate them. You might want to talk with Miss </text:p>
      <text:p text:style-name="Standard"><text:s/>Navi first. You can find her in room 101.</text:p>
      <text:p text:style-name="Standard"/>
      <text:p text:style-name="Standard">🕵 @🏰:~ $ 🔦</text:p>
      <text:p text:style-name="Standard">🤵 <text:s/>🚪 <text:s/>🛎</text:p>
      <text:p text:style-name="Standard">🕵 @🏰:~ $ 🎒</text:p>
      <text:p text:style-name="Standard">Your bag is empty</text:p>
      <text:p text:style-name="Standard">🕵 @🏰:~ $ ^C</text:p>
      <text:p text:style-name="Standard">🕵 @🏰:~ $ ^C</text:p>
      <text:p text:style-name="Standard">🕵 @🏰:~ $ 🗣</text:p>
      <text:p text:style-name="Standard"/>
      <text:p text:style-name="Standard">🕵 @🏰:~ $ 🗣 hi</text:p>
      <text:p text:style-name="Standard">hi</text:p>
      <text:p text:style-name="Standard">🕵 @🏰:~ $ 🛎</text:p>
      <text:p text:style-name="Standard">It's a bellhop bell.</text:p>
      <text:p text:style-name="Standard">🕵 @🏰:~ $ ✋ 🛎</text:p>
      <text:p text:style-name="Standard">**Ding!** - You'd better not touch this.</text:p>
      <text:p text:style-name="Standard">🕵 @🏰:~ $ 🚪</text:p>
      <text:p text:style-name="Standard">-bash: 🚪: command not found</text:p>
      <text:p text:style-name="Standard">🕵 @🏰:~ $ 🚶</text:p>
      <text:p text:style-name="Standard"><text:soft-page-break/>🕵 @🏰:~ $ 🔦</text:p>
      <text:p text:style-name="Standard">🤵 <text:s/>🚪 <text:s/>🛎</text:p>
      <text:p text:style-name="Standard">🕵 @🏰:~ $ 🚶 🚪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📋</text:p>
      <text:p text:style-name="Standard">-bash: ./📋: Permission denied</text:p>
      <text:p text:style-name="Standard">🕵 @🏰:~/🚪 $ ✋ 📋</text:p>
      <text:p text:style-name="Standard">-bash: ./📋: Permission denied</text:p>
      <text:p text:style-name="Standard">🕵 @🏰:~/🚪 $ 🔦 📋</text:p>
      <text:p text:style-name="Standard">📋</text:p>
      <text:p text:style-name="Standard">🕵 @🏰:~/🚪 $ 🚪🚾</text:p>
      <text:p text:style-name="Standard">-bash: 🚪🚾: command not found</text:p>
      <text:p text:style-name="Standard">🕵 @🏰:~/🚪 $ 🚶 🚪🚾</text:p>
      <text:p text:style-name="Standard">🕵 @🏰:~/🚪/🚪🚾 $ 🔦</text:p>
      <text:p text:style-name="Standard">🧻 <text:s/>🚽 <text:s/>🕳</text:p>
      <text:p text:style-name="Standard">🕵 @🏰:~/🚪/🚪🚾 $ 🧻</text:p>
      <text:p text:style-name="Standard">-bash: ./🧻: Permission denied</text:p>
      <text:p text:style-name="Standard">🕵 @🏰:~/🚪/🚪🚾 $ ✋ 🧻</text:p>
      <text:p text:style-name="Standard">-bash: ./🧻: Permission denied</text:p>
      <text:p text:style-name="Standard">🕵 @🏰:~/🚪/🚪🚾 $ ✋ <text:s/>🚽</text:p>
      <text:p text:style-name="Standard">You can't use this here.</text:p>
      <text:p text:style-name="Standard">🕵 @🏰:~/🚪/🚪🚾 $ ✋ 🕳</text:p>
      <text:p text:style-name="Standard">-bash: 🕳: command not found</text:p>
      <text:p text:style-name="Standard">🕵 @🏰:~/🚪/🚪🚾 $ 🕳</text:p>
      <text:p text:style-name="Standard">-bash: 🕳: command not found</text:p>
      <text:p text:style-name="Standard">🕵 @🏰:~/🚪/🚪🚾 $ 🚶</text:p>
      <text:p text:style-name="Standard">🕵 @🏰:~ $ 🔦</text:p>
      <text:p text:style-name="Standard">🤵 <text:s/>🚪 <text:s/>🛎</text:p>
      <text:p text:style-name="Standard">🕵 @🏰:~ $ 🚶 🚪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🚪101</text:p>
      <text:p text:style-name="Standard">🕵 @🏰:~/🚪/🚪101 $ 🔦</text:p>
      <text:p text:style-name="Standard">🍄 <text:s/>🍀 <text:s/>🧚</text:p>
      <text:p text:style-name="Standard">🕵 @🏰:~/🚪/🚪101 $ 💬 🧚</text:p>
      <text:p text:style-name="Standard"/>
      <text:p text:style-name="Standard"><text:s/>🧚 NAVI THE FAIRY:</text:p>
      <text:p text:style-name="Standard"><text:s/>Oh Inspector Shell! Thank goodness you are here!</text:p>
      <text:p text:style-name="Standard"><text:s/>Last night... Something terrible happened... </text:p>
      <text:p text:style-name="Standard"><text:s/>When the lights went out.</text:p>
      <text:p text:style-name="Standard"/>
      <text:p text:style-name="Standard"><text:s/>My beloved little... em...</text:p>
      <text:p text:style-name="Standard"><text:s/>My most valuable belonging was stolen!</text:p>
      <text:p text:style-name="Standard"/>
      <text:p text:style-name="Standard"><text:s/>You've got to help me..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, your precious belonging is...</text:p>
      <text:p text:style-name="Standard"/>
      <text:p text:style-name="Standard"><text:soft-page-break/><text:s/>🧚 NAVI THE FAIRY:</text:p>
      <text:p text:style-name="Standard"><text:s/>Em... It's a secret, I can't tell you. But you have to help me!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, how do you want me to find something if I don't know what I'm looking for?</text:p>
      <text:p text:style-name="Standard"/>
      <text:p text:style-name="Standard"><text:s/>🧚 NAVI THE FAIRY:</text:p>
      <text:p text:style-name="Standard"><text:s/>You're famous for being best detective worldwide. I'm sure you can do it! hehehe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/>
      <text:p text:style-name="Standard"><text:s/>🧚 NAVI THE FAIRY:</text:p>
      <text:p text:style-name="Standard"><text:s/>Great! Please, take my unique four-leaf clover as a present.</text:p>
      <text:p text:style-name="Standard"><text:s/>It will bring you good luck!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At least tell me when you saw it last, or give me any clues you might have.</text:p>
      <text:p text:style-name="Standard"/>
      <text:p text:style-name="Standard"><text:s/>🧚 NAVI THE FAIRY:</text:p>
      <text:p text:style-name="Standard"><text:s/>You could talk with Avery the Mage. She has a magic crystal ball.</text:p>
      <text:p text:style-name="Standard"><text:s/>She is in room 102. Maybe she'll use her powers to help us.</text:p>
      <text:p text:style-name="Standard"/>
      <text:p text:style-name="Standard">🕵 @🏰:~/🚪/🚪101 $ ✋ 🍀</text:p>
      <text:p text:style-name="Standard">You picked up Miss Navi's four-leaf clover and put it in your bag.</text:p>
      <text:p text:style-name="Standard">🕵 @🏰:~/🚪/🚪101 $ 🍀</text:p>
      <text:p text:style-name="Standard">-bash: 🍀: command not found</text:p>
      <text:p text:style-name="Standard">🕵 @🏰:~/🚪/🚪101 $ 🍄</text:p>
      <text:p text:style-name="Standard">It's a mushroom. It looks like someone sleeps there.</text:p>
      <text:p text:style-name="Standard">🕵 @🏰:~/🚪/🚪101 $ 💬 ^C</text:p>
      <text:p text:style-name="Standard">🕵 @🏰:~/🚪/🚪101 $ 💬 🍄</text:p>
      <text:p text:style-name="Standard">You can't use this here.</text:p>
      <text:p text:style-name="Standard">🕵 @🏰:~/🚪/🚪101 $ ✋ 🍄</text:p>
      <text:p text:style-name="Standard">You can't use this here.</text:p>
      <text:p text:style-name="Standard">🕵 @🏰:~/🚪/🚪101 $ 🚶 🚪</text:p>
      <text:p text:style-name="Standard">-bash: cd: 🚪: No such file or directory</text:p>
      <text:p text:style-name="Standard">🕵 @🏰:~/🚪/🚪101 $ 🚶..</text:p>
      <text:p text:style-name="Standard">-bash: 🚶..: command not found</text:p>
      <text:p text:style-name="Standard">🕵 @🏰:~/🚪/🚪101 $ 🚶 ..</text:p>
      <text:p text:style-name="Standard">🕵 @🏰:~/🚪 $ 🚶 🚪102</text:p>
      <text:p text:style-name="Standard">🕵 @🏰:~/🚪/🚪102 $ 🔦</text:p>
      <text:p text:style-name="Standard">🧙 <text:s/>🛏 <text:s/>🔮</text:p>
      <text:p text:style-name="Standard">🕵 @🏰:~/🚪/🚪102 $ 💬 🧙</text:p>
      <text:p text:style-name="Standard"/>
      <text:p text:style-name="Standard"><text:s/>🧙 AVERY THE MAGE:</text:p>
      <text:p text:style-name="Standard"><text:soft-page-break/><text:s/>Heyyyyy! You must be Inspector Shell!</text:p>
      <text:p text:style-name="Standard"><text:s/>I'm Avery the Mage. It's a pleasure to find some humans here.</text:p>
      <text:p text:style-name="Standard"><text:s/>Don't say a word. You came here because that drama queen</text:p>
      <text:p text:style-name="Standard"><text:s/>Miss Navi ask you to, didn't you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Drama queen?</text:p>
      <text:p text:style-name="Standard"><text:s/>🧙 AVERY THE MAGE:</text:p>
      <text:p text:style-name="Standard"><text:s/>Yes. She came here this morning asking to use my crystal ball</text:p>
      <text:p text:style-name="Standard"><text:s/>and she didn't even tell me what she was going to use it for.</text:p>
      <text:p text:style-name="Standard"><text:s/>She probably just wanted to find her car keys, like everyone else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he's looking for a precious possession she lost. Can your magic ball find it?</text:p>
      <text:p text:style-name="Standard"><text:s/>🧙 AVERY THE MAGE:</text:p>
      <text:p text:style-name="Standard"><text:s/>Sure it can! You can find any lost object with it! </text:p>
      <text:p text:style-name="Standard"><text:s/>🕵 INSPECTOR SHELL:</text:p>
      <text:p text:style-name="Standard"><text:s/>Why don't you let her use it for a moment?</text:p>
      <text:p text:style-name="Standard"><text:s/>🧙 AVERY THE MAGE:</text:p>
      <text:p text:style-name="Standard"><text:s/>I'm the only one who can use it. And it's not cheap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So how much does it cost?</text:p>
      <text:p text:style-name="Standard"><text:s/>🧙 AVERY THE MAGE:</text:p>
      <text:p text:style-name="Standard"><text:s/>I'm not interested in money, I just need some ingredients </text:p>
      <text:p text:style-name="Standard"><text:s/>to prepare some barely legal potions. Can you bring me </text:p>
      <text:p text:style-name="Standard"><text:s/>an intact healthy brain, 400 ml of blood, some batteries,</text:p>
      <text:p text:style-name="Standard"><text:s/>a cookie and a cup of coffee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Cookies and coffee?</text:p>
      <text:p text:style-name="Standard"><text:s/>🧙 AVERY THE MAGE:</text:p>
      <text:p text:style-name="Standard"><text:s/>Mmm. Yes, I'm a little hungry</text:p>
      <text:p text:style-name="Standard"><text:s/>🕵 INSPECTOR SHELL:</text:p>
      <text:p text:style-name="Standard"><text:s/>Okay. I'll do my best</text:p>
      <text:p text:style-name="Standard"/>
      <text:p text:style-name="Standard">🕵 @🏰:~/🚪/🚪102 $ <text:s/>🔦</text:p>
      <text:p text:style-name="Standard">🧙 <text:s/>🛏 <text:s/>🔮</text:p>
      <text:p text:style-name="Standard">🕵 @🏰:~/🚪/🚪102 $ 🛏</text:p>
      <text:p text:style-name="Standard">It's just a bed.</text:p>
      <text:p text:style-name="Standard">🕵 @🏰:~/🚪/🚪102 $ 🔮</text:p>
      <text:p text:style-name="Standard">It's a crystal ball. It must have some kind of magic power</text:p>
      <text:p text:style-name="Standard">🕵 @🏰:~/🚪/🚪102 $ ✋ 🔮</text:p>
      <text:p text:style-name="Standard">You can't use this here.</text:p>
      <text:p text:style-name="Standard"><text:soft-page-break/>🕵 @🏰:~/🚪/🚪102 $ <text:s/>🚶 ..</text:p>
      <text:p text:style-name="Standard">🕵 @🏰:~/🚪 $ <text:s/>🚶 🚪103</text:p>
      <text:p text:style-name="Standard">🕵 @🏰:~/🚪/🚪103 $ 🔦</text:p>
      <text:p text:style-name="Standard">👻 <text:s/>⚱</text:p>
      <text:p text:style-name="Standard">🕵 @🏰:~/🚪/🚪103 $ 👻</text:p>
      <text:p text:style-name="Standard">It's a ghost.</text:p>
      <text:p text:style-name="Standard">🕵 @🏰:~/🚪/🚪103 $ ⚱</text:p>
      <text:p text:style-name="Standard">It's an urn of ashes. It looks like someone sleeps in there.</text:p>
      <text:p text:style-name="Standard">🕵 @🏰:~/🚪/🚪103 $ 💬 👻</text:p>
      <text:p text:style-name="Standard"/>
      <text:p text:style-name="Standard"><text:s/>👻 JOEY THE GHOST:</text:p>
      <text:p text:style-name="Standard"><text:s/>Hey Inspector Shell! I'm Joey the Ghost!</text:p>
      <text:p text:style-name="Standard"><text:s/>Is that a flashlight?!</text:p>
      <text:p text:style-name="Standard"><text:s/>Can you help me find my ring? It just fell off my hand here</text:p>
      <text:p text:style-name="Standard"><text:s/>in the room. It must be close, but I can't find it without any light. 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👻 JOEY THE GHOST:</text:p>
      <text:p text:style-name="Standard"><text:s/>Thank you Inspector!</text:p>
      <text:p text:style-name="Standard"><text:s/>🕵 INSPECTOR SHELL:</text:p>
      <text:p text:style-name="Standard"><text:s/>Wait a minute. How can you wear rings if you don't have fingers?</text:p>
      <text:p text:style-name="Standard"><text:s/>👻 JOEY THE GHOST:</text:p>
      <text:p text:style-name="Standard"><text:s/>Hehehe. That's why it fell off my hand. Hehehe.</text:p>
      <text:p text:style-name="Standard"/>
      <text:p text:style-name="Standard">🕵 @🏰:~/🚪/🚪103 $ 🔦</text:p>
      <text:p text:style-name="Standard">👻 <text:s/>⚱</text:p>
      <text:p text:style-name="Standard">🕵 @🏰:~/🚪/🚪103 $ 🔦 👻</text:p>
      <text:p text:style-name="Standard">👻</text:p>
      <text:p text:style-name="Standard">🕵 @🏰:~/🚪/🚪103 $ 🔦 ⚱</text:p>
      <text:p text:style-name="Standard">⚱</text:p>
      <text:p text:style-name="Standard">🕵 @🏰:~/🚪/🚪103 $ ✋ ⚱</text:p>
      <text:p text:style-name="Standard">You can't use this here.</text:p>
      <text:p text:style-name="Standard">🕵 @🏰:~/🚪/🚪103 $ 🔦 🚪103</text:p>
      <text:p text:style-name="Standard">🔦: cannot access '🚪103': No such file or directory</text:p>
      <text:p text:style-name="Standard">🕵 @🏰:~/🚪/🚪103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/>
      <text:p text:style-name="Standard">🕵 @🏰:~/🚪/🚪103 $ ✋ 🍀</text:p>
      <text:p text:style-name="Standard">-bash: 🍀: command not found</text:p>
      <text:p text:style-name="Standard">🕵 @🏰:~/🚪/🚪103 $ ✋ 🎒 🍀</text:p>
      <text:p text:style-name="Standard">That's not how you use a bag!</text:p>
      <text:p text:style-name="Standard">🕵 @🏰:~/🚪/🚪103 $ ✋ 🍀 👻</text:p>
      <text:p text:style-name="Standard">-bash: 🍀: command not found</text:p>
      <text:p text:style-name="Standard">🕵 @🏰:~/🚪/🚪103 $ 🍀 👻</text:p>
      <text:p text:style-name="Standard">-bash: 🍀: command not found</text:p>
      <text:p text:style-name="Standard">🕵 @🏰:~/🚪/🚪103 $ 🎒 🍀</text:p>
      <text:p text:style-name="Standard">That's not how you use a bag!</text:p>
      <text:p text:style-name="Standard"><text:soft-page-break/>🕵 @🏰:~/🚪/🚪103 $ 🔦 👻</text:p>
      <text:p text:style-name="Standard">👻</text:p>
      <text:p text:style-name="Standard">🕵 @🏰:~/🚪/🚪103 $ 🔦 🍀</text:p>
      <text:p text:style-name="Standard">🔦: cannot access '🍀': No such file or directory</text:p>
      <text:p text:style-name="Standard">🕵 @🏰:~/🚪/🚪103 $ 🚶..</text:p>
      <text:p text:style-name="Standard">-bash: 🚶..: command not found</text:p>
      <text:p text:style-name="Standard">🕵 @🏰:~/🚪/🚪103 $ 🚶 ..</text:p>
      <text:p text:style-name="Standard">🕵 @🏰:~/🚪 $ 🚶 🚪103</text:p>
      <text:p text:style-name="Standard">🕵 @🏰:~/🚪/🚪103 $ 🔦</text:p>
      <text:p text:style-name="Standard">👻 <text:s/>⚱</text:p>
      <text:p text:style-name="Standard">🕵 @🏰:~/🚪/🚪103 $ 🔦|👻</text:p>
      <text:p text:style-name="Standard">It's Joey the ghost.</text:p>
      <text:p text:style-name="Standard">🕵 @🏰:~/🚪/🚪103 $ 👻</text:p>
      <text:p text:style-name="Standard">It's Joey the ghost.</text:p>
      <text:p text:style-name="Standard">🕵 @🏰:~/🚪/🚪103 $ 👻|🔦</text:p>
      <text:p text:style-name="Standard">👻 <text:s/>⚱</text:p>
      <text:p text:style-name="Standard">🕵 @🏰:~/🚪/🚪103 $ 🚶 ..</text:p>
      <text:p text:style-name="Standard">🕵 @🏰:~/🚪 $ 🚶 🚪104</text:p>
      <text:p text:style-name="Standard">🕵 @🏰:~/🚪/🚪104 $ 🔦</text:p>
      <text:p text:style-name="Standard">🐚 <text:s/>🧜</text:p>
      <text:p text:style-name="Standard">🕵 @🏰:~/🚪/🚪104 $ 🐚</text:p>
      <text:p text:style-name="Standard">It's huge spiral shell. It looks like someone sleeps in there.</text:p>
      <text:p text:style-name="Standard">🕵 @🏰:~/🚪/🚪104 $ 🧜</text:p>
      <text:p text:style-name="Standard">It's a merperson.</text:p>
      <text:p text:style-name="Standard">🕵 @🏰:~/🚪/🚪104 $ 💬 🧜</text:p>
      <text:p text:style-name="Standard"/>
      <text:p text:style-name="Standard"><text:s/>🧜 POSEIDON THE SEA KING:</text:p>
      <text:p text:style-name="Standard"><text:s/>You, mere mortal, how you dare enter a king's room</text:p>
      <text:p text:style-name="Standard"><text:s/>without permission?</text:p>
      <text:p text:style-name="Standard"><text:s/>🕵 INSPECTOR SHELL:</text:p>
      <text:p text:style-name="Standard"><text:s/>Well, my name is Inspector Shell and...</text:p>
      <text:p text:style-name="Standard"><text:s/>🧜 POSEIDON THE SEA KING:</text:p>
      <text:p text:style-name="Standard"><text:s/>Are you a detective? Don't make me laugh, you don't even</text:p>
      <text:p text:style-name="Standard"><text:s/>have a magnifying glass!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Are you a king? I don't see a crown.</text:p>
      <text:p text:style-name="Standard"><text:s/>🧜 POSEIDON THE SEA KING:</text:p>
      <text:p text:style-name="Standard"><text:s/>Unfortunately, my crown went missing during the blackout last night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Hm... I see. I'm investigating another theft at this hotel.</text:p>
      <text:p text:style-name="Standard"><text:s/>I'll let you know if I find anything.</text:p>
      <text:p text:style-name="Standard"><text:s/>🧜 POSEIDON THE SEA KING:</text:p>
      <text:p text:style-name="Standard"><text:s/>Okay. Thanks.</text:p>
      <text:p text:style-name="Standard"/>
      <text:p text:style-name="Standard">🕵 @🏰:~/🚪/🚪104 $ <text:s text:c="2"/>🚶 ..</text:p>
      <text:p text:style-name="Standard">🕵 @🏰:~/🚪 $ <text:s text:c="2"/>🚶 🚪105</text:p>
      <text:p text:style-name="Standard"><text:soft-page-break/>🕵 @🏰:~/🚪/🚪105 $ <text:s text:c="2"/>🔦</text:p>
      <text:p text:style-name="Standard">🕸 <text:s/>🧟</text:p>
      <text:p text:style-name="Standard">🕵 @🏰:~/🚪/🚪105 $ 🕸</text:p>
      <text:p text:style-name="Standard">It's a spider web. It looks like someone sleeps in there.</text:p>
      <text:p text:style-name="Standard">🕵 @🏰:~/🚪/🚪105 $ 🧟</text:p>
      <text:p text:style-name="Standard">It's a zombie.</text:p>
      <text:p text:style-name="Standard">🕵 @🏰:~/🚪/🚪105 $ <text:s/>💬 <text:s/>🧟</text:p>
      <text:p text:style-name="Standard"/>
      <text:p text:style-name="Standard"><text:s/>🧟 ELLIOTT THE ZOMBIE:</text:p>
      <text:p text:style-name="Standard"><text:s/>Hey dude. Do you like riddles?</text:p>
      <text:p text:style-name="Standard"><text:s/>🕵 INSPECTOR SHELL:</text:p>
      <text:p text:style-name="Standard"><text:s/>Hello. My name is Inspector Shell and I'm investigating a theft</text:p>
      <text:p text:style-name="Standard"><text:s/>here in the hotel.</text:p>
      <text:p text:style-name="Standard"><text:s/>🧟 ELLIOTT THE ZOMBIE:</text:p>
      <text:p text:style-name="Standard"><text:s/>Awesome. So you like riddles, eh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Yes. Where were you last night? What were you doing?</text:p>
      <text:p text:style-name="Standard"><text:s/>🧟 ELLIOTT THE ZOMBIE:</text:p>
      <text:p text:style-name="Standard"><text:s/>I was here solving riddles. Can you help me with this one?</text:p>
      <text:p text:style-name="Standard"><text:s/>I've tried eating more brains, but I still can't solve it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🧟 ELLIOTT THE ZOMBIE:</text:p>
      <text:p text:style-name="Standard"><text:s/>Okay so here is the riddle.</text:p>
      <text:p text:style-name="Standard"><text:s text:c="4"/>I went to the zombie market to buy some food to throw</text:p>
      <text:p text:style-name="Standard"><text:s text:c="4"/>the perfect zombie party. I bought X brains.</text:p>
      <text:p text:style-name="Standard"><text:s text:c="4"/>If I divide them between 2 zombies there will be 1 remaining brains.</text:p>
      <text:p text:style-name="Standard"><text:s text:c="4"/>If I divide them between 3 zombies there will be 2 remaining brains.</text:p>
      <text:p text:style-name="Standard"><text:s text:c="4"/>If I divide them between 4 zombies there will be 3 remaining brains.</text:p>
      <text:p text:style-name="Standard"><text:s text:c="4"/>If I divide them between 5 zombies there will be 4 remaining brains.</text:p>
      <text:p text:style-name="Standard"><text:s text:c="4"/>If I divide them between 6 zombies there will be 5 remaining brains.</text:p>
      <text:p text:style-name="Standard"><text:s text:c="4"/>But if I divide them between 7 zombies there won't be any brains left!</text:p>
      <text:p text:style-name="Standard"><text:s text:c="4"/>Do you know the minimum number X of brains I bought?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...</text:p>
      <text:p text:style-name="Standard"><text:s/>🧟 ELLIOTT THE ZOMBIE:</text:p>
      <text:p text:style-name="Standard"><text:s/>If you figure out the solution, please just tell it directly to me.</text:p>
      <text:p text:style-name="Standard"/>
      <text:p text:style-name="Standard">🕵 @🏰:~/🚪/🚪105 $ 🗣 119</text:p>
      <text:p text:style-name="Standard">119</text:p>
      <text:p text:style-name="Standard">🕵 @🏰:~/🚪/🚪105 $ 🗣 119 🧟</text:p>
      <text:p text:style-name="Standard">119 🧟</text:p>
      <text:p text:style-name="Standard">🕵 @🏰:~/🚪/🚪105 $ 🔦</text:p>
      <text:p text:style-name="Standard"><text:soft-page-break/>🕸 <text:s/>🧟</text:p>
      <text:p text:style-name="Standard">🕵 @🏰:~/🚪/🚪105 $ 🗣 🧟 119</text:p>
      <text:p text:style-name="Standard">It's Elliott the zombie.</text:p>
      <text:p text:style-name="Standard">🕵 @🏰:~/🚪/🚪105 $ 119</text:p>
      <text:p text:style-name="Standard">-bash: 119: command not found</text:p>
      <text:p text:style-name="Standard">🕵 @🏰:~/🚪/🚪105 $ <text:s/>🗣 <text:s text:c="5"/>🗣 </text:p>
      <text:p text:style-name="Standard">🕵 @🏰:~/🚪/🚪105 $ 💬 🧟</text:p>
      <text:p text:style-name="Standard"/>
      <text:p text:style-name="Standard"><text:s/>🧟 ELLIOTT THE ZOMBIE:</text:p>
      <text:p text:style-name="Standard"><text:s/>Okay so here is the riddle.</text:p>
      <text:p text:style-name="Standard"><text:s text:c="4"/>I went to the zombie market to buy some food to throw</text:p>
      <text:p text:style-name="Standard"><text:s text:c="4"/>the perfect zombie party. I bought X brains.</text:p>
      <text:p text:style-name="Standard"><text:s text:c="4"/>If I divide them between 2 zombies there will be 1 remaining brain.</text:p>
      <text:p text:style-name="Standard"><text:s text:c="4"/>If I divide them between 3 zombies there will be 2 remaining brains.</text:p>
      <text:p text:style-name="Standard"><text:s text:c="4"/>If I divide them between 4 zombies there will be 3 remaining brains.</text:p>
      <text:p text:style-name="Standard"><text:s text:c="4"/>If I divide them between 5 zombies there will be 4 remaining brains.</text:p>
      <text:p text:style-name="Standard"><text:s text:c="4"/>If I divide them between 6 zombies there will be 5 remaining brains.</text:p>
      <text:p text:style-name="Standard"><text:s text:c="4"/>But if I divide them between 7 zombies there won't be any brains left!</text:p>
      <text:p text:style-name="Standard"><text:s text:c="4"/>Do you know the minimum number X of brains I bought?</text:p>
      <text:p text:style-name="Standard"><text:s/>If you figure out the solution, please just tell it directly to me.</text:p>
      <text:p text:style-name="Standard"/>
      <text:p text:style-name="Standard"/>
      <text:p text:style-name="Standard">🕵 @🏰:~/🚪/🚪105 $ 🧟 119</text:p>
      <text:p text:style-name="Standard">It's Elliott the zombie.</text:p>
      <text:p text:style-name="Standard">🕵 @🏰:~/🚪/🚪105 $ <text:s/>💬 🧟 119</text:p>
      <text:p text:style-name="Standard"/>
      <text:p text:style-name="Standard"><text:s/>🧟 ELLIOTT THE ZOMBIE:</text:p>
      <text:p text:style-name="Standard"><text:s/>Okay so here is the riddle.</text:p>
      <text:p text:style-name="Standard"><text:s text:c="4"/>I went to the zombie market to buy some food to throw</text:p>
      <text:p text:style-name="Standard"><text:s text:c="4"/>the perfect zombie party. I bought X brains.</text:p>
      <text:p text:style-name="Standard"><text:s text:c="4"/>If I divide them between 2 zombies there will be 1 remaining brain.</text:p>
      <text:p text:style-name="Standard"><text:s text:c="4"/>If I divide them between 3 zombies there will be 2 remaining brains.</text:p>
      <text:p text:style-name="Standard"><text:s text:c="4"/>If I divide them between 4 zombies there will be 3 remaining brains.</text:p>
      <text:p text:style-name="Standard"><text:s text:c="4"/>If I divide them between 5 zombies there will be 4 remaining brains.</text:p>
      <text:p text:style-name="Standard"><text:s text:c="4"/>If I divide them between 6 zombies there will be 5 remaining brains.</text:p>
      <text:p text:style-name="Standard"><text:s text:c="4"/>But if I divide them between 7 zombies there won't be any brains left!</text:p>
      <text:p text:style-name="Standard"><text:s text:c="4"/>Do you know the minimum number X of brains I bought?</text:p>
      <text:p text:style-name="Standard"><text:s/>If you figure out the solution, please just tell it directly to me.</text:p>
      <text:p text:style-name="Standard"/>
      <text:p text:style-name="Standard"/>
      <text:p text:style-name="Standard">🕵 @🏰:~/🚪/🚪105 $ 🗣 119|🧟</text:p>
      <text:p text:style-name="Standard"/>
      <text:p text:style-name="Standard"><text:s/>🧟 ELLIOTT THE ZOMBIE:</text:p>
      <text:p text:style-name="Standard"><text:s/>WWWOOOWWW!!! That really is the solution! You're really smart!!</text:p>
      <text:p text:style-name="Standard"><text:s/>You must be hungry. Please, take this brain as a sign of my gratitude</text:p>
      <text:p text:style-name="Standard"><text:s/>🕵 INSPECTOR SHELL:</text:p>
      <text:p text:style-name="Standard"><text:s/>Em... Thanks.</text:p>
      <text:p text:style-name="Standard"/>
      <text:p text:style-name="Standard"><text:s/>You picked up the brain and put it in your bag.</text:p>
      <text:p text:style-name="Standard"/>
      <text:p text:style-name="Standard">🕵 @🏰:~/🚪/🚪105 $ 🗣 119</text:p>
      <text:p text:style-name="Standard">11</text:p>
      <text:p text:style-name="Standard"><text:soft-page-break/>🕵 @🏰:~/🚪/🚪105 $ 🗣 119</text:p>
      <text:p text:style-name="Standard">119</text:p>
      <text:p text:style-name="Standard">🕵 @🏰:~/🚪/🚪105 $ ✋ 🔦</text:p>
      <text:p text:style-name="Standard">🕸 <text:s/>🧟</text:p>
      <text:p text:style-name="Standard">🕵 @🏰:~/🚪/🚪105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/>
      <text:p text:style-name="Standard">🕵 @🏰:~/🚪/🚪105 $ 🧠</text:p>
      <text:p text:style-name="Standard">-bash: $'\360\237\247\240': command not found</text:p>
      <text:p text:style-name="Standard">🕵 @🏰:~/🚪/🚪105 $ 🚶 ..</text:p>
      <text:p text:style-name="Standard">🕵 @🏰:~/🚪 $ 🚶 🚪106</text:p>
      <text:p text:style-name="Standard">🕵 @🏰:~/🚪/🚪106 $ 🔦</text:p>
      <text:p text:style-name="Standard">👑 <text:s/>🧛 <text:s/>📜 <text:s/>⚰</text:p>
      <text:p text:style-name="Standard">🕵 @🏰:~/🚪/🚪106 $ 👑</text:p>
      <text:p text:style-name="Standard">It's a crown.</text:p>
      <text:p text:style-name="Standard">🕵 @🏰:~/🚪/🚪106 $ 🧛</text:p>
      <text:p text:style-name="Standard">It's a vampire.</text:p>
      <text:p text:style-name="Standard">🕵 @🏰:~/🚪/🚪106 $ 📜</text:p>
      <text:p text:style-name="Standard">-bash: ./📜: Permission denied</text:p>
      <text:p text:style-name="Standard">🕵 @🏰:~/🚪/🚪106 $ ⚰</text:p>
      <text:p text:style-name="Standard">It's a coffin. It looks like someone sleeps in there.</text:p>
      <text:p text:style-name="Standard">🕵 @🏰:~/🚪/🚪106 $ 💬 ^C</text:p>
      <text:p text:style-name="Standard">🕵 @🏰:~/🚪/🚪106 $ 💬 🧛</text:p>
      <text:p text:style-name="Standard"/>
      <text:p text:style-name="Standard"><text:s/>🧛 LANDRY THE VAMPIRE:</text:p>
      <text:p text:style-name="Standard"><text:s/>Roses are red, violets are blue... hmm</text:p>
      <text:p text:style-name="Standard"><text:s/>🕵 INSPECTOR SHELL:</text:p>
      <text:p text:style-name="Standard"><text:s/>Hello??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Hey, sorry, I'm writing some poetry. Wait a second, are you a detective?</text:p>
      <text:p text:style-name="Standard"><text:s/>I don't know anything about any crimes that might have happened during the blackout.</text:p>
      <text:p text:style-name="Standard"><text:s/>🕵 INSPECTOR SHELL:</text:p>
      <text:p text:style-name="Standard"><text:s/>Sure. Where were you last night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I spent all night writing poetry for my beloved.</text:p>
      <text:p text:style-name="Standard"><text:s/>I wrote down a perfect rhyme for my poem somewhere, but now I can't find it.</text:p>
      <text:p text:style-name="Standard"><text:s/>I was so inspired I can't remember where I wrote it down...</text:p>
      <text:p text:style-name="Standard"><text:s/>🕵 INSPECTOR SHELL:</text:p>
      <text:p text:style-name="Standard"><text:s/>Sure. What about that crown?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oft-page-break/><text:s/>It's not mine and I have no idea what it's doing here. Take it if you want.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🧛 LANDRY THE VAMPIRE:</text:p>
      <text:p text:style-name="Standard"><text:s/>Please, help me finish my poem. You can read it.</text:p>
      <text:p text:style-name="Standard"><text:s/>It's written on that scroll! If you get any ideas</text:p>
      <text:p text:style-name="Standard"><text:s/>just talk to me again.</text:p>
      <text:p text:style-name="Standard"><text:s/>🕵 INSPECTOR SHELL:</text:p>
      <text:p text:style-name="Standard"><text:s/>...</text:p>
      <text:p text:style-name="Standard"><text:s/></text:p>
      <text:p text:style-name="Standard">🕵 @🏰:~/🚪/🚪106 $ 🔦</text:p>
      <text:p text:style-name="Standard">👑 <text:s/>🧛 <text:s/>📜 <text:s/>⚰</text:p>
      <text:p text:style-name="Standard">🕵 @🏰:~/🚪/🚪106 $ ✋ 👑</text:p>
      <text:p text:style-name="Standard">You picked up the crown and put it in your bag.</text:p>
      <text:p text:style-name="Standard">🕵 @🏰:~/🚪/🚪106 $ ✋ 📜</text:p>
      <text:p text:style-name="Standard">-bash: ./📜: Permission denied</text:p>
      <text:p text:style-name="Standard">🕵 @🏰:~/🚪/🚪106 $ 💬 📜</text:p>
      <text:p text:style-name="Standard">-bash: ./📜: Permission denied</text:p>
      <text:p text:style-name="Standard">🕵 @🏰:~/🚪/🚪106 $ sudo 📜</text:p>
      <text:p text:style-name="Standard">-bash: sudo: command not found</text:p>
      <text:p text:style-name="Standard">🕵 @🏰:~/🚪/🚪106 $ 🕵</text:p>
      <text:p text:style-name="Standard">-bash: 🕵: command not found</text:p>
      <text:p text:style-name="Standard">🕵 @🏰:~/🚪/🚪106 $ 💬 🧛</text:p>
      <text:p text:style-name="Standard"/>
      <text:p text:style-name="Standard"><text:s/>🧛 LANDRY THE VAMPIRE:</text:p>
      <text:p text:style-name="Standard"><text:s/>I wrote down a perfect rhyme for my poem somewhere, but now I can't find it.</text:p>
      <text:p text:style-name="Standard"><text:s/>Do you have any idea? Don't be shy! What last line would you add?</text:p>
      <text:p text:style-name="Standard"><text:s/>SUGGEST A LAST LINE FOR THE POEM: </text:p>
      <text:p text:style-name="Standard"/>
      <text:p text:style-name="Standard"><text:s/>🕵 INSPECTOR SHELL:</text:p>
      <text:p text:style-name="Standard"><text:s/>What about <text:s/>""?</text:p>
      <text:p text:style-name="Standard"><text:s/>🧛 LANDRY THE VAMPIRE:</text:p>
      <text:p text:style-name="Standard"><text:s/>I don't think that's a good rhyme.</text:p>
      <text:p text:style-name="Standard"/>
      <text:p text:style-name="Standard">🕵 @🏰:~/🚪/🚪106 $ 🔦</text:p>
      <text:p text:style-name="Standard">🧛 <text:s/>📜 <text:s/>⚰</text:p>
      <text:p text:style-name="Standard">🕵 @🏰:~/🚪/🚪106 $ 🔦 📜</text:p>
      <text:p text:style-name="Standard">📜</text:p>
      <text:p text:style-name="Standard">🕵 @🏰:~/🚪/🚪106 $ 🎒 📜</text:p>
      <text:p text:style-name="Standard">That's not how you use a bag!</text:p>
      <text:p text:style-name="Standard">🕵 @🏰:~/🚪/🚪106 $ 🔦 📜|💬</text:p>
      <text:p text:style-name="Standard">🕵 @🏰:~/🚪/🚪106 $ 🔦 📜|🧛</text:p>
      <text:p text:style-name="Standard">It's Landry the vampire.</text:p>
      <text:p text:style-name="Standard">🕵 @🏰:~/🚪/🚪106 $ 🚶 ..</text:p>
      <text:p text:style-name="Standard">🕵 @🏰:~/🚪 $ 🚶 🚪107</text:p>
      <text:p text:style-name="Standard">🕵 @🏰:~/🚪/🚪107 $ <text:s/>🔦</text:p>
      <text:p text:style-name="Standard">🔌 <text:s/>🤖</text:p>
      <text:p text:style-name="Standard">🕵 @🏰:~/🚪/🚪107 $ 🔌</text:p>
      <text:p text:style-name="Standard">It's a plug. It looks like someone sleeps in there.</text:p>
      <text:p text:style-name="Standard"><text:soft-page-break/>🕵 @🏰:~/🚪/🚪107 $ 🤖</text:p>
      <text:p text:style-name="Standard">It's a robot.</text:p>
      <text:p text:style-name="Standard">🕵 @🏰:~/🚪/🚪107 $ 💬 🤖</text:p>
      <text:p text:style-name="Standard"/>
      <text:p text:style-name="Standard"><text:s/>🤖 SHILOH THE ROBOT:</text:p>
      <text:p text:style-name="Standard"><text:s/>Greetings human. My name is Shiloh</text:p>
      <text:p text:style-name="Standard"><text:s/>🕵 INSPECTOR SHELL:</text:p>
      <text:p text:style-name="Standard"><text:s/>Hello, I'm Inspector Shell and I'm going after a thief.</text:p>
      <text:p text:style-name="Standard"><text:s/>Can I ask you a few questions?</text:p>
      <text:p text:style-name="Standard"><text:s/>🤖 SHILOH THE ROBOT:</text:p>
      <text:p text:style-name="Standard"><text:s/>Affirmative</text:p>
      <text:p text:style-name="Standard"><text:s/>🕵 INSPECTOR SHELL:</text:p>
      <text:p text:style-name="Standard"><text:s/>Where were you last night?</text:p>
      <text:p text:style-name="Standard"><text:s/>🤖 SHILOH THE ROBOT:</text:p>
      <text:p text:style-name="Standard"><text:s/>Let me fetch it from my GPS log.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* Beep *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* Beep * GPS SYSTEM MALFUNCTIONING * Beep *</text:p>
      <text:p text:style-name="Standard"><text:s/>🕵 INSPECTOR SHELL:</text:p>
      <text:p text:style-name="Standard"><text:s/>Are you okay?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Sorry Inspector Shell. My GPS system has an error.</text:p>
      <text:p text:style-name="Standard"><text:s/>I can't fetch the requested data right now.</text:p>
      <text:p text:style-name="Standard"><text:s/>🕵 INSPECTOR SHELL:</text:p>
      <text:p text:style-name="Standard"><text:s/>Can't you remember where you were last night?</text:p>
      <text:p text:style-name="Standard"/>
      <text:p text:style-name="Standard"><text:s/>PRESS ENTER TO CONTINUE READING</text:p>
      <text:p text:style-name="Standard"/>
      <text:p text:style-name="Standard"><text:s/>🤖 SHILOH THE ROBOT:</text:p>
      <text:p text:style-name="Standard"><text:s/>Remember? I can't do that. But if I knew the error code</text:p>
      <text:p text:style-name="Standard"><text:s/>maybe I could fix my GPS malfunction.</text:p>
      <text:p text:style-name="Standard"><text:s/>If you help me find my exit code, I'll be able to give you</text:p>
      <text:p text:style-name="Standard"><text:s/>the data you requested.</text:p>
      <text:p text:style-name="Standard"><text:s/>🕵 INSPECTOR SHELL:</text:p>
      <text:p text:style-name="Standard"><text:s/>Help you find what?</text:p>
      <text:p text:style-name="Standard"/>
      <text:p text:style-name="Standard">🕵 @🏰:~/🚪/🚪107 $ 💬 🤖</text:p>
      <text:p text:style-name="Standard"/>
      <text:p text:style-name="Standard"><text:s/>🤖 SHILOH THE ROBOT:</text:p>
      <text:p text:style-name="Standard"><text:s/>Please, tell me my exit code so I can fix it.</text:p>
      <text:p text:style-name="Standard"><text:soft-page-break/><text:s/>* Beep *</text:p>
      <text:p text:style-name="Standard"/>
      <text:p text:style-name="Standard">🕵 @🏰:~/🚪/🚪107 $ 🗣 0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2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2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255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30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28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2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2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64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<text:soft-page-break/>🕵 @🏰:~/🚪/🚪107 $ 🗣 65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6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6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68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69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0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2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3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4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5|🤖</text:p>
      <text:p text:style-name="Standard"/>
      <text:p text:style-name="Standard"><text:soft-page-break/><text:s/>🤖 SHILOH THE ROBOT:</text:p>
      <text:p text:style-name="Standard"><text:s/>* Beep * UNKNOWN ERROR CODE</text:p>
      <text:p text:style-name="Standard"/>
      <text:p text:style-name="Standard">🕵 @🏰:~/🚪/🚪107 $ 🗣 7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8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echo $?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echo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echo|🤖</text:p>
      <text:p text:style-name="Standard">-bash: echo: command not found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echo</text:p>
      <text:p text:style-name="Standard">-bash: echo: command not found</text:p>
      <text:p text:style-name="Standard">🕵 @🏰:~/🚪/🚪107 $ echo $</text:p>
      <text:p text:style-name="Standard">-bash: echo: command not found</text:p>
      <text:p text:style-name="Standard">🕵 @🏰:~/🚪/🚪107 $ echo $?</text:p>
      <text:p text:style-name="Standard">-bash: echo: command not found</text:p>
      <text:p text:style-name="Standard">🕵 @🏰:~/🚪/🚪107 $ 🗣 24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404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1|🤖</text:p>
      <text:p text:style-name="Standard"/>
      <text:p text:style-name="Standard"><text:soft-page-break/><text:s/>🤖 SHILOH THE ROBOT:</text:p>
      <text:p text:style-name="Standard"><text:s/>* Beep * UNKNOWN ERROR CODE</text:p>
      <text:p text:style-name="Standard"/>
      <text:p text:style-name="Standard">🕵 @🏰:~/🚪/🚪107 $ 🗣 400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40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402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403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405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0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2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3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504|🤖</text:p>
      <text:p text:style-name="Standard"/>
      <text:p text:style-name="Standard"><text:s/>🤖 SHILOH THE ROBOT:</text:p>
      <text:p text:style-name="Standard"><text:s/>* Beep * UNKNOWN ERROR CODE</text:p>
      <text:p text:style-name="Standard"><text:soft-page-break/></text:p>
      <text:p text:style-name="Standard">🕵 @🏰:~/🚪/🚪107 $ 🗣 505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1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2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3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4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5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0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🚶 ..</text:p>
      <text:p text:style-name="Standard">🕵 @🏰:~/🚪 $ 🚶 🚪108</text:p>
      <text:p text:style-name="Standard">🕵 @🏰:~/🚪/🚪108 $ 🔦</text:p>
      <text:p text:style-name="Standard">🧞</text:p>
      <text:p text:style-name="Standard">🕵 @🏰:~/🚪/🚪108 $ 💬 🧞</text:p>
      <text:p text:style-name="Standard"/>
      <text:p text:style-name="Standard"><text:s/>🧞 FINNLEY THE GENIE:</text:p>
      <text:p text:style-name="Standard"><text:s/>... zZz ...</text:p>
      <text:p text:style-name="Standard"><text:s/>🕵 INSPECTOR SHELL:</text:p>
      <text:p text:style-name="Standard"><text:s/>Hello?</text:p>
      <text:p text:style-name="Standard"><text:s/>🧞 FINNLEY THE GENIE:</text:p>
      <text:p text:style-name="Standard"><text:s/>Hm... Did I fall asleep? Oh my, this is so embarrassing!</text:p>
      <text:p text:style-name="Standard"><text:s/>Excuse me. Can't you see there's no bed in this room!</text:p>
      <text:p text:style-name="Standard"><text:s/>The hotel staff forgot to bring me an oil lamp so </text:p>
      <text:p text:style-name="Standard"><text:s/>I haven't slept for two days.</text:p>
      <text:p text:style-name="Standard"/>
      <text:p text:style-name="Standard"><text:soft-page-break/><text:s/>PRESS ENTER TO CONTINUE READING</text:p>
      <text:p text:style-name="Standard"/>
      <text:p text:style-name="Standard"><text:s/>🕵 INSPECTOR SHELL:</text:p>
      <text:p text:style-name="Standard"><text:s/>Oh my! That's horrible! I'm Inspector Shell and I'm investigating</text:p>
      <text:p text:style-name="Standard"><text:s/>a theft that happened last night and I'd like to ask you some questions</text:p>
      <text:p text:style-name="Standard"><text:s/>🧞 FINNLEY THE GENIE:</text:p>
      <text:p text:style-name="Standard"><text:s/>... zZz ...</text:p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><text:soft-page-break/></text:p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oft-page-break/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oft-page-break/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><text:soft-page-break/></text:p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oft-page-break/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><text:soft-page-break/></text:p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oft-page-break/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oft-page-break/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><text:soft-page-break/>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><text:soft-page-break/></text:p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oft-page-break/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oft-page-break/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><text:soft-page-break/></text:p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oft-page-break/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><text:soft-page-break/></text:p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oft-page-break/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oft-page-break/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><text:soft-page-break/>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^C</text:p>
      <text:p text:style-name="Standard"/>
      <text:p text:style-name="Standard"><text:s/>🧞 FINNLEY THE GENIE:</text:p>
      <text:p text:style-name="Standard"><text:s/>AAAHHH!!! Was that scream really necessary? Couldn't you wake people up</text:p>
      <text:p text:style-name="Standard"><text:s/>a little more nicely?</text:p>
      <text:p text:style-name="Standard"><text:s/>... zZz ...</text:p>
      <text:p text:style-name="Standard"><text:s/>🕵 INSPECTOR SHELL:</text:p>
      <text:p text:style-name="Standard"><text:s/>...</text:p>
      <text:p text:style-name="Standard"><text:soft-page-break/></text:p>
      <text:p text:style-name="Standard">🕵 @🏰:~/🚪/🚪108 $ 💬 🧞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^C</text:p>
      <text:p text:style-name="Standard"/>
      <text:p text:style-name="Standard"><text:s/>🧞 FINNLEY THE GENIE:</text:p>
      <text:p text:style-name="Standard"><text:s/>AAAHHH!!! Was that scream really necessary? Couldn't you wake people up</text:p>
      <text:p text:style-name="Standard"><text:s/>a little more nicely?</text:p>
      <text:p text:style-name="Standard"><text:s/>... zZz ...</text:p>
      <text:p text:style-name="Standard"><text:s/>🕵 INSPECTOR SHELL:</text:p>
      <text:p text:style-name="Standard"><text:s/>...</text:p>
      <text:p text:style-name="Standard"/>
      <text:p text:style-name="Standard">🕵 @🏰:~/🚪/🚪108 $ 🚶 ..</text:p>
      <text:p text:style-name="Standard">🕵 @🏰:~/🚪 $ <text:s/>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📋</text:p>
      <text:p text:style-name="Standard">-bash: cd: 📋: Not a directory</text:p>
      <text:p text:style-name="Standard">🕵 @🏰:~/🚪 $ 🔦 📋</text:p>
      <text:p text:style-name="Standard">📋</text:p>
      <text:p text:style-name="Standard">🕵 @🏰:~/🚪 $ ✋ ^C</text:p>
      <text:p text:style-name="Standard">🕵 @🏰:~/🚪 $ <text:s/>🔦 📋|💬</text:p>
      <text:p text:style-name="Standard">🕵 @🏰:~/🚪 $ 🔦 📋|🗣</text:p>
      <text:p text:style-name="Standard"/>
      <text:p text:style-name="Standard">🕵 @🏰:~/🚪 $ 🗣 📋</text:p>
      <text:p text:style-name="Standard">📋</text:p>
      <text:p text:style-name="Standard">🕵 @🏰:~/🚪 $ <text:s/>🚶 🚪🚾</text:p>
      <text:p text:style-name="Standard">🕵 @🏰:~/🚪/🚪🚾 $ 🔦</text:p>
      <text:p text:style-name="Standard">🧻 <text:s/>🚽 <text:s/>🕳</text:p>
      <text:p text:style-name="Standard"><text:soft-page-break/>🕵 @🏰:~/🚪/🚪🚾 $ </text:p>
      <text:p text:style-name="Standard">🕵 @🏰:~/🚪/🚪🚾 $ </text:p>
      <text:p text:style-name="Standard">🎒 <text:s/>🔦 <text:s/>🗣 <text:s text:c="2"/>🚶 <text:s/>💬 <text:s/>✋ <text:s/></text:p>
      <text:p text:style-name="Standard">🕵 @🏰:~/🚪/🚪🚾 $ </text:p>
      <text:p text:style-name="Standard">🎒 <text:s/>🔦 <text:s/>🗣 <text:s text:c="2"/>🚶 <text:s/>💬 <text:s/>✋ <text:s/></text:p>
      <text:p text:style-name="Standard">🕵 @🏰:~/🚪/🚪🚾 $ 🚶 ..</text:p>
      <text:p text:style-name="Standard">🕵 @🏰:~/🚪 $ 🔦 📋&gt;🗣</text:p>
      <text:p text:style-name="Standard">-bash: 🗣: Permission denied</text:p>
      <text:p text:style-name="Standard">🕵 @🏰:~/🚪 $ 🔦 📋|🗣</text:p>
      <text:p text:style-name="Standard"/>
      <text:p text:style-name="Standard">🕵 @🏰:~/🚪 $ 🗣 &lt;📋</text:p>
      <text:p text:style-name="Standard"/>
      <text:p text:style-name="Standard">🕵 @🏰:~/🚪 $ 💬 &lt;📋</text:p>
      <text:p text:style-name="Standard">🕵 @🏰:~/🚪 $ 🗣 📋</text:p>
      <text:p text:style-name="Standard">📋</text:p>
      <text:p text:style-name="Standard">🕵 @🏰:~/🚪 $ 🗣 -?</text:p>
      <text:p text:style-name="Standard">-?</text:p>
      <text:p text:style-name="Standard">🕵 @🏰:~/🚪 $ 🗣 56</text:p>
      <text:p text:style-name="Standard">56</text:p>
      <text:p text:style-name="Standard">🕵 @🏰:~/🚪 $ 🔦 -?</text:p>
      <text:p text:style-name="Standard">🔦: invalid option -- '?'</text:p>
      <text:p text:style-name="Standard">Try '🔦 --help' for more information.</text:p>
      <text:p text:style-name="Standard">🕵 @🏰:~/🚪 $ 🔦 --help</text:p>
      <text:p text:style-name="Standard">Usage: 🔦 [OPTION]... [FILE]...</text:p>
      <text:p text:style-name="Standard">List information about the FILEs (the current directory by default).</text:p>
      <text:p text:style-name="Standard">Sort entries alphabetically if none of -cftuvSUX nor --sort is specified.</text:p>
      <text:p text:style-name="Standard"/>
      <text:p text:style-name="Standard">Mandatory arguments to long options are mandatory for short options too.</text:p>
      <text:p text:style-name="Standard"><text:s text:c="2"/>-a, --all <text:s text:c="17"/>do not ignore entries starting with .</text:p>
      <text:p text:style-name="Standard"><text:s text:c="2"/>-A, --almost-all <text:s text:c="10"/>do not list implied . and ..</text:p>
      <text:p text:style-name="Standard"><text:s text:c="6"/>--author <text:s text:c="14"/>with -l, print the author of each file</text:p>
      <text:p text:style-name="Standard"><text:s text:c="2"/>-b, --escape <text:s text:c="14"/>print C-style escapes for nongraphic characters</text:p>
      <text:p text:style-name="Standard"><text:s text:c="6"/>--block-size=SIZE <text:s text:c="5"/>scale sizes by SIZE before printing them; e.g.,</text:p>
      <text:p text:style-name="Standard"><text:s text:c="31"/>'--block-size=M' prints sizes in units of</text:p>
      <text:p text:style-name="Standard"><text:s text:c="31"/>1,048,576 bytes; see SIZE format below</text:p>
      <text:p text:style-name="Standard"><text:s text:c="2"/>-B, --ignore-backups <text:s text:c="6"/>do not list implied entries ending with ~</text:p>
      <text:p text:style-name="Standard"><text:s text:c="2"/>-c <text:s text:c="24"/>with -lt: sort by, and show, ctime (time of last</text:p>
      <text:p text:style-name="Standard"><text:s text:c="31"/>modification of file status information);</text:p>
      <text:p text:style-name="Standard"><text:s text:c="31"/>with -l: show ctime and sort by name;</text:p>
      <text:p text:style-name="Standard"><text:s text:c="31"/>otherwise: sort by ctime, newest first</text:p>
      <text:p text:style-name="Standard"><text:s text:c="2"/>-C <text:s text:c="24"/>list entries by columns</text:p>
      <text:p text:style-name="Standard"><text:s text:c="6"/>--color[=WHEN] <text:s text:c="8"/>colorize the output; WHEN can be 'always' (default</text:p>
      <text:p text:style-name="Standard"><text:s text:c="31"/>if omitted), 'auto', or 'never'; more info below</text:p>
      <text:p text:style-name="Standard"><text:s text:c="2"/>-d, --directory <text:s text:c="11"/>list directories themselves, not their contents</text:p>
      <text:p text:style-name="Standard"><text:s text:c="2"/>-D, --dired <text:s text:c="15"/>generate output designed for Emacs' dired mode</text:p>
      <text:p text:style-name="Standard"><text:s text:c="2"/>-f <text:s text:c="24"/>do not sort, enable -aU, disable -ls --color</text:p>
      <text:p text:style-name="Standard"><text:s text:c="2"/>-F, --classify <text:s text:c="12"/>append indicator (one of */=&gt;@|) to entries</text:p>
      <text:p text:style-name="Standard"><text:s text:c="6"/>--file-type <text:s text:c="11"/>likewise, except do not append '*'</text:p>
      <text:p text:style-name="Standard"><text:s text:c="6"/>--format=WORD <text:s text:c="9"/>across -x, commas -m, horizontal -x, long -l,</text:p>
      <text:p text:style-name="Standard"><text:s text:c="31"/>single-column -1, verbose -l, vertical -C</text:p>
      <text:p text:style-name="Standard"><text:s text:c="6"/>--full-time <text:s text:c="11"/>like -l --time-style=full-iso</text:p>
      <text:p text:style-name="Standard"><text:s text:c="2"/>-g <text:s text:c="24"/>like -l, but do not list owner</text:p>
      <text:p text:style-name="Standard"><text:soft-page-break/><text:s text:c="6"/>--group-directories-first</text:p>
      <text:p text:style-name="Standard"><text:s text:c="29"/>group directories before files;</text:p>
      <text:p text:style-name="Standard"><text:s text:c="31"/>can be augmented with a --sort option, but any</text:p>
      <text:p text:style-name="Standard"><text:s text:c="31"/>use of --sort=none (-U) disables grouping</text:p>
      <text:p text:style-name="Standard"><text:s text:c="2"/>-G, --no-group <text:s text:c="12"/>in a long listing, don't print group names</text:p>
      <text:p text:style-name="Standard"><text:s text:c="2"/>-h, --human-readable <text:s text:c="6"/>with -l and/or -s, print human readable sizes</text:p>
      <text:p text:style-name="Standard"><text:s text:c="31"/>(e.g., 1K 234M 2G)</text:p>
      <text:p text:style-name="Standard"><text:s text:c="6"/>--si <text:s text:c="18"/>likewise, but use powers of 1000 not 1024</text:p>
      <text:p text:style-name="Standard"><text:s text:c="2"/>-H, --dereference-command-line</text:p>
      <text:p text:style-name="Standard"><text:s text:c="29"/>follow symbolic links listed on the command line</text:p>
      <text:p text:style-name="Standard"><text:s text:c="6"/>--dereference-command-line-symlink-to-dir</text:p>
      <text:p text:style-name="Standard"><text:s text:c="29"/>follow each command line symbolic link</text:p>
      <text:p text:style-name="Standard"><text:s text:c="31"/>that points to a directory</text:p>
      <text:p text:style-name="Standard"><text:s text:c="6"/>--hide=PATTERN <text:s text:c="8"/>do not list implied entries matching shell PATTERN</text:p>
      <text:p text:style-name="Standard"><text:s text:c="31"/>(overridden by -a or -A)</text:p>
      <text:p text:style-name="Standard"><text:s text:c="6"/>--hyperlink[=WHEN] <text:s text:c="4"/>hyperlink file names; WHEN can be 'always'</text:p>
      <text:p text:style-name="Standard"><text:s text:c="31"/>(default if omitted), 'auto', or 'never'</text:p>
      <text:p text:style-name="Standard"><text:s text:c="6"/>--indicator-style=WORD <text:s/>append indicator with style WORD to entry names:</text:p>
      <text:p text:style-name="Standard"><text:s text:c="31"/>none (default), slash (-p),</text:p>
      <text:p text:style-name="Standard"><text:s text:c="31"/>file-type (--file-type), classify (-F)</text:p>
      <text:p text:style-name="Standard"><text:s text:c="2"/>-i, --inode <text:s text:c="15"/>print the index number of each file</text:p>
      <text:p text:style-name="Standard"><text:s text:c="2"/>-I, --ignore=PATTERN <text:s text:c="6"/>do not list implied entries matching shell PATTERN</text:p>
      <text:p text:style-name="Standard"><text:s text:c="2"/>-k, --kibibytes <text:s text:c="11"/>default to 1024-byte blocks for disk usage</text:p>
      <text:p text:style-name="Standard"><text:s text:c="2"/>-l <text:s text:c="24"/>use a long listing format</text:p>
      <text:p text:style-name="Standard"><text:s text:c="2"/>-L, --dereference <text:s text:c="9"/>when showing file information for a symbolic</text:p>
      <text:p text:style-name="Standard"><text:s text:c="31"/>link, show information for the file the link</text:p>
      <text:p text:style-name="Standard"><text:s text:c="31"/>references rather than for the link itself</text:p>
      <text:p text:style-name="Standard"><text:s text:c="2"/>-m <text:s text:c="24"/>fill width with a comma separated list of entries</text:p>
      <text:p text:style-name="Standard"><text:s text:c="2"/>-n, --numeric-uid-gid <text:s text:c="5"/>like -l, but list numeric user and group IDs</text:p>
      <text:p text:style-name="Standard"><text:s text:c="2"/>-N, --literal <text:s text:c="13"/>print entry names without quoting</text:p>
      <text:p text:style-name="Standard"><text:s text:c="2"/>-o <text:s text:c="24"/>like -l, but do not list group information</text:p>
      <text:p text:style-name="Standard"><text:s text:c="2"/>-p, --indicator-style=slash</text:p>
      <text:p text:style-name="Standard"><text:s text:c="29"/>append / indicator to directories</text:p>
      <text:p text:style-name="Standard"><text:s text:c="2"/>-q, --hide-control-chars <text:s text:c="2"/>print ? instead of nongraphic characters</text:p>
      <text:p text:style-name="Standard"><text:s text:c="6"/>--show-control-chars <text:s text:c="2"/>show nongraphic characters as-is (the default,</text:p>
      <text:p text:style-name="Standard"><text:s text:c="31"/>unless program is 'ls' and output is a terminal)</text:p>
      <text:p text:style-name="Standard"><text:s text:c="2"/>-Q, --quote-name <text:s text:c="10"/>enclose entry names in double quotes</text:p>
      <text:p text:style-name="Standard"><text:s text:c="6"/>--quoting-style=WORD <text:s text:c="2"/>use quoting style WORD for entry names:</text:p>
      <text:p text:style-name="Standard"><text:s text:c="31"/>literal, locale, shell, shell-always,</text:p>
      <text:p text:style-name="Standard"><text:s text:c="31"/>shell-escape, shell-escape-always, c, escape</text:p>
      <text:p text:style-name="Standard"><text:s text:c="2"/>-r, --reverse <text:s text:c="13"/>reverse order while sorting</text:p>
      <text:p text:style-name="Standard"><text:s text:c="2"/>-R, --recursive <text:s text:c="11"/>list subdirectories recursively</text:p>
      <text:p text:style-name="Standard"><text:s text:c="2"/>-s, --size <text:s text:c="16"/>print the allocated size of each file, in blocks</text:p>
      <text:p text:style-name="Standard"><text:s text:c="2"/>-S <text:s text:c="24"/>sort by file size, largest first</text:p>
      <text:p text:style-name="Standard"><text:s text:c="6"/>--sort=WORD <text:s text:c="11"/>sort by WORD instead of name: none (-U), size (-S),</text:p>
      <text:p text:style-name="Standard"><text:s text:c="31"/>time (-t), version (-v), extension (-X)</text:p>
      <text:p text:style-name="Standard"><text:s text:c="6"/>--time=WORD <text:s text:c="11"/>with -l, show time as WORD instead of default</text:p>
      <text:p text:style-name="Standard"><text:s text:c="31"/>modification time: atime or access or use (-u);</text:p>
      <text:p text:style-name="Standard"><text:s text:c="31"/>ctime or status (-c); also use specified time</text:p>
      <text:p text:style-name="Standard"><text:s text:c="31"/>as sort key if --sort=time (newest first)</text:p>
      <text:p text:style-name="Standard"><text:s text:c="6"/>--time-style=STYLE <text:s text:c="4"/>with -l, show times using style STYLE:</text:p>
      <text:p text:style-name="Standard"><text:s text:c="31"/>full-iso, long-iso, iso, locale, or +FORMAT;</text:p>
      <text:p text:style-name="Standard"><text:soft-page-break/><text:s text:c="31"/>FORMAT is interpreted like in 'date'; if FORMAT</text:p>
      <text:p text:style-name="Standard"><text:s text:c="31"/>is FORMAT1&lt;newline&gt;FORMAT2, then FORMAT1 applies</text:p>
      <text:p text:style-name="Standard"><text:s text:c="31"/>to non-recent files and FORMAT2 to recent files;</text:p>
      <text:p text:style-name="Standard"><text:s text:c="31"/>if STYLE is prefixed with 'posix-', STYLE</text:p>
      <text:p text:style-name="Standard"><text:s text:c="31"/>takes effect only outside the POSIX locale</text:p>
      <text:p text:style-name="Standard"><text:s text:c="2"/>-t <text:s text:c="24"/>sort by modification time, newest first</text:p>
      <text:p text:style-name="Standard"><text:s text:c="2"/>-T, --tabsize=COLS <text:s text:c="8"/>assume tab stops at each COLS instead of 8</text:p>
      <text:p text:style-name="Standard"><text:s text:c="2"/>-u <text:s text:c="24"/>with -lt: sort by, and show, access time;</text:p>
      <text:p text:style-name="Standard"><text:s text:c="31"/>with -l: show access time and sort by name;</text:p>
      <text:p text:style-name="Standard"><text:s text:c="31"/>otherwise: sort by access time, newest first</text:p>
      <text:p text:style-name="Standard"><text:s text:c="2"/>-U <text:s text:c="24"/>do not sort; list entries in directory order</text:p>
      <text:p text:style-name="Standard"><text:s text:c="2"/>-v <text:s text:c="24"/>natural sort of (version) numbers within text</text:p>
      <text:p text:style-name="Standard"><text:s text:c="2"/>-w, --width=COLS <text:s text:c="10"/>set output width to COLS. <text:s/>0 means no limit</text:p>
      <text:p text:style-name="Standard"><text:s text:c="2"/>-x <text:s text:c="24"/>list entries by lines instead of by columns</text:p>
      <text:p text:style-name="Standard"><text:s text:c="2"/>-X <text:s text:c="24"/>sort alphabetically by entry extension</text:p>
      <text:p text:style-name="Standard"><text:s text:c="2"/>-Z, --context <text:s text:c="13"/>print any security context of each file</text:p>
      <text:p text:style-name="Standard"><text:s text:c="2"/>-1 <text:s text:c="24"/>list one file per line. <text:s/>Avoid '\n' with -q or -b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The SIZE argument is an integer and optional unit (example: 10K is 10*1024).</text:p>
      <text:p text:style-name="Standard">Units are K,M,G,T,P,E,Z,Y (powers of 1024) or KB,MB,... (powers of 1000).</text:p>
      <text:p text:style-name="Standard"/>
      <text:p text:style-name="Standard">Using color to distinguish file types is disabled both by default and</text:p>
      <text:p text:style-name="Standard">with --color=never. <text:s/>With --color=auto, ls emits color codes only when</text:p>
      <text:p text:style-name="Standard">standard output is connected to a terminal. <text:s/>The LS_COLORS environment</text:p>
      <text:p text:style-name="Standard">variable can change the settings. <text:s/>Use the dircolors command to set it.</text:p>
      <text:p text:style-name="Standard"/>
      <text:p text:style-name="Standard">Exit status:</text:p>
      <text:p text:style-name="Standard"><text:s/>0 <text:s/>if OK,</text:p>
      <text:p text:style-name="Standard"><text:s/>1 <text:s/>if minor problems (e.g., cannot access subdirectory),</text:p>
      <text:p text:style-name="Standard"><text:s/>2 <text:s/>if serious trouble (e.g., cannot access command-line argument).</text:p>
      <text:p text:style-name="Standard"/>
      <text:p text:style-name="Standard">GNU coreutils online help: &lt;http://www.gnu.org/software/coreutils/&gt;</text:p>
      <text:p text:style-name="Standard">Report ls translation bugs to &lt;http://translationproject.org/team/&gt;</text:p>
      <text:p text:style-name="Standard">Full documentation at: &lt;http://www.gnu.org/software/coreutils/ls&gt;</text:p>
      <text:p text:style-name="Standard">or available locally via: info '(coreutils) ls invocation'</text:p>
      <text:p text:style-name="Standard">🕵 @🏰:~/🚪 $ 🎒 --help</text:p>
      <text:p text:style-name="Standard">That's not how you use a bag!</text:p>
      <text:p text:style-name="Standard">🕵 @🏰:~/🚪 $ 🎒 -?</text:p>
      <text:p text:style-name="Standard">That's not how you use a bag!</text:p>
      <text:p text:style-name="Standard">🕵 @🏰:~/🚪 $ </text:p>
      <text:p text:style-name="Standard">🎒 <text:s/>🔦 <text:s/>🗣 <text:s text:c="2"/>🚶 <text:s/>💬 <text:s/>✋ <text:s/></text:p>
      <text:p text:style-name="Standard">🕵 @🏰:~/🚪 $ ✋ --help</text:p>
      <text:p text:style-name="Standard">-bash: --help: command not found</text:p>
      <text:p text:style-name="Standard">🕵 @🏰:~/🚪 $ 🚶 🚪103</text:p>
      <text:p text:style-name="Standard">🕵 @🏰:~/🚪/🚪103 $ 🔦</text:p>
      <text:p text:style-name="Standard">👻 <text:s/>⚱</text:p>
      <text:p text:style-name="Standard">🕵 @🏰:~/🚪/🚪103 $ 🚶 ..</text:p>
      <text:p text:style-name="Standard">🕵 @🏰:~/🚪 $ 🚶 🚪104</text:p>
      <text:p text:style-name="Standard">🕵 @🏰:~/🚪/🚪104 $ 🔦</text:p>
      <text:p text:style-name="Standard">🐚 <text:s/>🧜</text:p>
      <text:p text:style-name="Standard"><text:soft-page-break/>🕵 @🏰:~/🚪/🚪104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👑: Poseidon's lost crown that you found in Landry's room.</text:p>
      <text:p text:style-name="Standard"/>
      <text:p text:style-name="Standard">🕵 @🏰:~/🚪/🚪104 $ 👑 🧜</text:p>
      <text:p text:style-name="Standard">-bash: 👑: command not found</text:p>
      <text:p text:style-name="Standard">🕵 @🏰:~/🚪/🚪104 $ <text:s text:c="4"/></text:p>
      <text:p text:style-name="Standard">🕵 @🏰:~/🚪/🚪104 $ ✋ 👑|🧜</text:p>
      <text:p text:style-name="Standard">-bash: 👑: command not found</text:p>
      <text:p text:style-name="Standard">It's Poseidon, the Sea King.</text:p>
      <text:p text:style-name="Standard">🕵 @🏰:~/🚪/🚪104 $ 🎒 👑|🧜</text:p>
      <text:p text:style-name="Standard">It's Poseidon, the Sea King.</text:p>
      <text:p text:style-name="Standard">🕵 @🏰:~/🚪/🚪104 $ 🎒 <text:s/>👑</text:p>
      <text:p text:style-name="Standard">That's not how you use a bag!</text:p>
      <text:p text:style-name="Standard">🕵 @🏰:~/🚪/🚪104 $ 👑</text:p>
      <text:p text:style-name="Standard">-bash: 👑: command not found</text:p>
      <text:p text:style-name="Standard">🕵 @🏰:~/🚪/🚪104 $ 🧜 🎒 👑</text:p>
      <text:p text:style-name="Standard">It's Poseidon, the Sea King.</text:p>
      <text:p text:style-name="Standard">🕵 @🏰:~/🚪/🚪104 $ <text:s text:c="2"/>✋👑 &gt;🧜</text:p>
      <text:p text:style-name="Standard">-bash: 🧜: Permission denied</text:p>
      <text:p text:style-name="Standard">🕵 @🏰:~/🚪/🚪104 $ <text:s text:c="2"/>🎒 <text:s/>🧜</text:p>
      <text:p text:style-name="Standard">It's Poseidon, the Sea King.</text:p>
      <text:p text:style-name="Standard">🕵 @🏰:~/🚪/🚪104 $ <text:s text:c="5"/></text:p>
      <text:p text:style-name="Standard">🕵 @🏰:~/🚪/🚪104 $ 🎒 🧜</text:p>
      <text:p text:style-name="Standard">That's not how you use a bag!</text:p>
      <text:p text:style-name="Standard">🕵 @🏰:~/🚪/🚪104 $ 🎒 <text:s/>|🧜</text:p>
      <text:p text:style-name="Standard">It's Poseidon, the Sea King.</text:p>
      <text:p text:style-name="Standard">🕵 @🏰:~/🚪/🚪104 $ <text:s/></text:p>
      <text:p text:style-name="Standard">🕵 @🏰:~/🚪/🚪104 $ 🎒/👑</text:p>
      <text:p text:style-name="Standard">-bash: 🎒/👑: No such file or directory</text:p>
      <text:p text:style-name="Standard">🕵 @🏰:~/🚪/🚪104 $ 🎒/👑|🧜</text:p>
      <text:p text:style-name="Standard">-bash: 🎒/👑: No such file or directory</text:p>
      <text:p text:style-name="Standard">It's Poseidon, the Sea King.</text:p>
      <text:p text:style-name="Standard">🕵 @🏰:~/🚪/🚪104 $ 🎒/ 🧜</text:p>
      <text:p text:style-name="Standard">It's Poseidon, the Sea King.</text:p>
      <text:p text:style-name="Standard">🕵 @🏰:~/🚪/🚪104 $ <text:s/>✋ 🎒/👑 🧜</text:p>
      <text:p text:style-name="Standard">-bash: 🎒/👑: No such file or directory</text:p>
      <text:p text:style-name="Standard">🕵 @🏰:~/🚪/🚪104 $ ✋ <text:s text:c="3"/>🧜</text:p>
      <text:p text:style-name="Standard">-bash: 👑: command not found</text:p>
      <text:p text:style-name="Standard">🕵 @🏰:~/🚪/🚪104 $ ✋ 👑 🧜</text:p>
      <text:p text:style-name="Standard">-bash: 👑: command not found</text:p>
      <text:p text:style-name="Standard">🕵 @🏰:~/🚪/🚪104 $ ✋ <text:s text:c="2"/></text:p>
      <text:p text:style-name="Standard">🕵 @🏰:~/🚪/🚪104 $ 🗣 👑</text:p>
      <text:p text:style-name="Standard">👑</text:p>
      <text:p text:style-name="Standard">🕵 @🏰:~/🚪/🚪104 $ 🗣 👑|🧜</text:p>
      <text:p text:style-name="Standard">It's Poseidon, the Sea King.</text:p>
      <text:p text:style-name="Standard">🕵 @🏰:~/🚪/🚪104 $ 🔦 🎒</text:p>
      <text:p text:style-name="Standard">🔦: cannot access '🎒': No such file or directory</text:p>
      <text:p text:style-name="Standard">🕵 @🏰:~/🚪/🚪104 $ 🎒</text:p>
      <text:p text:style-name="Standard"><text:soft-page-break/></text:p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👑: Poseidon's lost crown that you found in Landry's room.</text:p>
      <text:p text:style-name="Standard"/>
      <text:p text:style-name="Standard">🕵 @🏰:~/🚪/🚪104 $ 💬 🧜</text:p>
      <text:p text:style-name="Standard"/>
      <text:p text:style-name="Standard"><text:s/>🧜 POSEIDON THE SEA KING:</text:p>
      <text:p text:style-name="Standard"><text:s/>Oh! That's my crown! Thank you Inspector!</text:p>
      <text:p text:style-name="Standard"><text:s/>Now that I have my crown, I'm a real king again.</text:p>
      <text:p text:style-name="Standard"><text:s/>Take this magnifying glass as a gift so you can become a real detective!</text:p>
      <text:p text:style-name="Standard"/>
      <text:p text:style-name="Standard"><text:s/>You got a magnifying glass. Use it to read objects up close.</text:p>
      <text:p text:style-name="Standard"/>
      <text:p text:style-name="Standard">🕵 @🏰:~/🚪/🚪104 $ </text:p>
      <text:p text:style-name="Standard">🔎 <text:s/>🎒 <text:s/>🔦 <text:s/>🗣 <text:s text:c="2"/>🚶 <text:s/>💬 <text:s/>✋ <text:s/></text:p>
      <text:p text:style-name="Standard">🕵 @🏰:~/🚪/🚪104 $ 🚶 ..</text:p>
      <text:p text:style-name="Standard">🕵 @🏰:~/🚪 $ <text:s/>🗣🔦 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🔦 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🔎 ^C</text:p>
      <text:p text:style-name="Standard">🕵 @🏰:~/🚪 $ 🔎 📋</text:p>
      <text:p text:style-name="Standard">VILLA FERISTELA TABLE ANNOUNCEMENT</text:p>
      <text:p text:style-name="Standard"/>
      <text:p text:style-name="Standard"><text:s/>· TODAY SET MENU AT THE RESTAURANT</text:p>
      <text:p text:style-name="Standard"><text:s text:c="4"/>STARTER: <text:s text:c="4"/>Veggie worms with avocado</text:p>
      <text:p text:style-name="Standard"><text:s text:c="4"/>MAIN DISH: <text:s text:c="2"/>Centaur steak</text:p>
      <text:p text:style-name="Standard"><text:s text:c="4"/>DESSERT: <text:s text:c="4"/>Medusa cake</text:p>
      <text:p text:style-name="Standard"/>
      <text:p text:style-name="Standard"/>
      <text:p text:style-name="Standard"><text:s/>· HOTEL RULES</text:p>
      <text:p text:style-name="Standard"><text:s text:c="4"/>1. Be kind to other spooky guests.</text:p>
      <text:p text:style-name="Standard"><text:s text:c="4"/>2. Be especially tidy in the restroom. We only have one!</text:p>
      <text:p text:style-name="Standard"><text:s text:c="4"/>3. Pets are totally prohibited.</text:p>
      <text:p text:style-name="Standard">🕵 @🏰:~/🚪 $ 🚶 ..</text:p>
      <text:p text:style-name="Standard">🕵 @🏰:~ $ 🔦 </text:p>
      <text:p text:style-name="Standard">🚪 <text:s/>🤵 <text:s/>🛎</text:p>
      <text:p text:style-name="Standard">🕵 @🏰:~ $ 🚶 🚪</text:p>
      <text:p text:style-name="Standard">🕵 @🏰:~/🚪 $ 🚶 🚪</text:p>
      <text:p text:style-name="Standard">-bash: cd: 🚪: No such file or directory</text:p>
      <text:p text:style-name="Standard">🕵 @🏰:~/🚪 $ 🔦 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🚪🚾</text:p>
      <text:p text:style-name="Standard">🕵 @🏰:~/🚪/🚪🚾 $ 🔦 </text:p>
      <text:p text:style-name="Standard">🧻 <text:s/>🚽 <text:s/>🕳</text:p>
      <text:p text:style-name="Standard">🕵 @🏰:~/🚪/🚪🚾 $ 🔎 🧻</text:p>
      <text:p text:style-name="Standard">ROSES ARE RED</text:p>
      <text:p text:style-name="Standard">VIOLETS ARE BLUE</text:p>
      <text:p text:style-name="Standard">YOU STOLE MY HEART YOU HAVE SUGAR EYES</text:p>
      <text:p text:style-name="Standard">(doesn't rhyme...)</text:p>
      <text:p text:style-name="Standard"><text:soft-page-break/></text:p>
      <text:p text:style-name="Standard">ROSES ARE RED</text:p>
      <text:p text:style-name="Standard">VIOLETS ARE BLUE</text:p>
      <text:p text:style-name="Standard">I'VE LEARNED THE FULL MEANING OF SHARING AND CARING AND HAVING MY DREAMS ALL COME TRUE I'VE LEARNED THE FULL MEANING OF BEING IN LOVE BY BEING AND LOVING WITH YOU</text:p>
      <text:p text:style-name="Standard">(too long...)</text:p>
      <text:p text:style-name="Standard"/>
      <text:p text:style-name="Standard">ROSES ARE RED</text:p>
      <text:p text:style-name="Standard">VIOLETS ARE BLUE</text:p>
      <text:p text:style-name="Standard">LOOK AT THIS CROWN I STOLE IT FOR YOU</text:p>
      <text:p text:style-name="Standard">🕵 @🏰:~/🚪/🚪🚾 $ <text:s/>🚶 ..</text:p>
      <text:p text:style-name="Standard">🕵 @🏰:~/🚪 $ <text:s/>🚶 🚪105</text:p>
      <text:p text:style-name="Standard">🕵 @🏰:~/🚪/🚪105 $ <text:s/>🔦 </text:p>
      <text:p text:style-name="Standard">🕸 <text:s/>🧟</text:p>
      <text:p text:style-name="Standard">🕵 @🏰:~/🚪/🚪105 $ 🚶 ..</text:p>
      <text:p text:style-name="Standard">🕵 @🏰:~/🚪 $ 🚶 🚪106</text:p>
      <text:p text:style-name="Standard">🕵 @🏰:~/🚪/🚪106 $ 🔦 </text:p>
      <text:p text:style-name="Standard">🧛 <text:s/>📜 <text:s/>⚰</text:p>
      <text:p text:style-name="Standard">🕵 @🏰:~/🚪/🚪106 $ 💬 🧛</text:p>
      <text:p text:style-name="Standard"/>
      <text:p text:style-name="Standard"><text:s/>🧛 LANDRY THE VAMPIRE:</text:p>
      <text:p text:style-name="Standard"><text:s/>I wrote down a perfect rhyme for my poem somewhere, but now I can't find it.</text:p>
      <text:p text:style-name="Standard"><text:s/>Do you have any idea? Don't be shy! What last line would you add?</text:p>
      <text:p text:style-name="Standard"><text:s/>SUGGEST A LAST LINE FOR THE POEM: LOOK AT THIS CROWN I STOLE IT FOR YOU</text:p>
      <text:p text:style-name="Standard"/>
      <text:p text:style-name="Standard"><text:s/>🕵 INSPECTOR SHELL:</text:p>
      <text:p text:style-name="Standard"><text:s/>What about <text:s/>"LOOK AT THIS CROWN I STOLE IT FOR YOU"?</text:p>
      <text:p text:style-name="Standard"/>
      <text:p text:style-name="Standard"><text:s/>🧛 LANDRY THE VAMPIRE:</text:p>
      <text:p text:style-name="Standard"><text:s/>Wow! That's an amazing rhyme! Although being purely fictional, as I would never steal a crown.</text:p>
      <text:p text:style-name="Standard"><text:s/>I'm sure this work of art will make Avery, or someone I mean, fall in love with me!</text:p>
      <text:p text:style-name="Standard"><text:s/>You must be hungry. Please, have some blood as a sign of my gratitude</text:p>
      <text:p text:style-name="Standard"><text:s/>🕵 INSPECTOR SHELL:</text:p>
      <text:p text:style-name="Standard"><text:s/>Em... Thanks.</text:p>
      <text:p text:style-name="Standard"/>
      <text:p text:style-name="Standard"><text:s/>You picked up the blood and put it in your bag.</text:p>
      <text:p text:style-name="Standard"/>
      <text:p text:style-name="Standard"/>
      <text:p text:style-name="Standard">🕵 @🏰:~/🚪/🚪106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💉: Blood, Landry's favorite meal.</text:p>
      <text:p text:style-name="Standard"/>
      <text:p text:style-name="Standard">🕵 @🏰:~/🚪/🚪106 $ 🔦</text:p>
      <text:p text:style-name="Standard">📜 <text:s/>🧛 <text:s/>⚰</text:p>
      <text:p text:style-name="Standard">🕵 @🏰:~/🚪/🚪106 $ 🔎 📜</text:p>
      <text:p text:style-name="Standard">ROSES ARE RED</text:p>
      <text:p text:style-name="Standard">VIOLETS ARE BLUE</text:p>
      <text:p text:style-name="Standard">LOOK AT THIS CROWN I STOLE IT FOR YOU</text:p>
      <text:p text:style-name="Standard"><text:soft-page-break/>🕵 @🏰:~/🚪/🚪106 $ <text:s/>🚶 ..</text:p>
      <text:p text:style-name="Standard">🕵 @🏰:~/🚪 $ <text:s/>🚶 🚪107</text:p>
      <text:p text:style-name="Standard">🕵 @🏰:~/🚪/🚪107 $ 🔦</text:p>
      <text:p text:style-name="Standard">🔌 <text:s/>🤖</text:p>
      <text:p text:style-name="Standard">🕵 @🏰:~/🚪/🚪107 $ <text:s/>🚶 ..</text:p>
      <text:p text:style-name="Standard">🕵 @🏰:~/🚪 $ 🚶 🚪103</text:p>
      <text:p text:style-name="Standard">🕵 @🏰:~/🚪/🚪103 $ 🔦</text:p>
      <text:p text:style-name="Standard">👻 <text:s/>⚱</text:p>
      <text:p text:style-name="Standard">🕵 @🏰:~/🚪/🚪103 $ 🔎</text:p>
      <text:p text:style-name="Standard">🕵 @🏰:~/🚪/🚪103 $ 🔎 👻</text:p>
      <text:p text:style-name="Standard">🔎: 👻: Permission denied</text:p>
      <text:p text:style-name="Standard">🕵 @🏰:~/🚪/🚪103 $ 🔎 ⚱</text:p>
      <text:p text:style-name="Standard">🔎: ⚱: Permission denied</text:p>
      <text:p text:style-name="Standard">🕵 @🏰:~/🚪/🚪103 $ 🔦 🔎</text:p>
      <text:p text:style-name="Standard">🔦: cannot access '🔎': No such file or directory</text:p>
      <text:p text:style-name="Standard">🕵 @🏰:~/🚪/🚪103 $ 💬 👻</text:p>
      <text:p text:style-name="Standard"/>
      <text:p text:style-name="Standard"><text:s/>👻 JOEY THE GHOST:</text:p>
      <text:p text:style-name="Standard"><text:s/>Please use your flashlight to find my ring!</text:p>
      <text:p text:style-name="Standard"/>
      <text:p text:style-name="Standard">🕵 @🏰:~/🚪/🚪103 $ 🚶 ..</text:p>
      <text:p text:style-name="Standard">🕵 @🏰:~/🚪 $ <text:s text:c="2"/>🚶 🚪🚾</text:p>
      <text:p text:style-name="Standard">🕵 @🏰:~/🚪/🚪🚾 $ 🔦</text:p>
      <text:p text:style-name="Standard">🧻 <text:s/>🚽 <text:s/>🕳</text:p>
      <text:p text:style-name="Standard">🕵 @🏰:~/🚪/🚪🚾 $ 🔦 🕳</text:p>
      <text:p text:style-name="Standard">🔦: cannot open directory '🕳': Permission denied</text:p>
      <text:p text:style-name="Standard">🕵 @🏰:~/🚪/🚪🚾 $ 🔎 🕳</text:p>
      <text:p text:style-name="Standard">🔎: 🕳: Permission denied</text:p>
      <text:p text:style-name="Standard">🕵 @🏰:~/🚪/🚪🚾 $ 🚶 🕳</text:p>
      <text:p text:style-name="Standard">🕵 @🏰:~/🚪/🚪🚾/🕳 $ 🔦</text:p>
      <text:p text:style-name="Standard">🔦: cannot open directory '.': Permission denied</text:p>
      <text:p text:style-name="Standard">🕵 @🏰:~/🚪/🚪🚾/🕳 $ 🔦</text:p>
      <text:p text:style-name="Standard">🔦: cannot open directory '.': Permission denied</text:p>
      <text:p text:style-name="Standard">🕵 @🏰:~/🚪/🚪🚾/🕳 $ 🔎</text:p>
      <text:p text:style-name="Standard">🕵 @🏰:~/🚪/🚪🚾/🕳 $ 🔎 🕳</text:p>
      <text:p text:style-name="Standard">🔎: 🕳: No such file or directory</text:p>
      <text:p text:style-name="Standard">🕵 @🏰:~/🚪/🚪🚾/🕳 $ 🚶 ..</text:p>
      <text:p text:style-name="Standard">🕵 @🏰:~/🚪/🚪🚾 $ 🔦</text:p>
      <text:p text:style-name="Standard">🧻 <text:s/>🚽 <text:s/>🕳</text:p>
      <text:p text:style-name="Standard">🕵 @🏰:~/🚪/🚪🚾 $ 🚶 🚽</text:p>
      <text:p text:style-name="Standard">-bash: cd: 🚽: Not a directory</text:p>
      <text:p text:style-name="Standard">🕵 @🏰:~/🚪/🚪🚾 $ 🔎 🚽</text:p>
      <text:p text:style-name="Standard">🔎: 🚽: Permission denied</text:p>
      <text:p text:style-name="Standard">🕵 @🏰:~/🚪/🚪🚾 $ 🚽</text:p>
      <text:p text:style-name="Standard">It's a toilet.</text:p>
      <text:p text:style-name="Standard">🕵 @🏰:~/🚪/🚪🚾 $ ✋ 🚽</text:p>
      <text:p text:style-name="Standard">You can't use this here.</text:p>
      <text:p text:style-name="Standard">🕵 @🏰:~/🚪/🚪🚾 $ ✋ 🕳</text:p>
      <text:p text:style-name="Standard">-bash: 🕳: command not found</text:p>
      <text:p text:style-name="Standard">🕵 @🏰:~/🚪/🚪🚾 $ 🕳</text:p>
      <text:p text:style-name="Standard">-bash: 🕳: command not found</text:p>
      <text:p text:style-name="Standard">🕵 @🏰:~/🚪/🚪🚾 $ 🕳</text:p>
      <text:p text:style-name="Standard"><text:soft-page-break/>-bash: 🕳: command not found</text:p>
      <text:p text:style-name="Standard">🕵 @🏰:~/🚪/🚪🚾 $ 🚶 ..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..</text:p>
      <text:p text:style-name="Standard">🕵 @🏰:~ $ 🔦</text:p>
      <text:p text:style-name="Standard">🚪 <text:s/>🤵 <text:s/>🛎</text:p>
      <text:p text:style-name="Standard">🕵 @🏰:~ $ 🛎</text:p>
      <text:p text:style-name="Standard">It's a bellhop bell.</text:p>
      <text:p text:style-name="Standard">🕵 @🏰:~ $ ✋ ^C</text:p>
      <text:p text:style-name="Standard">🕵 @🏰:~ $ ✋ 🛎</text:p>
      <text:p text:style-name="Standard">**Ding!** - You'd better not touch this.</text:p>
      <text:p text:style-name="Standard">🕵 @🏰:~ $ 💬 🤵</text:p>
      <text:p text:style-name="Standard"/>
      <text:p text:style-name="Standard"><text:s/>🤵 MIKE THE STEWARD:</text:p>
      <text:p text:style-name="Standard"><text:s/>You may want to talk with Miss Navi. You can find her in room 101.</text:p>
      <text:p text:style-name="Standard"/>
      <text:p text:style-name="Standard">🕵 @🏰:~ $ 🚶 🚪/🚪101</text:p>
      <text:p text:style-name="Standard">🕵 @🏰:~/🚪/🚪101 $ 🔦</text:p>
      <text:p text:style-name="Standard">🍄 <text:s/>🧚</text:p>
      <text:p text:style-name="Standard">🕵 @🏰:~/🚪/🚪101 $ 💬 🧚</text:p>
      <text:p text:style-name="Standard"/>
      <text:p text:style-name="Standard"><text:s/>🧚 NAVI THE FAIRY:</text:p>
      <text:p text:style-name="Standard"><text:s/>You could talk with Avery the Mage in room 102. She might use her crystal ball to help us.</text:p>
      <text:p text:style-name="Standard"/>
      <text:p text:style-name="Standard">🕵 @🏰:~/🚪/🚪101 $ 🔎 🍄</text:p>
      <text:p text:style-name="Standard">🔎: 🍄: Permission denied</text:p>
      <text:p text:style-name="Standard">🕵 @🏰:~/🚪/🚪101 $ <text:s/>🚶 ..</text:p>
      <text:p text:style-name="Standard">🕵 @🏰:~/🚪 $ <text:s/>🚶 🚪102</text:p>
      <text:p text:style-name="Standard">🕵 @🏰:~/🚪/🚪102 $ <text:s/>🔦</text:p>
      <text:p text:style-name="Standard">🧙 <text:s/>🛏 <text:s/>🔮</text:p>
      <text:p text:style-name="Standard">🕵 @🏰:~/🚪/🚪102 $ 🔎 🔮</text:p>
      <text:p text:style-name="Standard">🔎: 🔮: Permission denied</text:p>
      <text:p text:style-name="Standard">🕵 @🏰:~/🚪/🚪102 $ 💬 <text:s/>🧙</text:p>
      <text:p text:style-name="Standard"/>
      <text:p text:style-name="Standard"><text:s/>🧙 AVERY THE MAGE:</text:p>
      <text:p text:style-name="Standard"><text:s/>Come back to see me when you have all the ingredients:</text:p>
      <text:p text:style-name="Standard"><text:s text:c="2"/>[✔] A healthy brain</text:p>
      <text:p text:style-name="Standard"><text:s text:c="2"/>[✔] 400 ml of blood</text:p>
      <text:p text:style-name="Standard"><text:s text:c="2"/>[ ] Some batteries</text:p>
      <text:p text:style-name="Standard"><text:s text:c="2"/>[ ] A cookie</text:p>
      <text:p text:style-name="Standard"><text:s text:c="2"/>[ ] A cup of coffee</text:p>
      <text:p text:style-name="Standard"/>
      <text:p text:style-name="Standard">🕵 @🏰:~/🚪/🚪102 $ <text:s/>🚶 ..</text:p>
      <text:p text:style-name="Standard">🕵 @🏰:~/🚪 $ <text:s/>🚶 🚪103</text:p>
      <text:p text:style-name="Standard">🕵 @🏰:~/🚪/🚪103 $ <text:s/>🔦</text:p>
      <text:p text:style-name="Standard">👻 <text:s/>⚱</text:p>
      <text:p text:style-name="Standard">🕵 @🏰:~/🚪/🚪103 $ 🔦</text:p>
      <text:p text:style-name="Standard">👻 <text:s/>⚱</text:p>
      <text:p text:style-name="Standard">🕵 @🏰:~/🚪/🚪103 $ 🔦 👻</text:p>
      <text:p text:style-name="Standard">👻</text:p>
      <text:p text:style-name="Standard">🕵 @🏰:~/🚪/🚪103 $ 🔦 ⚱</text:p>
      <text:p text:style-name="Standard"><text:soft-page-break/>⚱</text:p>
      <text:p text:style-name="Standard">🕵 @🏰:~/🚪/🚪103 $ 🚶 ⚱</text:p>
      <text:p text:style-name="Standard">-bash: cd: ⚱: Not a directory</text:p>
      <text:p text:style-name="Standard">🕵 @🏰:~/🚪/🚪103 $ 🔦 ⚱✋</text:p>
      <text:p text:style-name="Standard">🔦: cannot access '⚱✋': No such file or directory</text:p>
      <text:p text:style-name="Standard">🕵 @🏰:~/🚪/🚪103 $ ✋ ⚱</text:p>
      <text:p text:style-name="Standard">You can't use this here.</text:p>
      <text:p text:style-name="Standard">🕵 @🏰:~/🚪/🚪103 $ ✋ 👻</text:p>
      <text:p text:style-name="Standard">You can't use this here.</text:p>
      <text:p text:style-name="Standard">🕵 @🏰:~/🚪/🚪103 $ 💬 👻</text:p>
      <text:p text:style-name="Standard"/>
      <text:p text:style-name="Standard"><text:s/>👻 JOEY THE GHOST:</text:p>
      <text:p text:style-name="Standard"><text:s/>Please use your flashlight to find my ring!</text:p>
      <text:p text:style-name="Standard"/>
      <text:p text:style-name="Standard">🕵 @🏰:~/🚪/🚪103 $ ✋ 💍</text:p>
      <text:p text:style-name="Standard">-bash: 💍: command not found</text:p>
      <text:p text:style-name="Standard">🕵 @🏰:~/🚪/🚪103 $ 🔦 💍</text:p>
      <text:p text:style-name="Standard">🔦: cannot access '💍': No such file or directory</text:p>
      <text:p text:style-name="Standard">🕵 @🏰:~/🚪/🚪103 $ ✋ 🔦</text:p>
      <text:p text:style-name="Standard">👻 <text:s/>⚱</text:p>
      <text:p text:style-name="Standard">🕵 @🏰:~/🚪/🚪103 $ 🔦 -a</text:p>
      <text:p text:style-name="Standard">👻 <text:s/>. <text:s/>.💍 <text:s/>.. <text:s/>⚱</text:p>
      <text:p text:style-name="Standard">🕵 @🏰:~/🚪/🚪103 $ ✋ .🔦</text:p>
      <text:p text:style-name="Standard">-bash: .🔦: command not found</text:p>
      <text:p text:style-name="Standard">🕵 @🏰:~/🚪/🚪103 $ 🔦 .💍</text:p>
      <text:p text:style-name="Standard">.💍</text:p>
      <text:p text:style-name="Standard">🕵 @🏰:~/🚪/🚪103 $ ✋ .💍</text:p>
      <text:p text:style-name="Standard">You picked up the ring and put it in your bag.</text:p>
      <text:p text:style-name="Standard">🕵 @🏰:~/🚪/🚪103 $ 💬 👻</text:p>
      <text:p text:style-name="Standard"/>
      <text:p text:style-name="Standard"><text:s/>👻 JOEY THE GHOST:</text:p>
      <text:p text:style-name="Standard"><text:s/>Oh! That's my ring! Thank you Inspector!</text:p>
      <text:p text:style-name="Standard"/>
      <text:p text:style-name="Standard"><text:s/>You gave Joey the ring.</text:p>
      <text:p text:style-name="Standard"/>
      <text:p text:style-name="Standard"><text:s/>👻 JOEY THE GHOST:</text:p>
      <text:p text:style-name="Standard"><text:s/>You must be hungry. Please, take this cookie as a sign of my gratitude</text:p>
      <text:p text:style-name="Standard"/>
      <text:p text:style-name="Standard"><text:s/>You picked up Joey's cookie and put it in your bag.</text:p>
      <text:p text:style-name="Standard"/>
      <text:p text:style-name="Standard">🕵 @🏰:~/🚪/🚪103 $ 🚶 ..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🚪🚾</text:p>
      <text:p text:style-name="Standard">🕵 @🏰:~/🚪/🚪🚾 $ 🔦</text:p>
      <text:p text:style-name="Standard">🧻 <text:s/>🚽 <text:s/>🕳</text:p>
      <text:p text:style-name="Standard">🕵 @🏰:~/🚪/🚪🚾 $ 🚶 🕳</text:p>
      <text:p text:style-name="Standard">🕵 @🏰:~/🚪/🚪🚾/🕳 $ 🔦 -a</text:p>
      <text:p text:style-name="Standard">🔦: cannot open directory '.': Permission denied</text:p>
      <text:p text:style-name="Standard">🕵 @🏰:~/🚪/🚪🚾/🕳 $ chmod</text:p>
      <text:p text:style-name="Standard">-bash: chmod: command not found</text:p>
      <text:p text:style-name="Standard">🕵 @🏰:~/🚪/🚪🚾/🕳 $ 🔦 -l</text:p>
      <text:p text:style-name="Standard"><text:soft-page-break/>🔦: cannot open directory '.': Permission denied</text:p>
      <text:p text:style-name="Standard">🕵 @🏰:~/🚪/🚪🚾/🕳 $ 🚶 ..</text:p>
      <text:p text:style-name="Standard">🕵 @🏰:~/🚪/🚪🚾 $ 🔦 -l</text:p>
      <text:p text:style-name="Standard">total 28</text:p>
      <text:p text:style-name="Standard">-r--r--r-- 1 castle castle <text:s text:c="2"/>368 Apr 27 09:19 🧻</text:p>
      <text:p text:style-name="Standard">---x--x--x 1 castle castle 18328 Apr 30 12:50 🚽</text:p>
      <text:p text:style-name="Standard">d--x--x--x 2 castle castle <text:s/>4096 Apr 30 16:37 🕳</text:p>
      <text:p text:style-name="Standard">🕵 @🏰:~/🚪/🚪🚾 $ sudo</text:p>
      <text:p text:style-name="Standard">-bash: sudo: command not found</text:p>
      <text:p text:style-name="Standard">🕵 @🏰:~/🚪/🚪🚾 $ 🕵</text:p>
      <text:p text:style-name="Standard">-bash: 🕵: command not found</text:p>
      <text:p text:style-name="Standard">🕵 @🏰:~/🚪/🚪🚾 $ 🚶</text:p>
      <text:p text:style-name="Standard">🕵 @🏰:~ $ 🔦 -l</text:p>
      <text:p text:style-name="Standard">total 44</text:p>
      <text:p text:style-name="Standard">dr-xr-xr-x 23 castle castle <text:s/>4096 Apr 30 19:05 🚪</text:p>
      <text:p text:style-name="Standard">---x--x--x <text:s/>1 castle castle 18480 Apr 30 12:50 🤵</text:p>
      <text:p text:style-name="Standard">---x--x--x <text:s/>1 castle castle 18328 Apr 30 12:50 🛎</text:p>
      <text:p text:style-name="Standard">🕵 @🏰:~ $ ✋ 🤵</text:p>
      <text:p text:style-name="Standard">You can't use this here.</text:p>
      <text:p text:style-name="Standard">🕵 @🏰:~ $ 🤵</text:p>
      <text:p text:style-name="Standard">It's Mike the Steward, try to talk to him with 💬 🤵</text:p>
      <text:p text:style-name="Standard">🕵 @🏰:~ $ 💬 🤵</text:p>
      <text:p text:style-name="Standard"/>
      <text:p text:style-name="Standard"><text:s/>🤵 MIKE THE STEWARD:</text:p>
      <text:p text:style-name="Standard"><text:s/>You may want to talk with Miss Navi. You can find her in room 101.</text:p>
      <text:p text:style-name="Standard"/>
      <text:p text:style-name="Standard">🕵 @🏰:~ $ 🚶 🚪</text:p>
      <text:p text:style-name="Standard">🕵 @🏰:~/🚪 $ 🚶 🚪102</text:p>
      <text:p text:style-name="Standard">🕵 @🏰:~/🚪/🚪102 $ 🔦 -l</text:p>
      <text:p text:style-name="Standard">total 64</text:p>
      <text:p text:style-name="Standard">---x--x--x 1 castle castle 22648 Apr 30 12:50 🧙</text:p>
      <text:p text:style-name="Standard">---x--x--x 1 castle castle 18320 Apr 30 12:50 🛏</text:p>
      <text:p text:style-name="Standard">---x--x--x 1 castle castle 18336 Apr 30 12:50 🔮</text:p>
      <text:p text:style-name="Standard">🕵 @🏰:~/🚪/🚪102 $ 💬 🧙</text:p>
      <text:p text:style-name="Standard"/>
      <text:p text:style-name="Standard"><text:s/>🧙 AVERY THE MAGE:</text:p>
      <text:p text:style-name="Standard"><text:s/>Come back to see me when you have all the ingredients:</text:p>
      <text:p text:style-name="Standard"><text:s text:c="2"/>[✔] A healthy brain</text:p>
      <text:p text:style-name="Standard"><text:s text:c="2"/>[✔] 400 ml of blood</text:p>
      <text:p text:style-name="Standard"><text:s text:c="2"/>[ ] Some batteries</text:p>
      <text:p text:style-name="Standard"><text:s text:c="2"/>[✔] A cookie</text:p>
      <text:p text:style-name="Standard"><text:s text:c="2"/>[ ] A cup of coffee</text:p>
      <text:p text:style-name="Standard"/>
      <text:p text:style-name="Standard">🕵 @🏰:~/🚪/🚪102 $ <text:s/>🔦 -l -a</text:p>
      <text:p text:style-name="Standard">total 72</text:p>
      <text:p text:style-name="Standard">---x--x--x <text:s/>1 castle castle 22648 Apr 30 12:50 🧙</text:p>
      <text:p text:style-name="Standard">---x--x--x <text:s/>1 castle castle 18320 Apr 30 12:50 🛏</text:p>
      <text:p text:style-name="Standard">---x--x--x <text:s/>1 castle castle 18336 Apr 30 12:50 🔮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2 $ <text:s/>🚶 ..</text:p>
      <text:p text:style-name="Standard">🕵 @🏰:~/🚪 $ <text:s/>🚶 🚪108</text:p>
      <text:p text:style-name="Standard"><text:soft-page-break/>🕵 @🏰:~/🚪/🚪108 $ 🔦 -l -a</text:p>
      <text:p text:style-name="Standard"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8 $ ✋ ^C</text:p>
      <text:p text:style-name="Standard">🕵 @🏰:~/🚪/🚪108 $ ✋ 🧞 /🚪/🚪🚾</text:p>
      <text:p text:style-name="Standard">You can't use this here.</text:p>
      <text:p text:style-name="Standard">🕵 @🏰:~/🚪/🚪108 $ ✋ 🧞 /🚪/🚪🚾/🕳</text:p>
      <text:p text:style-name="Standard">You can't use this here.</text:p>
      <text:p text:style-name="Standard">🕵 @🏰:~/🚪/🚪108 $ ✋ 🧞</text:p>
      <text:p text:style-name="Standard">You can't use this here.</text:p>
      <text:p text:style-name="Standard">🕵 @🏰:~/🚪/🚪108 $ <text:s text:c="4"/></text:p>
      <text:p text:style-name="Standard">🕵 @🏰:~/🚪/🚪108 $ 🚶 /🚪/🚪🚾/🕳</text:p>
      <text:p text:style-name="Standard">-bash: cd: /🚪/🚪🚾/🕳: No such file or directory</text:p>
      <text:p text:style-name="Standard">🕵 @🏰:~/🚪/🚪108 $ 🚶 ..</text:p>
      <text:p text:style-name="Standard">🕵 @🏰:~/🚪 $ 🚶 🚪</text:p>
      <text:p text:style-name="Standard">-bash: cd: 🚪: No such file or directory</text:p>
      <text:p text:style-name="Standard">🕵 @🏰:~/🚪 $ 🚶 ..</text:p>
      <text:p text:style-name="Standard">🕵 @🏰:~ $ 🚶 🚪</text:p>
      <text:p text:style-name="Standard">🕵 @🏰:~/🚪 $ 🚶 🚪🚾</text:p>
      <text:p text:style-name="Standard">🕵 @🏰:~/🚪/🚪🚾 $ 🚶 🕳</text:p>
      <text:p text:style-name="Standard">🕵 @🏰:~/🚪/🚪🚾/🕳 $ <text:s/>🔦 -l -a</text:p>
      <text:p text:style-name="Standard">🔦: cannot open directory '.': Permission denied</text:p>
      <text:p text:style-name="Standard">🕵 @🏰:~/🚪/🚪🚾/🕳 $ su</text:p>
      <text:p text:style-name="Standard">-bash: su: command not found</text:p>
      <text:p text:style-name="Standard">🕵 @🏰:~/🚪/🚪🚾/🕳 $ 🔦 -l -a</text:p>
      <text:p text:style-name="Standard">🔦: cannot open directory '.': Permission denied</text:p>
      <text:p text:style-name="Standard">🕵 @🏰:~/🚪/🚪🚾/🕳 $ 🔦 -h</text:p>
      <text:p text:style-name="Standard">🔦: cannot open directory '.': Permission denied</text:p>
      <text:p text:style-name="Standard">🕵 @🏰:~/🚪/🚪🚾/🕳 $ 🚶 ..</text:p>
      <text:p text:style-name="Standard">🕵 @🏰:~/🚪/🚪🚾 $ 🔦 -h</text:p>
      <text:p text:style-name="Standard">🧻 <text:s/>🚽 <text:s/>🕳</text:p>
      <text:p text:style-name="Standard">🕵 @🏰:~/🚪/🚪🚾 $ 🔦 -l -h</text:p>
      <text:p text:style-name="Standard">total 28K</text:p>
      <text:p text:style-name="Standard">-r--r--r-- 1 castle castle <text:s/>368 Apr 27 09:19 🧻</text:p>
      <text:p text:style-name="Standard">---x--x--x 1 castle castle <text:s/>18K Apr 30 12:50 🚽</text:p>
      <text:p text:style-name="Standard">d--x--x--x 2 castle castle 4.0K Apr 30 16:37 🕳</text:p>
      <text:p text:style-name="Standard">🕵 @🏰:~/🚪/🚪🚾 $ </text:p>
      <text:p text:style-name="Standard">🔎 <text:s/>🎒 <text:s/>🔦 <text:s/>🗣 <text:s text:c="2"/>🚶 <text:s/>💬 <text:s/>✋ <text:s/></text:p>
      <text:p text:style-name="Standard">🕵 @🏰:~/🚪/🚪🚾 $ ./</text:p>
      <text:p text:style-name="Standard">🚽 <text:s/>🕳/ <text:s/></text:p>
      <text:p text:style-name="Standard">🕵 @🏰:~/🚪/🚪🚾 $ ./</text:p>
      <text:p text:style-name="Standard">🚽 <text:s/>🕳/ <text:s/></text:p>
      <text:p text:style-name="Standard">🕵 @🏰:~/🚪/🚪🚾 $ ./🕳</text:p>
      <text:p text:style-name="Standard">-bash: ./🕳: Is a directory</text:p>
      <text:p text:style-name="Standard">🕵 @🏰:~/🚪/🚪🚾 $ ./🚽</text:p>
      <text:p text:style-name="Standard">It's a toilet.</text:p>
      <text:p text:style-name="Standard">🕵 @🏰:~/🚪/🚪🚾 $ 🚽</text:p>
      <text:p text:style-name="Standard">It's a toilet.</text:p>
      <text:p text:style-name="Standard">🕵 @🏰:~/🚪/🚪🚾 $ 🚶 ..</text:p>
      <text:p text:style-name="Standard">🕵 @🏰:~/🚪 $ 🚶 🚪107</text:p>
      <text:p text:style-name="Standard"><text:soft-page-break/>🕵 @🏰:~/🚪/🚪107 $ 🔦 -l -h</text:p>
      <text:p text:style-name="Standard">total 44K</text:p>
      <text:p text:style-name="Standard">---x--x--x 1 castle castle 18K Apr 30 12:50 🔌</text:p>
      <text:p text:style-name="Standard">---x--x--x 1 castle castle 23K Apr 30 12:50 🤖</text:p>
      <text:p text:style-name="Standard">🕵 @🏰:~/🚪/🚪107 $ 🔌</text:p>
      <text:p text:style-name="Standard">It's a plug. It looks like someone sleeps in there.</text:p>
      <text:p text:style-name="Standard">🕵 @🏰:~/🚪/🚪107 $ ✋ ^C</text:p>
      <text:p text:style-name="Standard">🕵 @🏰:~/🚪/🚪107 $ &lt;pre&gt;✋&lt;/pre&gt;</text:p>
      <text:p text:style-name="Standard">-bash: syntax error near unexpected token `newline'</text:p>
      <text:p text:style-name="Standard">🕵 @🏰:~/🚪/🚪107 $ ✋ 🔌</text:p>
      <text:p text:style-name="Standard">You can't use this here.</text:p>
      <text:p text:style-name="Standard">🕵 @🏰:~/🚪/🚪107 $ 🔎 🔌</text:p>
      <text:p text:style-name="Standard">🔎: 🔌: Permission denied</text:p>
      <text:p text:style-name="Standard">🕵 @🏰:~/🚪/🚪107 $ 🚶 ..</text:p>
      <text:p text:style-name="Standard">🕵 @🏰:~/🚪🚶 🚪108</text:p>
      <text:p text:style-name="Standard">🕵 @🏰:~/🚪/🚪108 $ 🔦 -l -h</text:p>
      <text:p text:style-name="Standard">total 20K</text:p>
      <text:p text:style-name="Standard">---x--x--x 1 castle castle 19K Apr 30 12:50 🧞</text:p>
      <text:p text:style-name="Standard">🕵 @🏰:~/🚪/🚪108 $ 🔦 -l -a</text:p>
      <text:p text:style-name="Standard"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8 $ 💬 <text:s/>🧞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</text:p>
      <text:p text:style-name="Standard"/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^C</text:p>
      <text:p text:style-name="Standard"/>
      <text:p text:style-name="Standard"><text:s/>🧞 FINNLEY THE GENIE:</text:p>
      <text:p text:style-name="Standard"><text:s/>AAAHHH!!! Was that scream really necessary? Couldn't you wake people up</text:p>
      <text:p text:style-name="Standard"><text:s/>a little more nicely?</text:p>
      <text:p text:style-name="Standard"><text:s/>... zZz ...</text:p>
      <text:p text:style-name="Standard"><text:s/>🕵 INSPECTOR SHELL:</text:p>
      <text:p text:style-name="Standard"><text:s/>...</text:p>
      <text:p text:style-name="Standard"/>
      <text:p text:style-name="Standard">🕵 @🏰:~/🚪/🚪108 $ <text:s/>🚶 ..</text:p>
      <text:p text:style-name="Standard">🕵 @🏰:~/🚪 $ <text:s/></text:p>
      <text:p text:style-name="Standard">🕵 @🏰:~/🚪 $ <text:s/>🔦 -l -a</text:p>
      <text:p text:style-name="Standard"><text:soft-page-break/>total 48</text:p>
      <text:p text:style-name="Standard">-r--r--r-- <text:s/>1 castle castle <text:s/>330 Apr 29 13:13 📋</text:p>
      <text:p text:style-name="Standard">dr-xr-xr-x <text:s/>4 castle castle 4096 Apr 30 16:37 🚪🚾</text:p>
      <text:p text:style-name="Standard">dr-xr-xr-x <text:s/>2 castle castle 4096 Apr 30 17:36 🚪101</text:p>
      <text:p text:style-name="Standard">dr-xr-xr-x <text:s/>2 castle castle 4096 Apr 30 16:37 🚪102</text:p>
      <text:p text:style-name="Standard">dr-xr-xr-x <text:s/>2 castle castle 4096 Apr 30 19:05 🚪103</text:p>
      <text:p text:style-name="Standard">dr-xr-xr-x <text:s/>2 castle castle 4096 Apr 30 16:37 🚪104</text:p>
      <text:p text:style-name="Standard">dr-xr-xr-x <text:s/>2 castle castle 4096 Apr 30 16:37 🚪105</text:p>
      <text:p text:style-name="Standard">dr-xr-xr-x <text:s/>2 castle castle 4096 Apr 30 18:50 🚪106</text:p>
      <text:p text:style-name="Standard">dr-xr-xr-x <text:s/>2 castle castle 4096 Apr 30 16:37 🚪107</text:p>
      <text:p text:style-name="Standard">dr-xr-xr-x <text:s/>2 castle castle 4096 Apr 30 16:37 🚪108</text:p>
      <text:p text:style-name="Standard">dr-xr-xr-x 23 castle castle 4096 Apr 30 19:05 .</text:p>
      <text:p text:style-name="Standard">dr-xr-xr-x <text:s/>5 castle castle 4096 Apr 30 17:36 ..</text:p>
      <text:p text:style-name="Standard">🕵 @🏰:~/🚪 $ 🚶 🚪🚾</text:p>
      <text:p text:style-name="Standard">🕵 @🏰:~/🚪/🚪🚾 $ 🔦 -l -a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>🕵 @🏰:~/🚪/🚪🚾 $ 🚶 🕳</text:p>
      <text:p text:style-name="Standard">🕵 @🏰:~/🚪/🚪🚾/🕳 $ 🍀</text:p>
      <text:p text:style-name="Standard">-bash: 🍀: command not found</text:p>
      <text:p text:style-name="Standard">🕵 @🏰:~/🚪/🚪🚾/🕳 $ 🚶 ..</text:p>
      <text:p text:style-name="Standard">🕵 @🏰:~/🚪/🚪🚾 $ ✋ 🕳</text:p>
      <text:p text:style-name="Standard">-bash: 🕳: command not found</text:p>
      <text:p text:style-name="Standard">🕵 @🏰:~/🚪/🚪🚾 $ chown</text:p>
      <text:p text:style-name="Standard">-bash: chown: command not found</text:p>
      <text:p text:style-name="Standard">🕵 @🏰:~/🚪/🚪🚾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🍪: A cookie, Joey's favorite meal.</text:p>
      <text:p text:style-name="Standard"><text:s text:c="2"/>💉: Blood, Landry's favorite meal.</text:p>
      <text:p text:style-name="Standard"/>
      <text:p text:style-name="Standard">🕵 @🏰:~/🚪/🚪🚾 $ 🚶 ..</text:p>
      <text:p text:style-name="Standard">🕵 @🏰:~/🚪 $ 🚶 🚪107</text:p>
      <text:p text:style-name="Standard">🕵 @🏰:~/🚪/🚪107 $ 🔦 -la</text:p>
      <text:p text:style-name="Standard">total 52</text:p>
      <text:p text:style-name="Standard">---x--x--x <text:s/>1 castle castle 18328 Apr 30 12:50 🔌</text:p>
      <text:p text:style-name="Standard">---x--x--x <text:s/>1 castle castle 22776 Apr 30 12:50 🤖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7 $ 💬 🤖</text:p>
      <text:p text:style-name="Standard"/>
      <text:p text:style-name="Standard"><text:s/>🤖 SHILOH THE ROBOT:</text:p>
      <text:p text:style-name="Standard"><text:s/>Please, tell me my exit code so I can fix it.</text:p>
      <text:p text:style-name="Standard"><text:s/>* Beep *</text:p>
      <text:p text:style-name="Standard"/>
      <text:p text:style-name="Standard">🕵 @🏰:~/🚪/🚪107 $ 22776</text:p>
      <text:p text:style-name="Standard"><text:soft-page-break/>-bash: 22776: command not found</text:p>
      <text:p text:style-name="Standard">🕵 @🏰:~/🚪/🚪107 $ 🤖 2276</text:p>
      <text:p text:style-name="Standard">It's Shiloh the robot.</text:p>
      <text:p text:style-name="Standard">🕵 @🏰:~/🚪/🚪107 $ 🗣 22776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10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38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0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🗣 7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🚶 ..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🚶 🚪🚾</text:p>
      <text:p text:style-name="Standard">🕵 @🏰:~/🚪/🚪🚾 $ 🔦</text:p>
      <text:p text:style-name="Standard">🧻 <text:s/>🚽 <text:s/>🕳</text:p>
      <text:p text:style-name="Standard">🕵 @🏰:~/🚪/🚪🚾 $ 🔦 -la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>🕵 @🏰:~/🚪/🚪🚾 $ 🔦 ./🕳 -la</text:p>
      <text:p text:style-name="Standard">🔦: cannot open directory './🕳': Permission denied</text:p>
      <text:p text:style-name="Standard">🕵 @🏰:~/🚪/🚪🚾 $ ✋ 🚽</text:p>
      <text:p text:style-name="Standard">You can't use this here.</text:p>
      <text:p text:style-name="Standard">🕵 @🏰:~/🚪/🚪🚾 $ 🔎 🧻</text:p>
      <text:p text:style-name="Standard">ROSES ARE RED</text:p>
      <text:p text:style-name="Standard">VIOLETS ARE BLUE</text:p>
      <text:p text:style-name="Standard">YOU STOLE MY HEART YOU HAVE SUGAR EYES</text:p>
      <text:p text:style-name="Standard">(doesn't rhyme...)</text:p>
      <text:p text:style-name="Standard"/>
      <text:p text:style-name="Standard">ROSES ARE RED</text:p>
      <text:p text:style-name="Standard"><text:soft-page-break/>VIOLETS ARE BLUE</text:p>
      <text:p text:style-name="Standard">I'VE LEARNED THE FULL MEANING OF SHARING AND CARING AND HAVING MY DREAMS ALL COME TRUE I'VE LEARNED THE FULL MEANING OF BEING IN LOVE BY BEING AND LOVING WITH YOU</text:p>
      <text:p text:style-name="Standard">(too long...)</text:p>
      <text:p text:style-name="Standard"/>
      <text:p text:style-name="Standard">ROSES ARE RED</text:p>
      <text:p text:style-name="Standard">VIOLETS ARE BLUE</text:p>
      <text:p text:style-name="Standard">LOOK AT THIS CROWN I STOLE IT FOR YOU</text:p>
      <text:p text:style-name="Standard">🕵 @🏰:~/🚪/🚪🚾 $ <text:s/>✋ 🕳/💩</text:p>
      <text:p text:style-name="Standard">-bash: 🕳/💩: No such file or directory</text:p>
      <text:p text:style-name="Standard">🕵 @🏰:~/🚪/🚪🚾 $ 🔦 -lr</text:p>
      <text:p text:style-name="Standard">total 28</text:p>
      <text:p text:style-name="Standard">-r--r--r-- 1 castle castle <text:s text:c="2"/>368 Apr 27 09:19 🧻</text:p>
      <text:p text:style-name="Standard">---x--x--x 1 castle castle 18328 Apr 30 12:50 🚽</text:p>
      <text:p text:style-name="Standard">d--x--x--x 2 castle castle <text:s/>4096 Apr 30 16:37 🕳</text:p>
      <text:p text:style-name="Standard">🕵 @🏰:~/🚪/🚪🚾 $ 🔦 -lR</text:p>
      <text:p text:style-name="Standard">🔦: cannot open directory './🕳': Permission denied</text:p>
      <text:p text:style-name="Standard">.:</text:p>
      <text:p text:style-name="Standard">total 28</text:p>
      <text:p text:style-name="Standard">-r--r--r-- 1 castle castle <text:s text:c="2"/>368 Apr 27 09:19 🧻</text:p>
      <text:p text:style-name="Standard">---x--x--x 1 castle castle 18328 Apr 30 12:50 🚽</text:p>
      <text:p text:style-name="Standard">d--x--x--x 2 castle castle <text:s/>4096 Apr 30 16:37 🕳</text:p>
      <text:p text:style-name="Standard">🕵 @🏰:~/🚪/🚪🚾 $ 🚶</text:p>
      <text:p text:style-name="Standard">🕵 @🏰:~ $ 🔦 -lRa</text:p>
      <text:p text:style-name="Standard">🔦: cannot open directory './🚪/🚪🚾/🕳': Permission denied</text:p>
      <text:p text:style-name="Standard">.:</text:p>
      <text:p text:style-name="Standard">total 52</text:p>
      <text:p text:style-name="Standard">dr-xr-xr-x 23 castle castle <text:s/>4096 Apr 30 19:05 🚪</text:p>
      <text:p text:style-name="Standard">---x--x--x <text:s/>1 castle castle 18480 Apr 30 12:50 🤵</text:p>
      <text:p text:style-name="Standard">---x--x--x <text:s/>1 castle castle 18328 Apr 30 12:50 🛎</text:p>
      <text:p text:style-name="Standard">dr-xr-xr-x <text:s/>5 castle castle <text:s/>4096 Apr 30 17:36 .</text:p>
      <text:p text:style-name="Standard">drwxr-xr-x <text:s/>8 root <text:s text:c="2"/>root <text:s text:c="3"/>4096 Apr 30 17:17 ..</text:p>
      <text:p text:style-name="Standard"/>
      <text:p text:style-name="Standard">./🚪:</text:p>
      <text:p text:style-name="Standard">total 48</text:p>
      <text:p text:style-name="Standard">-r--r--r-- <text:s/>1 castle castle <text:s/>330 Apr 29 13:13 📋</text:p>
      <text:p text:style-name="Standard">dr-xr-xr-x <text:s/>4 castle castle 4096 Apr 30 16:37 🚪🚾</text:p>
      <text:p text:style-name="Standard">dr-xr-xr-x <text:s/>2 castle castle 4096 Apr 30 17:36 🚪101</text:p>
      <text:p text:style-name="Standard">dr-xr-xr-x <text:s/>2 castle castle 4096 Apr 30 16:37 🚪102</text:p>
      <text:p text:style-name="Standard">dr-xr-xr-x <text:s/>2 castle castle 4096 Apr 30 19:05 🚪103</text:p>
      <text:p text:style-name="Standard">dr-xr-xr-x <text:s/>2 castle castle 4096 Apr 30 16:37 🚪104</text:p>
      <text:p text:style-name="Standard">dr-xr-xr-x <text:s/>2 castle castle 4096 Apr 30 16:37 🚪105</text:p>
      <text:p text:style-name="Standard">dr-xr-xr-x <text:s/>2 castle castle 4096 Apr 30 18:50 🚪106</text:p>
      <text:p text:style-name="Standard">dr-xr-xr-x <text:s/>2 castle castle 4096 Apr 30 16:37 🚪107</text:p>
      <text:p text:style-name="Standard">dr-xr-xr-x <text:s/>2 castle castle 4096 Apr 30 16:37 🚪108</text:p>
      <text:p text:style-name="Standard">dr-xr-xr-x 23 castle castle 4096 Apr 30 19:05 .</text:p>
      <text:p text:style-name="Standard">dr-xr-xr-x <text:s/>5 castle castle 4096 Apr 30 17:36 ..</text:p>
      <text:p text:style-name="Standard"/>
      <text:p text:style-name="Standard">./🚪/🚪🚾:</text:p>
      <text:p text:style-name="Standard">total 36</text:p>
      <text:p text:style-name="Standard">-r--r--r-- <text:s/>1 castle castle <text:s text:c="2"/>368 Apr 27 09:19 🧻</text:p>
      <text:p text:style-name="Standard"><text:soft-page-break/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/>
      <text:p text:style-name="Standard">./🚪/🚪101:</text:p>
      <text:p text:style-name="Standard">total 48</text:p>
      <text:p text:style-name="Standard">---x--x--x <text:s/>1 castle castle 18336 Apr 30 12:50 🍄</text:p>
      <text:p text:style-name="Standard">---x--x--x <text:s/>1 castle castle 18520 Apr 30 12:50 🧚</text:p>
      <text:p text:style-name="Standard">dr-xr-xr-x <text:s/>2 castle castle <text:s/>4096 Apr 30 17:36 .</text:p>
      <text:p text:style-name="Standard">dr-xr-xr-x 23 castle castle <text:s/>4096 Apr 30 19:05 ..</text:p>
      <text:p text:style-name="Standard"/>
      <text:p text:style-name="Standard">./🚪/🚪102:</text:p>
      <text:p text:style-name="Standard">total 72</text:p>
      <text:p text:style-name="Standard">---x--x--x <text:s/>1 castle castle 22648 Apr 30 12:50 🧙</text:p>
      <text:p text:style-name="Standard">---x--x--x <text:s/>1 castle castle 18320 Apr 30 12:50 🛏</text:p>
      <text:p text:style-name="Standard">---x--x--x <text:s/>1 castle castle 18336 Apr 30 12:50 🔮</text:p>
      <text:p text:style-name="Standard">dr-xr-xr-x <text:s/>2 castle castle <text:s/>4096 Apr 30 16:37 .</text:p>
      <text:p text:style-name="Standard">dr-xr-xr-x 23 castle castle <text:s/>4096 Apr 30 19:05 ..</text:p>
      <text:p text:style-name="Standard"/>
      <text:p text:style-name="Standard">./🚪/🚪103:</text:p>
      <text:p text:style-name="Standard">total 48</text:p>
      <text:p text:style-name="Standard">---x--x--x <text:s/>1 castle castle 18520 Apr 30 12:50 👻</text:p>
      <text:p text:style-name="Standard">dr-xr-xr-x <text:s/>2 castle castle <text:s/>4096 Apr 30 19:05 .</text:p>
      <text:p text:style-name="Standard">dr-xr-xr-x 23 castle castle <text:s/>4096 Apr 30 19:05 ..</text:p>
      <text:p text:style-name="Standard">---x--x--x <text:s/>1 castle castle 18328 Apr 30 12:50 ⚱</text:p>
      <text:p text:style-name="Standard"/>
      <text:p text:style-name="Standard">./🚪/🚪104:</text:p>
      <text:p text:style-name="Standard">total 48</text:p>
      <text:p text:style-name="Standard">---x--x--x <text:s/>1 castle castle 18328 Apr 30 12:50 🐚</text:p>
      <text:p text:style-name="Standard">---x--x--x <text:s/>1 castle castle 18528 Apr 30 12:50 🧜</text:p>
      <text:p text:style-name="Standard">dr-xr-xr-x <text:s/>2 castle castle <text:s/>4096 Apr 30 16:37 .</text:p>
      <text:p text:style-name="Standard">dr-xr-xr-x 23 castle castle <text:s/>4096 Apr 30 19:05 ..</text:p>
      <text:p text:style-name="Standard"/>
      <text:p text:style-name="Standard">./🚪/🚪105:</text:p>
      <text:p text:style-name="Standard">total 52</text:p>
      <text:p text:style-name="Standard">---x--x--x <text:s/>1 castle castle 18328 Apr 30 12:50 🕸</text:p>
      <text:p text:style-name="Standard">---x--x--x <text:s/>1 castle castle 22792 Apr 30 12:50 🧟</text:p>
      <text:p text:style-name="Standard">dr-xr-xr-x <text:s/>2 castle castle <text:s/>4096 Apr 30 16:37 .</text:p>
      <text:p text:style-name="Standard">dr-xr-xr-x 23 castle castle <text:s/>4096 Apr 30 19:05 ..</text:p>
      <text:p text:style-name="Standard"/>
      <text:p text:style-name="Standard">./🚪/🚪106:</text:p>
      <text:p text:style-name="Standard">total 56</text:p>
      <text:p text:style-name="Standard">-r--r--r-- <text:s/>1 castle <text:s text:c="2"/>9000 <text:s text:c="3"/>69 Apr 27 09:19 📜</text:p>
      <text:p text:style-name="Standard">---x--x--x <text:s/>1 castle castle 22784 Apr 30 12:50 🧛</text:p>
      <text:p text:style-name="Standard">dr-xr-xr-x <text:s/>2 castle castle <text:s/>4096 Apr 30 18:50 .</text:p>
      <text:p text:style-name="Standard">dr-xr-xr-x 23 castle castle <text:s/>4096 Apr 30 19:05 ..</text:p>
      <text:p text:style-name="Standard">---x--x--x <text:s/>1 castle castle 18328 Apr 30 12:50 ⚰</text:p>
      <text:p text:style-name="Standard"/>
      <text:p text:style-name="Standard">./🚪/🚪107:</text:p>
      <text:p text:style-name="Standard">total 52</text:p>
      <text:p text:style-name="Standard">---x--x--x <text:s/>1 castle castle 18328 Apr 30 12:50 🔌</text:p>
      <text:p text:style-name="Standard"><text:soft-page-break/>---x--x--x <text:s/>1 castle castle 22776 Apr 30 12:50 🤖</text:p>
      <text:p text:style-name="Standard">dr-xr-xr-x <text:s/>2 castle castle <text:s/>4096 Apr 30 16:37 .</text:p>
      <text:p text:style-name="Standard">dr-xr-xr-x 23 castle castle <text:s/>4096 Apr 30 19:05 ..</text:p>
      <text:p text:style-name="Standard"/>
      <text:p text:style-name="Standard">./🚪/🚪108:</text:p>
      <text:p text:style-name="Standard"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 $ 🚶 🚪</text:p>
      <text:p text:style-name="Standard">🕵 @🏰:~/🚪 $ 🚶 🚪🚾</text:p>
      <text:p text:style-name="Standard">🕵 @🏰:~/🚪/🚪🚾 $ 🔦</text:p>
      <text:p text:style-name="Standard">🧻 <text:s/>🚽 <text:s/>🕳</text:p>
      <text:p text:style-name="Standard">🕵 @🏰:~/🚪/🚪🚾 $ 🔦 🕳</text:p>
      <text:p text:style-name="Standard">🔦: cannot open directory '🕳': Permission denied</text:p>
      <text:p text:style-name="Standard">🕵 @🏰:~/🚪/🚪🚾 $ 🗣 🔦 🕳</text:p>
      <text:p text:style-name="Standard">🔦 🕳</text:p>
      <text:p text:style-name="Standard">🕵 @🏰:~/🚪/🚪🚾 $ 🔦 ~</text:p>
      <text:p text:style-name="Standard">🚪 <text:s/>🤵 <text:s/>🛎</text:p>
      <text:p text:style-name="Standard">🕵 @🏰:~/🚪/🚪🚾 $ 🚶 ~</text:p>
      <text:p text:style-name="Standard">🕵 @🏰:~ $ 🚶 🚪</text:p>
      <text:p text:style-name="Standard">🕵 @🏰:~/🚪 $ 🚶 🚪🚾</text:p>
      <text:p text:style-name="Standard">🕵 @🏰:~/🚪/🚪🚾 $ 💬 🕳</text:p>
      <text:p text:style-name="Standard">-bash: 🕳: command not found</text:p>
      <text:p text:style-name="Standard">🕵 @🏰:~/🚪/🚪🚾 $ echo *</text:p>
      <text:p text:style-name="Standard">-bash: echo: command not found</text:p>
      <text:p text:style-name="Standard">🕵 @🏰:~/🚪/🚪🚾 $ 🗣 *</text:p>
      <text:p text:style-name="Standard">🕳 🚽 🧻</text:p>
      <text:p text:style-name="Standard">🕵 @🏰:~/🚪/🚪🚾 $ 🚶 🕳</text:p>
      <text:p text:style-name="Standard">🕵 @🏰:~/🚪/🚪🚾/🕳 $ echo *</text:p>
      <text:p text:style-name="Standard">-bash: echo: command not found</text:p>
      <text:p text:style-name="Standard">🕵 @🏰:~/🚪/🚪🚾/🕳 $ 🗣 *</text:p>
      <text:p text:style-name="Standard">*</text:p>
      <text:p text:style-name="Standard">🕵 @🏰:~/🚪/🚪🚾/🕳 $ sudo 🔦</text:p>
      <text:p text:style-name="Standard">-bash: sudo: command not found</text:p>
      <text:p text:style-name="Standard">🕵 @🏰:~/🚪/🚪🚾/🕳 $ ✋ *.*</text:p>
      <text:p text:style-name="Standard">-bash: *.*: command not found</text:p>
      <text:p text:style-name="Standard">🕵 @🏰:~/🚪/🚪🚾/🕳 $ ✋ *</text:p>
      <text:p text:style-name="Standard">-bash: *: command not found</text:p>
      <text:p text:style-name="Standard">🕵 @🏰:~/🚪/🚪🚾/🕳 $ 🚶 ..</text:p>
      <text:p text:style-name="Standard">🕵 @🏰:~/🚪/🚪🚾 $ ✋ *</text:p>
      <text:p text:style-name="Standard">-bash: 🕳: command not found</text:p>
      <text:p text:style-name="Standard">🕵 @🏰:~/🚪/🚪🚾 $ ✋ **</text:p>
      <text:p text:style-name="Standard">-bash: 🕳: command not found</text:p>
      <text:p text:style-name="Standard">🕵 @🏰:~/🚪/🚪🚾 $ 🗣 **</text:p>
      <text:p text:style-name="Standard">🕳 🚽 🧻</text:p>
      <text:p text:style-name="Standard">🕵 @🏰:~/🚪/🚪🚾 $ 🗣 */*</text:p>
      <text:p text:style-name="Standard">*/*</text:p>
      <text:p text:style-name="Standard">🕵 @🏰:~/🚪/🚪🚾 $ </text:p>
      <text:p text:style-name="Standard">🕵 @🏰:~/🚪/🚪🚾 $ 🚶 -la</text:p>
      <text:p text:style-name="Standard">-bash: cd: -l: invalid option</text:p>
      <text:p text:style-name="Standard">cd: usage: cd [-L|[-P [-e]] [-@]] [dir]</text:p>
      <text:p text:style-name="Standard"><text:soft-page-break/>🕵 @🏰:~/🚪/🚪🚾 $ 🚶 --help</text:p>
      <text:p text:style-name="Standard">cd: cd [-L|[-P [-e]] [-@]] [dir]</text:p>
      <text:p text:style-name="Standard"><text:s text:c="4"/>Change the shell working directory.</text:p>
      <text:p text:style-name="Standard"><text:s text:c="4"/></text:p>
      <text:p text:style-name="Standard"><text:s text:c="4"/>Change the current directory to DIR. <text:s/>The default DIR is the value of the</text:p>
      <text:p text:style-name="Standard"><text:s text:c="4"/>HOME shell variable.</text:p>
      <text:p text:style-name="Standard"><text:s text:c="4"/></text:p>
      <text:p text:style-name="Standard"><text:s text:c="4"/>The variable CDPATH defines the search path for the directory containing</text:p>
      <text:p text:style-name="Standard"><text:s text:c="4"/>DIR. <text:s/>Alternative directory names in CDPATH are separated by a colon (:).</text:p>
      <text:p text:style-name="Standard"><text:s text:c="4"/>A null directory name is the same as the current directory. <text:s/>If DIR begins</text:p>
      <text:p text:style-name="Standard"><text:s text:c="4"/>with a slash (/), then CDPATH is not used.</text:p>
      <text:p text:style-name="Standard"><text:s text:c="4"/></text:p>
      <text:p text:style-name="Standard"><text:s text:c="4"/>If the directory is not found, and the shell option `cdable_vars' is set,</text:p>
      <text:p text:style-name="Standard"><text:s text:c="4"/>the word is assumed to be <text:s/>a variable name. <text:s/>If that variable has a value,</text:p>
      <text:p text:style-name="Standard"><text:s text:c="4"/>its value is used for DIR.</text:p>
      <text:p text:style-name="Standard"><text:s text:c="4"/></text:p>
      <text:p text:style-name="Standard"><text:s text:c="4"/>Options:</text:p>
      <text:p text:style-name="Standard"><text:s text:c="6"/>-L<text:tab/>force symbolic links to be followed: resolve symbolic</text:p>
      <text:p text:style-name="Standard"><text:s text:c="4"/><text:tab/><text:tab/>links in DIR after processing instances of `..'</text:p>
      <text:p text:style-name="Standard"><text:s text:c="6"/>-P<text:tab/>use the physical directory structure without following</text:p>
      <text:p text:style-name="Standard"><text:s text:c="4"/><text:tab/><text:tab/>symbolic links: resolve symbolic links in DIR before</text:p>
      <text:p text:style-name="Standard"><text:s text:c="4"/><text:tab/><text:tab/>processing instances of `..'</text:p>
      <text:p text:style-name="Standard"><text:s text:c="6"/>-e<text:tab/>if the -P option is supplied, and the current working</text:p>
      <text:p text:style-name="Standard"><text:s text:c="4"/><text:tab/><text:tab/>directory cannot be determined successfully, exit with</text:p>
      <text:p text:style-name="Standard"><text:s text:c="4"/><text:tab/><text:tab/>a non-zero status</text:p>
      <text:p text:style-name="Standard"><text:s text:c="6"/>-@<text:tab/>on systems that support it, present a file with extended</text:p>
      <text:p text:style-name="Standard"><text:s text:c="4"/><text:tab/><text:tab/>attributes as a directory containing the file attributes</text:p>
      <text:p text:style-name="Standard"><text:s text:c="4"/></text:p>
      <text:p text:style-name="Standard"><text:s text:c="4"/>The default is to follow symbolic links, as if `-L' were specified.</text:p>
      <text:p text:style-name="Standard"><text:s text:c="4"/>`..' is processed by removing the immediately previous pathname component</text:p>
      <text:p text:style-name="Standard"><text:s text:c="4"/>back to a slash or the beginning of DIR.</text:p>
      <text:p text:style-name="Standard"><text:s text:c="4"/></text:p>
      <text:p text:style-name="Standard"><text:s text:c="4"/>Exit Status:</text:p>
      <text:p text:style-name="Standard"><text:s text:c="4"/>Returns 0 if the directory is changed, and if $PWD is set successfully when</text:p>
      <text:p text:style-name="Standard"><text:s text:c="4"/>-P is used; non-zero otherwise.</text:p>
      <text:p text:style-name="Standard">🕵 @🏰:~/🚪/🚪🚾 $ 🔦 --help</text:p>
      <text:p text:style-name="Standard">Usage: 🔦 [OPTION]... [FILE]...</text:p>
      <text:p text:style-name="Standard">List information about the FILEs (the current directory by default).</text:p>
      <text:p text:style-name="Standard">Sort entries alphabetically if none of -cftuvSUX nor --sort is specified.</text:p>
      <text:p text:style-name="Standard"/>
      <text:p text:style-name="Standard">Mandatory arguments to long options are mandatory for short options too.</text:p>
      <text:p text:style-name="Standard"><text:s text:c="2"/>-a, --all <text:s text:c="17"/>do not ignore entries starting with .</text:p>
      <text:p text:style-name="Standard"><text:s text:c="2"/>-A, --almost-all <text:s text:c="10"/>do not list implied . and ..</text:p>
      <text:p text:style-name="Standard"><text:s text:c="6"/>--author <text:s text:c="14"/>with -l, print the author of each file</text:p>
      <text:p text:style-name="Standard"><text:s text:c="2"/>-b, --escape <text:s text:c="14"/>print C-style escapes for nongraphic characters</text:p>
      <text:p text:style-name="Standard"><text:s text:c="6"/>--block-size=SIZE <text:s text:c="5"/>scale sizes by SIZE before printing them; e.g.,</text:p>
      <text:p text:style-name="Standard"><text:s text:c="31"/>'--block-size=M' prints sizes in units of</text:p>
      <text:p text:style-name="Standard"><text:s text:c="31"/>1,048,576 bytes; see SIZE format below</text:p>
      <text:p text:style-name="Standard"><text:s text:c="2"/>-B, --ignore-backups <text:s text:c="6"/>do not list implied entries ending with ~</text:p>
      <text:p text:style-name="Standard"><text:s text:c="2"/>-c <text:s text:c="24"/>with -lt: sort by, and show, ctime (time of last</text:p>
      <text:p text:style-name="Standard"><text:s text:c="31"/>modification of file status information);</text:p>
      <text:p text:style-name="Standard"><text:s text:c="31"/>with -l: show ctime and sort by name;</text:p>
      <text:p text:style-name="Standard"><text:soft-page-break/><text:s text:c="31"/>otherwise: sort by ctime, newest first</text:p>
      <text:p text:style-name="Standard"><text:s text:c="2"/>-C <text:s text:c="24"/>list entries by columns</text:p>
      <text:p text:style-name="Standard"><text:s text:c="6"/>--color[=WHEN] <text:s text:c="8"/>colorize the output; WHEN can be 'always' (default</text:p>
      <text:p text:style-name="Standard"><text:s text:c="31"/>if omitted), 'auto', or 'never'; more info below</text:p>
      <text:p text:style-name="Standard"><text:s text:c="2"/>-d, --directory <text:s text:c="11"/>list directories themselves, not their contents</text:p>
      <text:p text:style-name="Standard"><text:s text:c="2"/>-D, --dired <text:s text:c="15"/>generate output designed for Emacs' dired mode</text:p>
      <text:p text:style-name="Standard"><text:s text:c="2"/>-f <text:s text:c="24"/>do not sort, enable -aU, disable -ls --color</text:p>
      <text:p text:style-name="Standard"><text:s text:c="2"/>-F, --classify <text:s text:c="12"/>append indicator (one of */=&gt;@|) to entries</text:p>
      <text:p text:style-name="Standard"><text:s text:c="6"/>--file-type <text:s text:c="11"/>likewise, except do not append '*'</text:p>
      <text:p text:style-name="Standard"><text:s text:c="6"/>--format=WORD <text:s text:c="9"/>across -x, commas -m, horizontal -x, long -l,</text:p>
      <text:p text:style-name="Standard"><text:s text:c="31"/>single-column -1, verbose -l, vertical -C</text:p>
      <text:p text:style-name="Standard"><text:s text:c="6"/>--full-time <text:s text:c="11"/>like -l --time-style=full-iso</text:p>
      <text:p text:style-name="Standard"><text:s text:c="2"/>-g <text:s text:c="24"/>like -l, but do not list owner</text:p>
      <text:p text:style-name="Standard"><text:s text:c="6"/>--group-directories-first</text:p>
      <text:p text:style-name="Standard"><text:s text:c="29"/>group directories before files;</text:p>
      <text:p text:style-name="Standard"><text:s text:c="31"/>can be augmented with a --sort option, but any</text:p>
      <text:p text:style-name="Standard"><text:s text:c="31"/>use of --sort=none (-U) disables grouping</text:p>
      <text:p text:style-name="Standard"><text:s text:c="2"/>-G, --no-group <text:s text:c="12"/>in a long listing, don't print group names</text:p>
      <text:p text:style-name="Standard"><text:s text:c="2"/>-h, --human-readable <text:s text:c="6"/>with -l and/or -s, print human readable sizes</text:p>
      <text:p text:style-name="Standard"><text:s text:c="31"/>(e.g., 1K 234M 2G)</text:p>
      <text:p text:style-name="Standard"><text:s text:c="6"/>--si <text:s text:c="18"/>likewise, but use powers of 1000 not 1024</text:p>
      <text:p text:style-name="Standard"><text:s text:c="2"/>-H, --dereference-command-line</text:p>
      <text:p text:style-name="Standard"><text:s text:c="29"/>follow symbolic links listed on the command line</text:p>
      <text:p text:style-name="Standard"><text:s text:c="6"/>--dereference-command-line-symlink-to-dir</text:p>
      <text:p text:style-name="Standard"><text:s text:c="29"/>follow each command line symbolic link</text:p>
      <text:p text:style-name="Standard"><text:s text:c="31"/>that points to a directory</text:p>
      <text:p text:style-name="Standard"><text:s text:c="6"/>--hide=PATTERN <text:s text:c="8"/>do not list implied entries matching shell PATTERN</text:p>
      <text:p text:style-name="Standard"><text:s text:c="31"/>(overridden by -a or -A)</text:p>
      <text:p text:style-name="Standard"><text:s text:c="6"/>--hyperlink[=WHEN] <text:s text:c="4"/>hyperlink file names; WHEN can be 'always'</text:p>
      <text:p text:style-name="Standard"><text:s text:c="31"/>(default if omitted), 'auto', or 'never'</text:p>
      <text:p text:style-name="Standard"><text:s text:c="6"/>--indicator-style=WORD <text:s/>append indicator with style WORD to entry names:</text:p>
      <text:p text:style-name="Standard"><text:s text:c="31"/>none (default), slash (-p),</text:p>
      <text:p text:style-name="Standard"><text:s text:c="31"/>file-type (--file-type), classify (-F)</text:p>
      <text:p text:style-name="Standard"><text:s text:c="2"/>-i, --inode <text:s text:c="15"/>print the index number of each file</text:p>
      <text:p text:style-name="Standard"><text:s text:c="2"/>-I, --ignore=PATTERN <text:s text:c="6"/>do not list implied entries matching shell PATTERN</text:p>
      <text:p text:style-name="Standard"><text:s text:c="2"/>-k, --kibibytes <text:s text:c="11"/>default to 1024-byte blocks for disk usage</text:p>
      <text:p text:style-name="Standard"><text:s text:c="2"/>-l <text:s text:c="24"/>use a long listing format</text:p>
      <text:p text:style-name="Standard"><text:s text:c="2"/>-L, --dereference <text:s text:c="9"/>when showing file information for a symbolic</text:p>
      <text:p text:style-name="Standard"><text:s text:c="31"/>link, show information for the file the link</text:p>
      <text:p text:style-name="Standard"><text:s text:c="31"/>references rather than for the link itself</text:p>
      <text:p text:style-name="Standard"><text:s text:c="2"/>-m <text:s text:c="24"/>fill width with a comma separated list of entries</text:p>
      <text:p text:style-name="Standard"><text:s text:c="2"/>-n, --numeric-uid-gid <text:s text:c="5"/>like -l, but list numeric user and group IDs</text:p>
      <text:p text:style-name="Standard"><text:s text:c="2"/>-N, --literal <text:s text:c="13"/>print entry names without quoting</text:p>
      <text:p text:style-name="Standard"><text:s text:c="2"/>-o <text:s text:c="24"/>like -l, but do not list group information</text:p>
      <text:p text:style-name="Standard"><text:s text:c="2"/>-p, --indicator-style=slash</text:p>
      <text:p text:style-name="Standard"><text:s text:c="29"/>append / indicator to directories</text:p>
      <text:p text:style-name="Standard"><text:s text:c="2"/>-q, --hide-control-chars <text:s text:c="2"/>print ? instead of nongraphic characters</text:p>
      <text:p text:style-name="Standard"><text:s text:c="6"/>--show-control-chars <text:s text:c="2"/>show nongraphic characters as-is (the default,</text:p>
      <text:p text:style-name="Standard"><text:s text:c="31"/>unless program is 'ls' and output is a terminal)</text:p>
      <text:p text:style-name="Standard"><text:s text:c="2"/>-Q, --quote-name <text:s text:c="10"/>enclose entry names in double quotes</text:p>
      <text:p text:style-name="Standard"><text:s text:c="6"/>--quoting-style=WORD <text:s text:c="2"/>use quoting style WORD for entry names:</text:p>
      <text:p text:style-name="Standard"><text:s text:c="31"/>literal, locale, shell, shell-always,</text:p>
      <text:p text:style-name="Standard"><text:soft-page-break/><text:s text:c="31"/>shell-escape, shell-escape-always, c, escape</text:p>
      <text:p text:style-name="Standard"><text:s text:c="2"/>-r, --reverse <text:s text:c="13"/>reverse order while sorting</text:p>
      <text:p text:style-name="Standard"><text:s text:c="2"/>-R, --recursive <text:s text:c="11"/>list subdirectories recursively</text:p>
      <text:p text:style-name="Standard"><text:s text:c="2"/>-s, --size <text:s text:c="16"/>print the allocated size of each file, in blocks</text:p>
      <text:p text:style-name="Standard"><text:s text:c="2"/>-S <text:s text:c="24"/>sort by file size, largest first</text:p>
      <text:p text:style-name="Standard"><text:s text:c="6"/>--sort=WORD <text:s text:c="11"/>sort by WORD instead of name: none (-U), size (-S),</text:p>
      <text:p text:style-name="Standard"><text:s text:c="31"/>time (-t), version (-v), extension (-X)</text:p>
      <text:p text:style-name="Standard"><text:s text:c="6"/>--time=WORD <text:s text:c="11"/>with -l, show time as WORD instead of default</text:p>
      <text:p text:style-name="Standard"><text:s text:c="31"/>modification time: atime or access or use (-u);</text:p>
      <text:p text:style-name="Standard"><text:s text:c="31"/>ctime or status (-c); also use specified time</text:p>
      <text:p text:style-name="Standard"><text:s text:c="31"/>as sort key if --sort=time (newest first)</text:p>
      <text:p text:style-name="Standard"><text:s text:c="6"/>--time-style=STYLE <text:s text:c="4"/>with -l, show times using style STYLE:</text:p>
      <text:p text:style-name="Standard"><text:s text:c="31"/>full-iso, long-iso, iso, locale, or +FORMAT;</text:p>
      <text:p text:style-name="Standard"><text:s text:c="31"/>FORMAT is interpreted like in 'date'; if FORMAT</text:p>
      <text:p text:style-name="Standard"><text:s text:c="31"/>is FORMAT1&lt;newline&gt;FORMAT2, then FORMAT1 applies</text:p>
      <text:p text:style-name="Standard"><text:s text:c="31"/>to non-recent files and FORMAT2 to recent files;</text:p>
      <text:p text:style-name="Standard"><text:s text:c="31"/>if STYLE is prefixed with 'posix-', STYLE</text:p>
      <text:p text:style-name="Standard"><text:s text:c="31"/>takes effect only outside the POSIX locale</text:p>
      <text:p text:style-name="Standard"><text:s text:c="2"/>-t <text:s text:c="24"/>sort by modification time, newest first</text:p>
      <text:p text:style-name="Standard"><text:s text:c="2"/>-T, --tabsize=COLS <text:s text:c="8"/>assume tab stops at each COLS instead of 8</text:p>
      <text:p text:style-name="Standard"><text:s text:c="2"/>-u <text:s text:c="24"/>with -lt: sort by, and show, access time;</text:p>
      <text:p text:style-name="Standard"><text:s text:c="31"/>with -l: show access time and sort by name;</text:p>
      <text:p text:style-name="Standard"><text:s text:c="31"/>otherwise: sort by access time, newest first</text:p>
      <text:p text:style-name="Standard"><text:s text:c="2"/>-U <text:s text:c="24"/>do not sort; list entries in directory order</text:p>
      <text:p text:style-name="Standard"><text:s text:c="2"/>-v <text:s text:c="24"/>natural sort of (version) numbers within text</text:p>
      <text:p text:style-name="Standard"><text:s text:c="2"/>-w, --width=COLS <text:s text:c="10"/>set output width to COLS. <text:s/>0 means no limit</text:p>
      <text:p text:style-name="Standard"><text:s text:c="2"/>-x <text:s text:c="24"/>list entries by lines instead of by columns</text:p>
      <text:p text:style-name="Standard"><text:s text:c="2"/>-X <text:s text:c="24"/>sort alphabetically by entry extension</text:p>
      <text:p text:style-name="Standard"><text:s text:c="2"/>-Z, --context <text:s text:c="13"/>print any security context of each file</text:p>
      <text:p text:style-name="Standard"><text:s text:c="2"/>-1 <text:s text:c="24"/>list one file per line. <text:s/>Avoid '\n' with -q or -b</text:p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The SIZE argument is an integer and optional unit (example: 10K is 10*1024).</text:p>
      <text:p text:style-name="Standard">Units are K,M,G,T,P,E,Z,Y (powers of 1024) or KB,MB,... (powers of 1000).</text:p>
      <text:p text:style-name="Standard"/>
      <text:p text:style-name="Standard">Using color to distinguish file types is disabled both by default and</text:p>
      <text:p text:style-name="Standard">with --color=never. <text:s/>With --color=auto, ls emits color codes only when</text:p>
      <text:p text:style-name="Standard">standard output is connected to a terminal. <text:s/>The LS_COLORS environment</text:p>
      <text:p text:style-name="Standard">variable can change the settings. <text:s/>Use the dircolors command to set it.</text:p>
      <text:p text:style-name="Standard"/>
      <text:p text:style-name="Standard">Exit status:</text:p>
      <text:p text:style-name="Standard"><text:s/>0 <text:s/>if OK,</text:p>
      <text:p text:style-name="Standard"><text:s/>1 <text:s/>if minor problems (e.g., cannot access subdirectory),</text:p>
      <text:p text:style-name="Standard"><text:s/>2 <text:s/>if serious trouble (e.g., cannot access command-line argument).</text:p>
      <text:p text:style-name="Standard"/>
      <text:p text:style-name="Standard">GNU coreutils online help: &lt;http://www.gnu.org/software/coreutils/&gt;</text:p>
      <text:p text:style-name="Standard">Report ls translation bugs to &lt;http://translationproject.org/team/&gt;</text:p>
      <text:p text:style-name="Standard">Full documentation at: &lt;http://www.gnu.org/software/coreutils/ls&gt;</text:p>
      <text:p text:style-name="Standard">or available locally via: info '(coreutils) ls invocation'</text:p>
      <text:p text:style-name="Standard">🕵 @🏰:~/🚪/🚪🚾 $ 🔦 -R</text:p>
      <text:p text:style-name="Standard">🔦: cannot open directory './🕳': Permission denied</text:p>
      <text:p text:style-name="Standard"><text:soft-page-break/>.:</text:p>
      <text:p text:style-name="Standard">🧻</text:p>
      <text:p text:style-name="Standard">🚽</text:p>
      <text:p text:style-name="Standard">🕳</text:p>
      <text:p text:style-name="Standard">🕵 @🏰:~/🚪/🚪🚾 $ 🚶 ..</text:p>
      <text:p text:style-name="Standard">🕵 @🏰:~/🚪 $ 🚶 🚪107</text:p>
      <text:p text:style-name="Standard">🕵 @🏰:~/🚪/🚪107 $ 🔦 -R</text:p>
      <text:p text:style-name="Standard">.:</text:p>
      <text:p text:style-name="Standard">🔌</text:p>
      <text:p text:style-name="Standard">🤖</text:p>
      <text:p text:style-name="Standard">🕵 @🏰:~/🚪/🚪107 $ 🤖</text:p>
      <text:p text:style-name="Standard">It's Shiloh the robot.</text:p>
      <text:p text:style-name="Standard">🕵 @🏰:~/🚪/🚪107 $ 🤖&gt;🗣</text:p>
      <text:p text:style-name="Standard">-bash: 🗣: Permission denied</text:p>
      <text:p text:style-name="Standard">🕵 @🏰:~/🚪/🚪107 $ 🤖|🗣</text:p>
      <text:p text:style-name="Standard"/>
      <text:p text:style-name="Standard">🕵 @🏰:~/🚪/🚪107 $ 🗣|🤖</text:p>
      <text:p text:style-name="Standard"/>
      <text:p text:style-name="Standard"><text:s/>🤖 SHILOH THE ROBOT:</text:p>
      <text:p text:style-name="Standard"><text:s/>* Beep * UNKNOWN ERROR CODE</text:p>
      <text:p text:style-name="Standard"/>
      <text:p text:style-name="Standard">🕵 @🏰:~/🚪/🚪107 $ 🔦 -la</text:p>
      <text:p text:style-name="Standard">total 52</text:p>
      <text:p text:style-name="Standard">---x--x--x <text:s/>1 castle castle 18328 Apr 30 12:50 🔌</text:p>
      <text:p text:style-name="Standard">---x--x--x <text:s/>1 castle castle 22776 Apr 30 12:50 🤖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7 $ dir</text:p>
      <text:p text:style-name="Standard">-bash: dir: command not found</text:p>
      <text:p text:style-name="Standard">🕵 @🏰:~/🚪/🚪107 $ 🍀</text:p>
      <text:p text:style-name="Standard">-bash: 🍀: command not found</text:p>
      <text:p text:style-name="Standard">🕵 @🏰:~/🚪/🚪107 $ 🌲</text:p>
      <text:p text:style-name="Standard">-bash: 🌲: command not found</text:p>
      <text:p text:style-name="Standard">🕵 @🏰:~/🚪/🚪107 $ 🗣 $?</text:p>
      <text:p text:style-name="Standard">127</text:p>
      <text:p text:style-name="Standard">🕵 @🏰:~/🚪/🚪107 $ 🤖</text:p>
      <text:p text:style-name="Standard">It's Shiloh the robot.</text:p>
      <text:p text:style-name="Standard">🕵 @🏰:~/🚪/🚪107 $ 🗣 $?</text:p>
      <text:p text:style-name="Standard">242</text:p>
      <text:p text:style-name="Standard">🕵 @🏰:~/🚪/🚪107 $ 🗣 242|🤖</text:p>
      <text:p text:style-name="Standard"/>
      <text:p text:style-name="Standard"><text:s/>🤖 SHILOH THE ROBOT:</text:p>
      <text:p text:style-name="Standard"><text:s/>* Beep * ERROR CODE 242 - TODO FIX THIS BUG * Beep * <text:s/></text:p>
      <text:p text:style-name="Standard"><text:s/>* Beep * Rare bug. Reboot to fix. <text:s text:c="10"/>* Beep * <text:s/></text:p>
      <text:p text:style-name="Standard"><text:s/>* Beep * Rebooting... <text:s text:c="22"/>* Beep * <text:s/></text:p>
      <text:p text:style-name="Standard"><text:s/>According to my data, I've been in this room for 45 days.</text:p>
      <text:p text:style-name="Standard"><text:s/>🕵 INSPECTOR SHELL:</text:p>
      <text:p text:style-name="Standard"><text:s/>Can I trust that information?</text:p>
      <text:p text:style-name="Standard"><text:s/>🤖 SHILOH THE ROBOT:</text:p>
      <text:p text:style-name="Standard"><text:s/>I cannot lie. All I have is data. </text:p>
      <text:p text:style-name="Standard"><text:s/>You must be hungry. Please, take a battery as a sign of my gratitude</text:p>
      <text:p text:style-name="Standard"><text:s/>🕵 INSPECTOR SHELL:</text:p>
      <text:p text:style-name="Standard"><text:soft-page-break/><text:s/>Em... Thanks.</text:p>
      <text:p text:style-name="Standard"/>
      <text:p text:style-name="Standard"><text:s/>You picked up the battery and put it in your bag.</text:p>
      <text:p text:style-name="Standard"/>
      <text:p text:style-name="Standard">🕵 @🏰:~/🚪/🚪107 $ 🚶</text:p>
      <text:p text:style-name="Standard">🕵 @🏰:~ $ 🔦</text:p>
      <text:p text:style-name="Standard">🚪 <text:s/>🤵 <text:s/>🛎</text:p>
      <text:p text:style-name="Standard">🕵 @🏰:~ $ 🚶 🚪</text:p>
      <text:p text:style-name="Standard">🕵 @🏰:~/🚪 $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🔎 📋</text:p>
      <text:p text:style-name="Standard">VILLA FERISTELA TABLE ANNOUNCEMENT</text:p>
      <text:p text:style-name="Standard"/>
      <text:p text:style-name="Standard"><text:s/>· TODAY SET MENU AT THE RESTAURANT</text:p>
      <text:p text:style-name="Standard"><text:s text:c="4"/>STARTER: <text:s text:c="4"/>Veggie worms with avocado</text:p>
      <text:p text:style-name="Standard"><text:s text:c="4"/>MAIN DISH: <text:s text:c="2"/>Centaur steak</text:p>
      <text:p text:style-name="Standard"><text:s text:c="4"/>DESSERT: <text:s text:c="4"/>Medusa cake</text:p>
      <text:p text:style-name="Standard"/>
      <text:p text:style-name="Standard"/>
      <text:p text:style-name="Standard"><text:s/>· HOTEL RULES</text:p>
      <text:p text:style-name="Standard"><text:s text:c="4"/>1. Be kind to other spooky guests.</text:p>
      <text:p text:style-name="Standard"><text:s text:c="4"/>2. Be especially tidy in the restroom. We only have one!</text:p>
      <text:p text:style-name="Standard"><text:s text:c="4"/>3. Pets are totally prohibited.</text:p>
      <text:p text:style-name="Standard">🕵 @🏰:~/🚪 $ 🚶 🚪🚾</text:p>
      <text:p text:style-name="Standard">🕵 @🏰:~/🚪/🚪🚾 $ 🔦</text:p>
      <text:p text:style-name="Standard">🧻 <text:s/>🚽 <text:s/>🕳</text:p>
      <text:p text:style-name="Standard">🕵 @🏰:~/🚪/🚪🚾 $ 🚶 🕳</text:p>
      <text:p text:style-name="Standard">🕵 @🏰:~/🚪/🚪🚾/🕳 $ 🔦</text:p>
      <text:p text:style-name="Standard">🔦: cannot open directory '.': Permission denied</text:p>
      <text:p text:style-name="Standard">🕵 @🏰:~/🚪/🚪🚾/🕳 $ ✋ --help</text:p>
      <text:p text:style-name="Standard">-bash: --help: command not found</text:p>
      <text:p text:style-name="Standard">🕵 @🏰:~/🚪/🚪🚾/🕳 $ ✋ -h</text:p>
      <text:p text:style-name="Standard">-bash: -h: command not found</text:p>
      <text:p text:style-name="Standard">🕵 @🏰:~/🚪/🚪🚾/🕳 $ ✋ </text:p>
      <text:p text:style-name="Standard">🕵 @🏰:~/🚪/🚪🚾/🕳 $ ✋</text:p>
      <text:p text:style-name="Standard">🕵 @🏰:~/🚪/🚪🚾/🕳 $ ✋ -?</text:p>
      <text:p text:style-name="Standard">-bash: -?: command not found</text:p>
      <text:p text:style-name="Standard">🕵 @🏰:~/🚪/🚪🚾/🕳 $ ✋ -h</text:p>
      <text:p text:style-name="Standard">-bash: -h: command not found</text:p>
      <text:p text:style-name="Standard">🕵 @🏰:~/🚪/🚪🚾/🕳 $ ✋</text:p>
      <text:p text:style-name="Standard">🕵 @🏰:~/🚪/🚪🚾/🕳 $ 🚶</text:p>
      <text:p text:style-name="Standard">🕵 @🏰:~🔦</text:p>
      <text:p text:style-name="Standard">🚪 <text:s/>🤵 <text:s/>🛎</text:p>
      <text:p text:style-name="Standard">🕵 @🏰:~ $ 💬 🤵</text:p>
      <text:p text:style-name="Standard"/>
      <text:p text:style-name="Standard"><text:s/>🤵 MIKE THE STEWARD:</text:p>
      <text:p text:style-name="Standard"><text:s/>You may want to talk with Miss Navi. You can find her in room 101.</text:p>
      <text:p text:style-name="Standard"/>
      <text:p text:style-name="Standard">🕵 @🏰:~ $ 💬 🛎</text:p>
      <text:p text:style-name="Standard">You can't use this here.</text:p>
      <text:p text:style-name="Standard">🕵 @🏰:~ $ 🚶 🚪</text:p>
      <text:p text:style-name="Standard">🕵 @🏰:~/🚪 $ 🚶 🚪101</text:p>
      <text:p text:style-name="Standard"><text:soft-page-break/>🕵 @🏰:~/🚪/🚪101 $ 🔦</text:p>
      <text:p text:style-name="Standard">🍄 <text:s/>🧚</text:p>
      <text:p text:style-name="Standard">🕵 @🏰:~/🚪/🚪101 $ 💬 🧚</text:p>
      <text:p text:style-name="Standard"/>
      <text:p text:style-name="Standard"><text:s/>🧚 NAVI THE FAIRY:</text:p>
      <text:p text:style-name="Standard"><text:s/>You could talk with Avery the Mage in room 102. She might use her crystal ball to help us.</text:p>
      <text:p text:style-name="Standard"/>
      <text:p text:style-name="Standard">🕵 @🏰:~/🚪/🚪101 $ <text:s/>🚶 ..</text:p>
      <text:p text:style-name="Standard">🕵 @🏰:~/🚪 $ <text:s/>🚶 🚪102</text:p>
      <text:p text:style-name="Standard">🕵 @🏰:~/🚪/🚪102 $ <text:s/>🔦</text:p>
      <text:p text:style-name="Standard">🧙 <text:s/>🛏 <text:s/>🔮</text:p>
      <text:p text:style-name="Standard">🕵 @🏰:~/🚪/🚪102 $ 💬 <text:s/>🧙</text:p>
      <text:p text:style-name="Standard"/>
      <text:p text:style-name="Standard"><text:s/>🧙 AVERY THE MAGE:</text:p>
      <text:p text:style-name="Standard"><text:s/>Come back to see me when you have all the ingredients:</text:p>
      <text:p text:style-name="Standard"><text:s text:c="2"/>[✔] A healthy brain</text:p>
      <text:p text:style-name="Standard"><text:s text:c="2"/>[✔] 400 ml of blood</text:p>
      <text:p text:style-name="Standard"><text:s text:c="2"/>[✔] Some batteries</text:p>
      <text:p text:style-name="Standard"><text:s text:c="2"/>[✔] A cookie</text:p>
      <text:p text:style-name="Standard"><text:s text:c="2"/>[ ] A cup of coffee</text:p>
      <text:p text:style-name="Standard"/>
      <text:p text:style-name="Standard">🕵 @🏰:~/🚪/🚪102 $ <text:s/>🚶 ..</text:p>
      <text:p text:style-name="Standard">🕵 @🏰:~/🚪 $ <text:s/>🚶 🚪103</text:p>
      <text:p text:style-name="Standard">🕵 @🏰:~/🚪/🚪103 $ <text:s/>🔦</text:p>
      <text:p text:style-name="Standard">👻 <text:s/>⚱</text:p>
      <text:p text:style-name="Standard">🕵 @🏰:~/🚪/🚪103 $ 💬 <text:s/>👻</text:p>
      <text:p text:style-name="Standard"/>
      <text:p text:style-name="Standard"><text:s/>👻 JOEY THE GHOST:</text:p>
      <text:p text:style-name="Standard"><text:s/>Thank you for helping me Inspector! You really are as good as people say!</text:p>
      <text:p text:style-name="Standard"/>
      <text:p text:style-name="Standard">🕵 @🏰:~/🚪/🚪103 $ 🚶 ..</text:p>
      <text:p text:style-name="Standard">🕵 @🏰:~/🚪 $ 🚶 🚪104</text:p>
      <text:p text:style-name="Standard">🕵 @🏰:~/🚪/🚪104 $ 🔦</text:p>
      <text:p text:style-name="Standard">🐚 <text:s/>🧜</text:p>
      <text:p text:style-name="Standard">🕵 @🏰:~/🚪/🚪104 $ 💬 🧜</text:p>
      <text:p text:style-name="Standard"/>
      <text:p text:style-name="Standard"><text:s/>🧜 POSEIDON THE SEA KING:</text:p>
      <text:p text:style-name="Standard"><text:s/>Thank you for helping me Inspector! You really are as good as people say!</text:p>
      <text:p text:style-name="Standard"/>
      <text:p text:style-name="Standard">🕵 @🏰:~/🚪/🚪104 $ <text:s/></text:p>
      <text:p text:style-name="Standard">🕵 @🏰:~/🚪/🚪104 $ ✋ 🐚</text:p>
      <text:p text:style-name="Standard">You can't use this here.</text:p>
      <text:p text:style-name="Standard">🕵 @🏰:~/🚪/🚪104 $ <text:s/>🚶 ..</text:p>
      <text:p text:style-name="Standard">🕵 @🏰:~/🚪 $ <text:s/>🚶 🚪105</text:p>
      <text:p text:style-name="Standard">🕵 @🏰:~/🚪/🚪105 $ <text:s/>🔦</text:p>
      <text:p text:style-name="Standard">🕸 <text:s/>🧟</text:p>
      <text:p text:style-name="Standard">🕵 @🏰:~/🚪/🚪105 $ 💬 <text:s/>🧟</text:p>
      <text:p text:style-name="Standard"/>
      <text:p text:style-name="Standard"><text:s/>🧟 ELLIOTT THE ZOMBIE:</text:p>
      <text:p text:style-name="Standard"><text:s/>Thank you for helping me Inspector! You really are as good as people say!</text:p>
      <text:p text:style-name="Standard"/>
      <text:p text:style-name="Standard">🕵 @🏰:~/🚪/🚪105 $ <text:s/>🚶 ..</text:p>
      <text:p text:style-name="Standard"><text:soft-page-break/>🕵 @🏰:~/🚪 $ <text:s/>🚶 🚪106</text:p>
      <text:p text:style-name="Standard">🕵 @🏰:~/🚪/🚪106 $ <text:s/>🔦</text:p>
      <text:p text:style-name="Standard">📜 <text:s/>🧛 <text:s/>⚰</text:p>
      <text:p text:style-name="Standard">🕵 @🏰:~/🚪/🚪106 $ 💬 <text:s/>🧛</text:p>
      <text:p text:style-name="Standard"/>
      <text:p text:style-name="Standard"><text:s/>🧛 LANDRY THE VAMPIRE:</text:p>
      <text:p text:style-name="Standard"><text:s/>Thank you for helping me Inspector! You really are as good as people say!</text:p>
      <text:p text:style-name="Standard"/>
      <text:p text:style-name="Standard">🕵 @🏰:~/🚪/🚪106 $ 🔎 📜</text:p>
      <text:p text:style-name="Standard">ROSES ARE RED</text:p>
      <text:p text:style-name="Standard">VIOLETS ARE BLUE</text:p>
      <text:p text:style-name="Standard">LOOK AT THIS CROWN I STOLE IT FOR YOU</text:p>
      <text:p text:style-name="Standard">🕵 @🏰:~/🚪/🚪106 $ <text:s/>🚶 ..</text:p>
      <text:p text:style-name="Standard">🕵 @🏰:~/🚪 $ <text:s/>🚶 🚪107</text:p>
      <text:p text:style-name="Standard">🕵 @🏰:~/🚪/🚪107 $ <text:s/>🔦</text:p>
      <text:p text:style-name="Standard">🔌 <text:s/>🤖</text:p>
      <text:p text:style-name="Standard">🕵 @🏰:~/🚪/🚪107 $ 💬 <text:s/>🤖</text:p>
      <text:p text:style-name="Standard"/>
      <text:p text:style-name="Standard"><text:s/>🤖 SHILOH THE ROBOT:</text:p>
      <text:p text:style-name="Standard"><text:s/>Thank you for helping me Inspector! You really are as good as people say!</text:p>
      <text:p text:style-name="Standard"/>
      <text:p text:style-name="Standard">🕵 @🏰:~/🚪/🚪107 $ ✋ 🔌</text:p>
      <text:p text:style-name="Standard">You can't use this here.</text:p>
      <text:p text:style-name="Standard">🕵 @🏰:~/🚪/🚪107 $ 🚶 ..</text:p>
      <text:p text:style-name="Standard">🕵 @🏰:~/🚪 $ 🚶 🚪108</text:p>
      <text:p text:style-name="Standard">🕵 @🏰:~/🚪/🚪108 $ 🔦</text:p>
      <text:p text:style-name="Standard">🧞</text:p>
      <text:p text:style-name="Standard">🕵 @🏰:~/🚪/🚪108 $ ✋ 🧞</text:p>
      <text:p text:style-name="Standard">You can't use this here.</text:p>
      <text:p text:style-name="Standard">🕵 @🏰:~/🚪/🚪108 $ 🗣 1234|🧞</text:p>
      <text:p text:style-name="Standard">It's Finnley the genie.</text:p>
      <text:p text:style-name="Standard">🕵 @🏰:~/🚪/🚪108 $ 🗣 🚶 ..</text:p>
      <text:p text:style-name="Standard">🕵 @🏰:~/🚪 $ 🗣 🔦</text:p>
      <text:p text:style-name="Standard">📋 <text:s/>🚪🚾 <text:s/>🚪101 <text:s/>🚪102 <text:s/>🚪103 <text:s/>🚪104 <text:s/>🚪105 <text:s/>🚪106 <text:s/>🚪107 <text:s/>🚪108</text:p>
      <text:p text:style-name="Standard">🕵 @🏰:~/🚪 $ 🗣🚶 🚪🚾</text:p>
      <text:p text:style-name="Standard">🕵 @🏰:~/🚪/🚪🚾 $ 🔦 -aR</text:p>
      <text:p text:style-name="Standard">🔦: cannot open directory './🕳': Permission denied</text:p>
      <text:p text:style-name="Standard">.:</text:p>
      <text:p text:style-name="Standard">🧻</text:p>
      <text:p text:style-name="Standard">🚽</text:p>
      <text:p text:style-name="Standard">🕳</text:p>
      <text:p text:style-name="Standard">.</text:p>
      <text:p text:style-name="Standard">..</text:p>
      <text:p text:style-name="Standard">🕵 @🏰:~/🚪/🚪🚾 $ 🔦 -aR1</text:p>
      <text:p text:style-name="Standard">🔦: cannot open directory './🕳': Permission denied</text:p>
      <text:p text:style-name="Standard">.:</text:p>
      <text:p text:style-name="Standard">🧻</text:p>
      <text:p text:style-name="Standard">🚽</text:p>
      <text:p text:style-name="Standard">🕳</text:p>
      <text:p text:style-name="Standard">.</text:p>
      <text:p text:style-name="Standard">..</text:p>
      <text:p text:style-name="Standard">🕵 @🏰:~/🚪/🚪🚾 $ 🔦 -L</text:p>
      <text:p text:style-name="Standard"><text:soft-page-break/>🧻 <text:s/>🚽 <text:s/>🕳</text:p>
      <text:p text:style-name="Standard">🕵 @🏰:~/🚪/🚪🚾 $ 🔦 -i</text:p>
      <text:p text:style-name="Standard">170 🧻 <text:s/>171 🚽 <text:s/>172 🕳</text:p>
      <text:p text:style-name="Standard">🕵 @🏰:~/🚪/🚪🚾 $ 🔦 -g</text:p>
      <text:p text:style-name="Standard">total 28 <text:s/>-r--r--r-- 1 castle <text:s text:c="2"/>368 Apr 27 09:19 🧻 <text:s/>---x--x--x 1 castle 18328 Apr 30 12:50 🚽 <text:s/>d--x--x--x 2 castle <text:s/>4096 Apr 30 16:37 🕳</text:p>
      <text:p text:style-name="Standard">🕵 @🏰:~/🚪/🚪🚾 $ 🔦 -gl</text:p>
      <text:p text:style-name="Standard">total 28</text:p>
      <text:p text:style-name="Standard">-r--r--r-- 1 castle <text:s text:c="2"/>368 Apr 27 09:19 🧻</text:p>
      <text:p text:style-name="Standard">---x--x--x 1 castle 18328 Apr 30 12:50 🚽</text:p>
      <text:p text:style-name="Standard">d--x--x--x 2 castle <text:s/>4096 Apr 30 16:37 🕳</text:p>
      <text:p text:style-name="Standard">🕵 @🏰:~/🚪/🚪🚾 $ 🔦 -f</text:p>
      <text:p text:style-name="Standard">🧻 <text:s/>🚽 <text:s/>.. <text:s/>🕳 <text:s/>.</text:p>
      <text:p text:style-name="Standard">🕵 @🏰:~/🚪/🚪🚾 $ 🔦 -fl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r-xr-xr-x 23 castle castle <text:s/>4096 Apr 30 19:05 ..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🕵 @🏰:~/🚪/🚪🚾 $ 🔦 -m</text:p>
      <text:p text:style-name="Standard">🧻, 🚽, 🕳</text:p>
      <text:p text:style-name="Standard">🕵 @🏰:~/🚪/🚪🚾 $ 🔦 -d</text:p>
      <text:p text:style-name="Standard">.</text:p>
      <text:p text:style-name="Standard">🕵 @🏰:~/🚪/🚪🚾 $ 🔦 -C</text:p>
      <text:p text:style-name="Standard">🧻 <text:s/>🚽 <text:s/>🕳</text:p>
      <text:p text:style-name="Standard">🕵 @🏰:~/🚪/🚪🚾 $ 🔦 -a</text:p>
      <text:p text:style-name="Standard">🧻 <text:s/>🚽 <text:s/>🕳 <text:s/>. <text:s/>..</text:p>
      <text:p text:style-name="Standard">🕵 @🏰:~/🚪/🚪🚾 $ 🔦 -d</text:p>
      <text:p text:style-name="Standard">.</text:p>
      <text:p text:style-name="Standard">🕵 @🏰:~/🚪/🚪🚾 $ 🔦 -da</text:p>
      <text:p text:style-name="Standard">.</text:p>
      <text:p text:style-name="Standard">🕵 @🏰:~/🚪/🚪🚾 $ 🔦 -dap</text:p>
      <text:p text:style-name="Standard">./</text:p>
      <text:p text:style-name="Standard">🕵 @🏰:~/🚪/🚪🚾 $ 🔦 -dapl</text:p>
      <text:p text:style-name="Standard">dr-xr-xr-x 4 castle castle 4096 Apr 30 16:37 ./</text:p>
      <text:p text:style-name="Standard">🕵 @🏰:~/🚪/🚪🚾 $ 🔦 -l</text:p>
      <text:p text:style-name="Standard">total 28</text:p>
      <text:p text:style-name="Standard">-r--r--r-- 1 castle castle <text:s text:c="2"/>368 Apr 27 09:19 🧻</text:p>
      <text:p text:style-name="Standard">---x--x--x 1 castle castle 18328 Apr 30 12:50 🚽</text:p>
      <text:p text:style-name="Standard">d--x--x--x 2 castle castle <text:s/>4096 Apr 30 16:37 🕳</text:p>
      <text:p text:style-name="Standard">🕵 @🏰:~/🚪/🚪🚾 $ 🔦 -ld</text:p>
      <text:p text:style-name="Standard">dr-xr-xr-x 4 castle castle 4096 Apr 30 16:37 .</text:p>
      <text:p text:style-name="Standard">🕵 @🏰:~/🚪/🚪🚾 $ 🔦 -lda</text:p>
      <text:p text:style-name="Standard">dr-xr-xr-x 4 castle castle 4096 Apr 30 16:37 .</text:p>
      <text:p text:style-name="Standard">🕵 @🏰:~/🚪/🚪🚾 $ 🔦 -la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><text:soft-page-break/>🕵 @🏰:~/🚪/🚪🚾 $ 🚶 .🕳</text:p>
      <text:p text:style-name="Standard">-bash: cd: .🕳: No such file or directory</text:p>
      <text:p text:style-name="Standard">🕵 @🏰:~/🚪/🚪🚾 $ 🎒 🕳</text:p>
      <text:p text:style-name="Standard">That's not how you use a bag!</text:p>
      <text:p text:style-name="Standard">🕵 @🏰:~/🚪/🚪🚾 $ 🎒</text:p>
      <text:p text:style-name="Standard"/>
      <text:p text:style-name="Standard"><text:s/>You have the following objects in your bag:</text:p>
      <text:p text:style-name="Standard"><text:s text:c="2"/>🔋: A battery, Shiloh's favorite meal.</text:p>
      <text:p text:style-name="Standard"><text:s text:c="2"/>🍀: A four-leaf clover. Miss Navi says it will bring you good luck.</text:p>
      <text:p text:style-name="Standard"><text:s text:c="2"/>🧠: A brain, Elliott's favorite meal.</text:p>
      <text:p text:style-name="Standard"><text:s text:c="2"/>🍪: A cookie, Joey's favorite meal.</text:p>
      <text:p text:style-name="Standard"><text:s text:c="2"/>💉: Blood, Landry's favorite meal.</text:p>
      <text:p text:style-name="Standard"/>
      <text:p text:style-name="Standard">🕵 @🏰:~/🚪/🚪🚾 $ mv</text:p>
      <text:p text:style-name="Standard">-bash: mv: command not found</text:p>
      <text:p text:style-name="Standard">🕵 @🏰:~/🚪/🚪🚾 $ ren</text:p>
      <text:p text:style-name="Standard">-bash: ren: command not found</text:p>
      <text:p text:style-name="Standard">🕵 @🏰:~/🚪/🚪🚾 $ </text:p>
      <text:p text:style-name="Standard">🔎 <text:s/>🎒 <text:s/>🔦 <text:s/>🗣 <text:s text:c="2"/>🚶 <text:s/>💬 <text:s/>✋ <text:s/></text:p>
      <text:p text:style-name="Standard">🕵 @🏰:~/🚪/🚪🚾 $ 🪔</text:p>
      <text:p text:style-name="Standard">-bash: $'\360\237\252\224': command not found</text:p>
      <text:p text:style-name="Standard">🕵 @🏰:~/🚪/🚪🚾 $ <text:s/>✋ 🕳/🪔</text:p>
      <text:p text:style-name="Standard">-bash: 🕳/🪔: No such file or directory</text:p>
      <text:p text:style-name="Standard">🕵 @🏰:~/🚪/🚪🚾 $ ✋ 🕳/ *</text:p>
      <text:p text:style-name="Standard">-bash: 🕳/*: No such file or directory</text:p>
      <text:p text:style-name="Standard">🕵 @🏰:~/🚪/🚪🚾 $ ✋ 🕳/**</text:p>
      <text:p text:style-name="Standard">-bash: 🕳/**: No such file or directory</text:p>
      <text:p text:style-name="Standard">🕵 @🏰:~/🚪/🚪🚾 $ ✋ 🕳</text:p>
      <text:p text:style-name="Standard">-bash: 🕳: command not found</text:p>
      <text:p text:style-name="Standard">🕵 @🏰:~/🚪/🚪🚾 $ ✋ 🕳/*</text:p>
      <text:p text:style-name="Standard">-bash: 🕳/*: No such file or directory</text:p>
      <text:p text:style-name="Standard">🕵 @🏰:~/🚪/🚪🚾 $ 🚶 ..</text:p>
      <text:p text:style-name="Standard">🕵 @🏰:~/🚪 $ 🚶 🚪108</text:p>
      <text:p text:style-name="Standard">🕵 @🏰:~/🚪/🚪108 $ mkdir</text:p>
      <text:p text:style-name="Standard">-bash: mkdir: command not found</text:p>
      <text:p text:style-name="Standard">🕵 @🏰:~/🚪/🚪108 $ ✋ ../🚪🚾/🕳</text:p>
      <text:p text:style-name="Standard">-bash: ../🚪🚾/🕳: Is a directory</text:p>
      <text:p text:style-name="Standard">🕵 @🏰:~/🚪/🚪108 $ 🔦</text:p>
      <text:p text:style-name="Standard">🧞</text:p>
      <text:p text:style-name="Standard">🕵 @🏰:~/🚪/🚪108 $ 🧞 ../🚪🚾/🕳</text:p>
      <text:p text:style-name="Standard">It's Finnley the genie.</text:p>
      <text:p text:style-name="Standard">🕵 @🏰:~/🚪/🚪108 $ <text:s text:c="3"/>../🚪🚾/🕳</text:p>
      <text:p text:style-name="Standard">It's Finnley the genie.</text:p>
      <text:p text:style-name="Standard">🕵 @🏰:~/🚪/🚪108 $ 🗣 ../🚪🚾/🕳|🧞</text:p>
      <text:p text:style-name="Standard">It's Finnley the genie.</text:p>
      <text:p text:style-name="Standard">🕵 @🏰:~/🚪/🚪108 $ 🗣 🔦</text:p>
      <text:p text:style-name="Standard">🧞</text:p>
      <text:p text:style-name="Standard">🕵 @🏰:~/🚪/🚪108 $ 🔦 ../🚪🚾/🕳</text:p>
      <text:p text:style-name="Standard">🔦: cannot open directory '../🚪🚾/🕳': Permission denied</text:p>
      <text:p text:style-name="Standard">🕵 @🏰:~/🚪/🚪108 $ 🔦 ../🚪🚾/🕳/*</text:p>
      <text:p text:style-name="Standard">🔦: cannot access '../🚪🚾/🕳/*': No such file or directory</text:p>
      <text:p text:style-name="Standard">🕵 @🏰:~/🚪/🚪108 $ 🔦 -la</text:p>
      <text:p text:style-name="Standard"><text:soft-page-break/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8 $ mkdir</text:p>
      <text:p text:style-name="Standard">-bash: mkdir: command not found</text:p>
      <text:p text:style-name="Standard">🕵 @🏰:~/🚪/🚪108 $ 🎒 🧞</text:p>
      <text:p text:style-name="Standard">That's not how you use a bag!</text:p>
      <text:p text:style-name="Standard">🕵 @🏰:~/🚪/🚪108 $ 🚶 ..</text:p>
      <text:p text:style-name="Standard">🕵 @🏰:~/🚪🚶 🚪106</text:p>
      <text:p text:style-name="Standard">🕵 @🏰:~/🚪/🚪106 $ <text:s/>🔦 -la</text:p>
      <text:p text:style-name="Standard">total 56</text:p>
      <text:p text:style-name="Standard">-r--r--r-- <text:s/>1 castle <text:s text:c="2"/>9000 <text:s text:c="3"/>69 Apr 27 09:19 📜</text:p>
      <text:p text:style-name="Standard">---x--x--x <text:s/>1 castle castle 22784 Apr 30 12:50 🧛</text:p>
      <text:p text:style-name="Standard">dr-xr-xr-x <text:s/>2 castle castle <text:s/>4096 Apr 30 18:50 .</text:p>
      <text:p text:style-name="Standard">dr-xr-xr-x 23 castle castle <text:s/>4096 Apr 30 19:05 ..</text:p>
      <text:p text:style-name="Standard">---x--x--x <text:s/>1 castle castle 18328 Apr 30 12:50 ⚰</text:p>
      <text:p text:style-name="Standard">🕵 @🏰:~/🚪/🚪106 $ 🧞</text:p>
      <text:p text:style-name="Standard">-bash: $'\360\237\247\236': command not found</text:p>
      <text:p text:style-name="Standard">🕵 @🏰:~/🚪/🚪106 $ 💬 🧞</text:p>
      <text:p text:style-name="Standard">-bash: $'\360\237\247\236': command not found</text:p>
      <text:p text:style-name="Standard">🕵 @🏰:~/🚪/🚪106 $ 🚶</text:p>
      <text:p text:style-name="Standard">🕵 @🏰:~ $ 🚶 🚪/🚪108</text:p>
      <text:p text:style-name="Standard">🕵 @🏰:~/🚪/🚪108 $ <text:s/>🧞</text:p>
      <text:p text:style-name="Standard">It's Finnley the genie.</text:p>
      <text:p text:style-name="Standard">🕵 @🏰:~/🚪/🚪108 $ <text:s/>💬 🧞</text:p>
      <text:p text:style-name="Standard"/>
      <text:p text:style-name="Standard"><text:s/>🕵 INSPECTOR SHELL:</text:p>
      <text:p text:style-name="Standard"><text:s/>...</text:p>
      <text:p text:style-name="Standard"><text:s/>🧞 FINNLEY THE GENIE:</text:p>
      <text:p text:style-name="Standard"><text:s/>... zZz ...</text:p>
      <text:p text:style-name="Standard"/>
      <text:p text:style-name="Standard"/>
      <text:p text:style-name="Standard"><text:s/>PRESS ENTER TO CONTINUE READING^Z</text:p>
      <text:p text:style-name="Standard"/>
      <text:p text:style-name="Standard"><text:s/>🧞 FINNLEY THE GENIE:</text:p>
      <text:p text:style-name="Standard"><text:s/>Sorry, did I fall asleep again? Thank you for waking me up so nicely.</text:p>
      <text:p text:style-name="Standard"><text:s/>You must be sleepy. Please, have a cup of coffee as a sign of my gratitude</text:p>
      <text:p text:style-name="Standard"/>
      <text:p text:style-name="Standard"><text:s/>You picked up the coffee and put it in your bag.</text:p>
      <text:p text:style-name="Standard"/>
      <text:p text:style-name="Standard">🕵 @🏰:~/🚪/🚪108 $ 🚶 ..</text:p>
      <text:p text:style-name="Standard">🕵 @🏰:~/🚪 $ <text:s text:c="2"/>🚶 🚪102</text:p>
      <text:p text:style-name="Standard">🕵 @🏰:~/🚪/🚪102 $ <text:s text:c="4"/>🔦 -la</text:p>
      <text:p text:style-name="Standard">total 72</text:p>
      <text:p text:style-name="Standard">---x--x--x <text:s/>1 castle castle 22648 Apr 30 12:50 🧙</text:p>
      <text:p text:style-name="Standard">---x--x--x <text:s/>1 castle castle 18320 Apr 30 12:50 🛏</text:p>
      <text:p text:style-name="Standard">---x--x--x <text:s/>1 castle castle 18336 Apr 30 12:50 🔮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2 $ 💬 <text:s/>🧙</text:p>
      <text:p text:style-name="Standard"/>
      <text:p text:style-name="Standard"><text:soft-page-break/><text:s/>🧙 AVERY THE MAGE:</text:p>
      <text:p text:style-name="Standard"><text:s/>Wow! I'm so impressed you got all the ingredients.</text:p>
      <text:p text:style-name="Standard"><text:s/>And my coffee and cookies too!</text:p>
      <text:p text:style-name="Standard"><text:s/>🕵 INSPECTOR SHELL:</text:p>
      <text:p text:style-name="Standard"><text:s/>Please, now tell me where Miss Navi's secret thing is.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Okay, let me ask my magic crystal ball</text:p>
      <text:p text:style-name="Standard"><text:s/>🕵 INSPECTOR SHELL:</text:p>
      <text:p text:style-name="Standard"><text:s/>...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Hmm.. I see...</text:p>
      <text:p text:style-name="Standard"><text:s/>🕵 INSPECTOR SHELL:</text:p>
      <text:p text:style-name="Standard"><text:s/>What do you see?!</text:p>
      <text:p text:style-name="Standard"><text:s/>🧙 AVERY THE MAGE:</text:p>
      <text:p text:style-name="Standard"><text:s/>Miss Navi's most precious belonging is...</text:p>
      <text:p text:style-name="Standard"><text:s/>🕵 INSPECTOR SHELL:</text:p>
      <text:p text:style-name="Standard"><text:s/>WHAT?!</text:p>
      <text:p text:style-name="Standard"/>
      <text:p text:style-name="Standard"><text:s/>PRESS ENTER TO CONTINUE READING</text:p>
      <text:p text:style-name="Standard"/>
      <text:p text:style-name="Standard"><text:s/>🧙 AVERY THE MAGE:</text:p>
      <text:p text:style-name="Standard"><text:s/>It's a ladybird!</text:p>
      <text:p text:style-name="Standard"><text:s/>🕵 INSPECTOR SHELL:</text:p>
      <text:p text:style-name="Standard"><text:s/>A ladybird?</text:p>
      <text:p text:style-name="Standard"><text:s/>🧙 AVERY THE MAGE:</text:p>
      <text:p text:style-name="Standard"><text:s/>Yes, it seems like be her pet. And pets are totally prohibited in </text:p>
      <text:p text:style-name="Standard"><text:s/>Villa Feristela. That's why she didn't want to say what it was.</text:p>
      <text:p text:style-name="Standard"/>
      <text:p text:style-name="Standard"><text:s/>PRESS ENTER TO CONTINUE READING</text:p>
      <text:p text:style-name="Standard"/>
      <text:p text:style-name="Standard"><text:s/>🕵 INSPECTOR SHELL:</text:p>
      <text:p text:style-name="Standard"><text:s/>Okay, so where is it? Who stole it?</text:p>
      <text:p text:style-name="Standard"><text:s/>🧙 AVERY THE MAGE:</text:p>
      <text:p text:style-name="Standard"><text:s/>I don't know where it is exactly. It looks like a dark wet place.</text:p>
      <text:p text:style-name="Standard"><text:s/>like a hole... Sorry but I can't see anything else.</text:p>
      <text:p text:style-name="Standard"/>
      <text:p text:style-name="Standard">🕵 @🏰:~/🚪/🚪102 $ 🚶 ..</text:p>
      <text:p text:style-name="Standard">🕵 @🏰:~/🚪 $ <text:s/>🚶 🚪101</text:p>
      <text:p text:style-name="Standard">🕵 @🏰:~/🚪/🚪101 $ <text:s/>🔦 -la</text:p>
      <text:p text:style-name="Standard">total 48</text:p>
      <text:p text:style-name="Standard">---x--x--x <text:s/>1 castle castle 18336 Apr 30 12:50 🍄</text:p>
      <text:p text:style-name="Standard">---x--x--x <text:s/>1 castle castle 18520 Apr 30 12:50 🧚</text:p>
      <text:p text:style-name="Standard">dr-xr-xr-x <text:s/>2 castle castle <text:s/>4096 Apr 30 17:36 .</text:p>
      <text:p text:style-name="Standard">dr-xr-xr-x 23 castle castle <text:s/>4096 Apr 30 19:05 ..</text:p>
      <text:p text:style-name="Standard">🕵 @🏰:~/🚪/🚪101 $ 💬 <text:s/>🧚</text:p>
      <text:p text:style-name="Standard"/>
      <text:p text:style-name="Standard"><text:soft-page-break/><text:s/>🧚 NAVI THE FAIRY:</text:p>
      <text:p text:style-name="Standard"><text:s/>You could talk with Avery the Mage in room 102. She might use her crystal ball to help us.</text:p>
      <text:p text:style-name="Standard"/>
      <text:p text:style-name="Standard">🕵 @🏰:~/🚪/🚪101 $ <text:s/>🚶 ..</text:p>
      <text:p text:style-name="Standard">🕵 @🏰:~/🚪 $ <text:s/>🔦 -la</text:p>
      <text:p text:style-name="Standard">total 48</text:p>
      <text:p text:style-name="Standard">-r--r--r-- <text:s/>1 castle castle <text:s/>330 Apr 29 13:13 📋</text:p>
      <text:p text:style-name="Standard">dr-xr-xr-x <text:s/>4 castle castle 4096 Apr 30 16:37 🚪🚾</text:p>
      <text:p text:style-name="Standard">dr-xr-xr-x <text:s/>2 castle castle 4096 Apr 30 17:36 🚪101</text:p>
      <text:p text:style-name="Standard">dr-xr-xr-x <text:s/>2 castle castle 4096 Apr 30 16:37 🚪102</text:p>
      <text:p text:style-name="Standard">dr-xr-xr-x <text:s/>2 castle castle 4096 Apr 30 19:05 🚪103</text:p>
      <text:p text:style-name="Standard">dr-xr-xr-x <text:s/>2 castle castle 4096 Apr 30 16:37 🚪104</text:p>
      <text:p text:style-name="Standard">dr-xr-xr-x <text:s/>2 castle castle 4096 Apr 30 16:37 🚪105</text:p>
      <text:p text:style-name="Standard">dr-xr-xr-x <text:s/>2 castle castle 4096 Apr 30 18:50 🚪106</text:p>
      <text:p text:style-name="Standard">dr-xr-xr-x <text:s/>2 castle castle 4096 Apr 30 16:37 🚪107</text:p>
      <text:p text:style-name="Standard">dr-xr-xr-x <text:s/>2 castle castle 4096 Apr 30 16:37 🚪108</text:p>
      <text:p text:style-name="Standard">dr-xr-xr-x 23 castle castle 4096 Apr 30 19:05 .</text:p>
      <text:p text:style-name="Standard">dr-xr-xr-x <text:s/>5 castle castle 4096 Apr 30 17:36 ..</text:p>
      <text:p text:style-name="Standard">🕵 @🏰:~/🚪 $ 🚶 🚪🚾</text:p>
      <text:p text:style-name="Standard">🕵 @🏰:~/🚪/🚪🚾 $ 🔦 -la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>🕵 @🏰:~/🚪/🚪🚾 $ 🚶 🕳</text:p>
      <text:p text:style-name="Standard">🕵 @🏰:~/🚪/🚪🚾/🕳 $ 🔦 -la</text:p>
      <text:p text:style-name="Standard">🔦: cannot open directory '.': Permission denied</text:p>
      <text:p text:style-name="Standard">🕵 @🏰:~/🚪/🚪🚾/🕳 $ ✋ 🐕</text:p>
      <text:p text:style-name="Standard">-bash: 🐕: command not found</text:p>
      <text:p text:style-name="Standard">🕵 @🏰:~/🚪/🚪🚾/🕳 $ ✋ 🐶</text:p>
      <text:p text:style-name="Standard">-bash: 🐶: command not found</text:p>
      <text:p text:style-name="Standard">🕵 @🏰:~/🚪/🚪🚾/🕳 $ ✋ .🐕</text:p>
      <text:p text:style-name="Standard">-bash: .🐕: command not found</text:p>
      <text:p text:style-name="Standard">🕵 @🏰:~/🚪/🚪🚾/🕳 $ ✋ .🐶</text:p>
      <text:p text:style-name="Standard">-bash: .🐶: command not found</text:p>
      <text:p text:style-name="Standard">🕵 @🏰:~/🚪/🚪🚾/🕳 $ ✋ .*</text:p>
      <text:p text:style-name="Standard">-bash: .*: command not found</text:p>
      <text:p text:style-name="Standard">🕵 @🏰:~/🚪/🚪🚾/🕳 $ .*</text:p>
      <text:p text:style-name="Standard">-bash: .*: command not found</text:p>
      <text:p text:style-name="Standard">🕵 @🏰:~/🚪/🚪🚾/🕳 $ *</text:p>
      <text:p text:style-name="Standard">-bash: *: command not found</text:p>
      <text:p text:style-name="Standard">🕵 @🏰:~/🚪/🚪🚾/🕳 $ ✋ *</text:p>
      <text:p text:style-name="Standard">-bash: *: command not found</text:p>
      <text:p text:style-name="Standard">🕵 @🏰:~/🚪/🚪🚾/🕳 $ 🚶</text:p>
      <text:p text:style-name="Standard">🕵 @🏰:~ $ 🔦</text:p>
      <text:p text:style-name="Standard">🚪 <text:s/>🤵 <text:s/>🛎</text:p>
      <text:p text:style-name="Standard">🕵 @🏰:~ $ 💬 🤵</text:p>
      <text:p text:style-name="Standard"/>
      <text:p text:style-name="Standard"><text:s/>🤵 MIKE THE STEWARD:</text:p>
      <text:p text:style-name="Standard"><text:s/>You may want to talk with Miss Navi. You can find her in room 101.</text:p>
      <text:p text:style-name="Standard"><text:soft-page-break/></text:p>
      <text:p text:style-name="Standard">🕵 @🏰:~ $ ✋ 🛎</text:p>
      <text:p text:style-name="Standard">**Ding!** - You'd better not touch this.</text:p>
      <text:p text:style-name="Standard">🕵 @🏰:~ $ ✋ 🛎</text:p>
      <text:p text:style-name="Standard">**Ding!** - You'd better not touch this.</text:p>
      <text:p text:style-name="Standard">🕵 @🏰:~ $ 🔎 🛎</text:p>
      <text:p text:style-name="Standard">🔎: 🛎: Permission denied</text:p>
      <text:p text:style-name="Standard">🕵 @🏰:~ $ 🚶 🚪</text:p>
      <text:p text:style-name="Standard">🕵 @🏰:~/🚪 $ 🚶 🚪108</text:p>
      <text:p text:style-name="Standard">🕵 @🏰:~/🚪/🚪108 $ 🔦 -la</text:p>
      <text:p text:style-name="Standard">total 28</text:p>
      <text:p text:style-name="Standard">---x--x--x <text:s/>1 castle castle 18728 Apr 30 12:50 🧞</text:p>
      <text:p text:style-name="Standard">dr-xr-xr-x <text:s/>2 castle castle <text:s/>4096 Apr 30 16:37 .</text:p>
      <text:p text:style-name="Standard">dr-xr-xr-x 23 castle castle <text:s/>4096 Apr 30 19:05 ..</text:p>
      <text:p text:style-name="Standard">🕵 @🏰:~/🚪/🚪108 $ 💬 🧞</text:p>
      <text:p text:style-name="Standard"/>
      <text:p text:style-name="Standard"><text:s/>🧞 FINNLEY THE GENIE:</text:p>
      <text:p text:style-name="Standard"><text:s/>... zZz ...</text:p>
      <text:p text:style-name="Standard"/>
      <text:p text:style-name="Standard">🕵 @🏰:~/🚪/🚪108 $ <text:s/>🚶 ..</text:p>
      <text:p text:style-name="Standard">🕵 @🏰:~/🚪 $ <text:s/>🚶 🚪🚾</text:p>
      <text:p text:style-name="Standard">🕵 @🏰:~/🚪/🚪🚾 $ <text:s/>🔦 -la</text:p>
      <text:p text:style-name="Standard">total 36</text:p>
      <text:p text:style-name="Standard">-r--r--r-- <text:s/>1 castle castle <text:s text:c="2"/>368 Apr 27 09:19 🧻</text:p>
      <text:p text:style-name="Standard">---x--x--x <text:s/>1 castle castle 18328 Apr 30 12:50 🚽</text:p>
      <text:p text:style-name="Standard">d--x--x--x <text:s/>2 castle castle <text:s/>4096 Apr 30 16:37 🕳</text:p>
      <text:p text:style-name="Standard">dr-xr-xr-x <text:s/>4 castle castle <text:s/>4096 Apr 30 16:37 .</text:p>
      <text:p text:style-name="Standard">dr-xr-xr-x 23 castle castle <text:s/>4096 Apr 30 19:05 ..</text:p>
      <text:p text:style-name="Standard">🕵 @🏰:~/🚪/🚪🚾 $ <text:s/>✋ 🧻</text:p>
      <text:p text:style-name="Standard">-bash: ./🧻: Permission denied</text:p>
      <text:p text:style-name="Standard">🕵 @🏰:~/🚪/🚪🚾 $ <text:s/>🚶 🕳</text:p>
      <text:p text:style-name="Standard">🕵 @🏰:~/🚪/🚪🚾/🕳 $ <text:s/>🔦 -la</text:p>
      <text:p text:style-name="Standard">🔦: cannot open directory '.': Permission denied</text:p>
      <text:p text:style-name="Standard">🕵 @🏰:~/🚪/🚪🚾/🕳 $ 🔦 -al</text:p>
      <text:p text:style-name="Standard">🔦: cannot open directory '.': Permission denied</text:p>
      <text:p text:style-name="Standard">🕵 @🏰:~/🚪/🚪🚾/🕳 $ <text:s/>🚶 ..</text:p>
      <text:p text:style-name="Standard">🕵 @🏰:~/🚪/🚪🚾 $ ✋ 🕳.🕳</text:p>
      <text:p text:style-name="Standard">-bash: 🕳.🕳: command not found</text:p>
      <text:p text:style-name="Standard">🕵 @🏰:~/🚪/🚪🚾 $ ✋ 🕳 .🕳</text:p>
      <text:p text:style-name="Standard">-bash: 🕳: command not found</text:p>
      <text:p text:style-name="Standard">🕵 @🏰:~/🚪/🚪🚾 $ ✋ 🕳 </text:p>
      <text:p text:style-name="Standard">-bash: 🕳: command not found</text:p>
      <text:p text:style-name="Standard">🕵 @🏰:~/🚪/🚪🚾 $ ✋ .🕳 🕳 </text:p>
      <text:p text:style-name="Standard">-bash: .🕳: command not found</text:p>
      <text:p text:style-name="Standard">🕵 @🏰:~/🚪/🚪🚾 $ ✋ 🕳/🐕</text:p>
      <text:p text:style-name="Standard">-bash: 🕳/🐕: No such file or directory</text:p>
      <text:p text:style-name="Standard">🕵 @🏰:~/🚪/🚪🚾 $ ✋ 🕳/🐩</text:p>
      <text:p text:style-name="Standard">-bash: 🕳/🐩: No such file or directory</text:p>
      <text:p text:style-name="Standard">🕵 @🏰:~/🚪/🚪🚾 $ ✋ 🔎</text:p>
      <text:p text:style-name="Standard">🕵 @🏰:~/🚪/🚪🚾 $ 🚶 🕳</text:p>
      <text:p text:style-name="Standard">🕵 @🏰:~/🚪/🚪🚾/🕳 $ ✋ 🔎</text:p>
      <text:p text:style-name="Standard">🕵 @🏰:~/🚪/🚪🚾/🕳 $ ./</text:p>
      <text:p text:style-name="Standard"><text:soft-page-break/>-bash: ./: Is a directory</text:p>
      <text:p text:style-name="Standard">🕵 @🏰:~/🚪/🚪🚾/🕳 $ .*</text:p>
      <text:p text:style-name="Standard">-bash: .*: command not found</text:p>
      <text:p text:style-name="Standard">🕵 @🏰:~/🚪/🚪🚾/🕳 $ .dog</text:p>
      <text:p text:style-name="Standard">-bash: .dog: command not found</text:p>
      <text:p text:style-name="Standard">🕵 @🏰:~/🚪/🚪🚾/🕳 $ ladybird</text:p>
      <text:p text:style-name="Standard">-bash: ladybird: command not found</text:p>
      <text:p text:style-name="Standard">🕵 @🏰:~/🚪/🚪🚾/🕳 $ 🐞</text:p>
      <text:p text:style-name="Standard">It's a ladybird!</text:p>
      <text:p text:style-name="Standard">🕵 @🏰:~/🚪/🚪🚾/🕳 $ ✋ 🐞</text:p>
      <text:p text:style-name="Standard">You picked up Miss Navi's ladybird and put it in your bag.</text:p>
      <text:p text:style-name="Standard">🕵 @🏰:~/🚪/🚪🚾/🕳 $ 🎒</text:p>
      <text:p text:style-name="Standard"/>
      <text:p text:style-name="Standard"><text:s/>You have the following objects in your bag:</text:p>
      <text:p text:style-name="Standard"><text:s text:c="2"/>🍀: A four-leaf clover. Miss Navi says it will bring you good luck.</text:p>
      <text:p text:style-name="Standard"><text:s text:c="2"/>🐞: A ladybird, Miss Navi most precious belonging.</text:p>
      <text:p text:style-name="Standard"/>
      <text:p text:style-name="Standard"/>
      <text:p text:style-name="Standard">🕵 @🏰:~/🚪/🚪🚾/🕳 $ 🚶 ..</text:p>
      <text:p text:style-name="Standard">🕵 @🏰:~/🚪/🚪🚾 $ 🚶 ..</text:p>
      <text:p text:style-name="Standard">🕵 @🏰:~/🚪 $ 🚶 🚪101</text:p>
      <text:p text:style-name="Standard">🕵 @🏰:~/🚪/🚪101 $ 🔦</text:p>
      <text:p text:style-name="Standard">🍄 <text:s/>🧚</text:p>
      <text:p text:style-name="Standard">🕵 @🏰:~/🚪/🚪101 $ 💬 🧚</text:p>
      <text:p text:style-name="Standard"/>
      <text:p text:style-name="Standard"><text:s/>🧚 NAVI THE FAIRY:</text:p>
      <text:p text:style-name="Standard"><text:s/>Little Labi... Is that you? Are you fine?</text:p>
      <text:p text:style-name="Standard"><text:s/>🕵 INSPECTOR SHELL:</text:p>
      <text:p text:style-name="Standard"><text:s/>Yes, It seems she fell to a hole in the restroom. So nobody really kidnapped her.</text:p>
      <text:p text:style-name="Standard"/>
      <text:p text:style-name="Standard"><text:s/>PRESS ENTER TO CONTINUE READING</text:p>
      <text:p text:style-name="Standard"/>
      <text:p text:style-name="Standard"><text:s/>🧚 NAVI THE FAIRY:</text:p>
      <text:p text:style-name="Standard"><text:s/>Thank you very much Inspector Shell. You solved the mistery!</text:p>
      <text:p text:style-name="Standard"><text:s/>But please, don't say a word about Little Labi to nobody: PetsAreNotAllowedInVillaFeristela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9:21:20.627709478</meta:creation-date>
    <dc:date>2020-04-30T23:30:56.739469560</dc:date>
    <meta:editing-duration>PT3H5M33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79" meta:paragraph-count="3169" meta:word-count="17688" meta:character-count="93653" meta:non-whitespace-character-count="72695"/>
  </office:meta>
</office:document-meta>
</file>